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0618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299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1.0366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0.48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4" style:family="table-cell" style:parent-style-name="Default" style:data-style-name="N11">
      <style:text-properties style:font-name="Verdan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">
      <style:text-properties style:font-name="Verdana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1">
      <style:text-properties style:font-name="Verdana"/>
    </style:style>
    <style:style style:name="ce1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eTown" table:style-name="ta1">
        <table:table-column table:style-name="co1" table:default-cell-style-name="ce14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6" table:number-columns-repeated="4" table:default-cell-style-name="ce18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  <table:table-cell table:style-name="ce14"/>
          <table:table-cell table:style-name="ce17" table:number-columns-repeated="4"/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011" calcext:value-type="percentage">
            <text:p>20.11%</text:p>
          </table:table-cell>
          <table:table-cell office:value-type="percentage" office:value="0.177" calcext:value-type="percentage">
            <text:p>17.70%</text:p>
          </table:table-cell>
          <table:table-cell office:value-type="percentage" office:value="0.2438" calcext:value-type="percentage">
            <text:p>24.38%</text:p>
          </table:table-cell>
          <table:table-cell office:value-type="percentage" office:value="0.0209" calcext:value-type="percentage">
            <text:p>2.09%</text:p>
          </table:table-cell>
          <table:table-cell office:value-type="percentage" office:value="0.0098" calcext:value-type="percentage">
            <text:p>0.9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1647" calcext:value-type="percentage">
            <text:p>16.47%</text:p>
          </table:table-cell>
          <table:table-cell office:value-type="percentage" office:value="0.1257" calcext:value-type="percentage">
            <text:p>12.57%</text:p>
          </table:table-cell>
          <table:table-cell office:value-type="percentage" office:value="0.1799" calcext:value-type="percentage">
            <text:p>17.99%</text:p>
          </table:table-cell>
          <table:table-cell office:value-type="percentage" office:value="0.0178" calcext:value-type="percentage">
            <text:p>1.78%</text:p>
          </table:table-cell>
          <table:table-cell office:value-type="percentage" office:value="0.012" calcext:value-type="percentage">
            <text:p>1.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1362" calcext:value-type="percentage">
            <text:p>13.62%</text:p>
          </table:table-cell>
          <table:table-cell office:value-type="percentage" office:value="0.1068" calcext:value-type="percentage">
            <text:p>10.68%</text:p>
          </table:table-cell>
          <table:table-cell office:value-type="percentage" office:value="0.1689" calcext:value-type="percentage">
            <text:p>16.89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0078" calcext:value-type="percentage">
            <text:p>0.78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1342" calcext:value-type="percentage">
            <text:p>13.42%</text:p>
          </table:table-cell>
          <table:table-cell office:value-type="percentage" office:value="0.1198" calcext:value-type="percentage">
            <text:p>11.98%</text:p>
          </table:table-cell>
          <table:table-cell office:value-type="percentage" office:value="0.1616" calcext:value-type="percentage">
            <text:p>16.16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061" calcext:value-type="percentage">
            <text:p>0.6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1352" calcext:value-type="percentage">
            <text:p>13.52%</text:p>
          </table:table-cell>
          <table:table-cell office:value-type="percentage" office:value="0.1046" calcext:value-type="percentage">
            <text:p>10.46%</text:p>
          </table:table-cell>
          <table:table-cell office:value-type="percentage" office:value="0.1562" calcext:value-type="percentage">
            <text:p>15.62%</text:p>
          </table:table-cell>
          <table:table-cell office:value-type="percentage" office:value="0.0257" calcext:value-type="percentage">
            <text:p>2.57%</text:p>
          </table:table-cell>
          <table:table-cell office:value-type="percentage" office:value="0.0073" calcext:value-type="percentage">
            <text:p>0.7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1525" calcext:value-type="percentage">
            <text:p>15.25%</text:p>
          </table:table-cell>
          <table:table-cell office:value-type="percentage" office:value="0.1208" calcext:value-type="percentage">
            <text:p>12.08%</text:p>
          </table:table-cell>
          <table:table-cell office:value-type="percentage" office:value="0.1662" calcext:value-type="percentage">
            <text:p>16.62%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104" calcext:value-type="percentage">
            <text:p>1.0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1206" calcext:value-type="percentage">
            <text:p>12.06%</text:p>
          </table:table-cell>
          <table:table-cell office:value-type="percentage" office:value="0.1084" calcext:value-type="percentage">
            <text:p>10.84%</text:p>
          </table:table-cell>
          <table:table-cell office:value-type="percentage" office:value="0.1507" calcext:value-type="percentage">
            <text:p>15.07%</text:p>
          </table:table-cell>
          <table:table-cell office:value-type="percentage" office:value="0.0123" calcext:value-type="percentage">
            <text:p>1.23%</text:p>
          </table:table-cell>
          <table:table-cell office:value-type="percentage" office:value="0.008" calcext:value-type="percentage">
            <text:p>0.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1458" calcext:value-type="percentage">
            <text:p>14.58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507" calcext:value-type="percentage">
            <text:p>15.07%</text:p>
          </table:table-cell>
          <table:table-cell office:value-type="percentage" office:value="0.0159" calcext:value-type="percentage">
            <text:p>1.59%</text:p>
          </table:table-cell>
          <table:table-cell office:value-type="percentage" office:value="0.012" calcext:value-type="percentage">
            <text:p>1.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1477" calcext:value-type="percentage">
            <text:p>14.77%</text:p>
          </table:table-cell>
          <table:table-cell office:value-type="percentage" office:value="0.1433" calcext:value-type="percentage">
            <text:p>14.33%</text:p>
          </table:table-cell>
          <table:table-cell office:value-type="percentage" office:value="0.1881" calcext:value-type="percentage">
            <text:p>18.81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0085" calcext:value-type="percentage">
            <text:p>0.8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1512" calcext:value-type="percentage">
            <text:p>15.12%</text:p>
          </table:table-cell>
          <table:table-cell office:value-type="percentage" office:value="0.1192" calcext:value-type="percentage">
            <text:p>11.92%</text:p>
          </table:table-cell>
          <table:table-cell office:value-type="percentage" office:value="0.1516" calcext:value-type="percentage">
            <text:p>15.16%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0149" calcext:value-type="percentage">
            <text:p>1.49%</text:p>
          </table:table-cell>
          <table:table-cell table:number-columns-repeated="5"/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14892" calcext:value-type="percentage">
            <text:p>14.89%</text:p>
          </table:table-cell>
          <table:table-cell table:style-name="ce15" table:formula="of:=AVERAGE([.C2:.C11])" office:value-type="percentage" office:value="0.12426" calcext:value-type="percentage">
            <text:p>12.43%</text:p>
          </table:table-cell>
          <table:table-cell table:style-name="ce15" table:formula="of:=AVERAGE([.D2:.D11])" office:value-type="percentage" office:value="0.17177" calcext:value-type="percentage">
            <text:p>17.18%</text:p>
          </table:table-cell>
          <table:table-cell table:style-name="ce15" table:formula="of:=AVERAGE([.E2:.E11])" office:value-type="percentage" office:value="0.02" calcext:value-type="percentage">
            <text:p>2.00%</text:p>
          </table:table-cell>
          <table:table-cell table:style-name="ce15" table:formula="of:=AVERAGE([.F2:.F11])" office:value-type="percentage" office:value="0.00968" calcext:value-type="percentage">
            <text:p>0.97%</text:p>
          </table:table-cell>
          <table:table-cell table:style-name="ce15"/>
          <table:table-cell table:style-name="ce19" table:number-columns-repeated="4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eece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5166" calcext:value-type="percentage">
            <text:p>51.66%</text:p>
          </table:table-cell>
          <table:table-cell office:value-type="percentage" office:value="0.0434" calcext:value-type="percentage">
            <text:p>4.34%</text:p>
          </table:table-cell>
          <table:table-cell office:value-type="percentage" office:value="0.5146" calcext:value-type="percentage">
            <text:p>51.46%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109" calcext:value-type="percentage">
            <text:p>1.0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198" calcext:value-type="percentage">
            <text:p>31.98%</text:p>
          </table:table-cell>
          <table:table-cell office:value-type="percentage" office:value="0.0376" calcext:value-type="percentage">
            <text:p>3.76%</text:p>
          </table:table-cell>
          <table:table-cell office:value-type="percentage" office:value="0.5164" calcext:value-type="percentage">
            <text:p>51.64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0058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227" calcext:value-type="percentage">
            <text:p>32.27%</text:p>
          </table:table-cell>
          <table:table-cell office:value-type="percentage" office:value="0.0449" calcext:value-type="percentage">
            <text:p>4.49%</text:p>
          </table:table-cell>
          <table:table-cell office:value-type="percentage" office:value="0.5146" calcext:value-type="percentage">
            <text:p>51.46%</text:p>
          </table:table-cell>
          <table:table-cell office:value-type="percentage" office:value="0.0743" calcext:value-type="percentage">
            <text:p>7.43%</text:p>
          </table:table-cell>
          <table:table-cell office:value-type="percentage" office:value="0.0088" calcext:value-type="percentage">
            <text:p>0.88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012" calcext:value-type="percentage">
            <text:p>40.12%</text:p>
          </table:table-cell>
          <table:table-cell office:value-type="percentage" office:value="0.0484" calcext:value-type="percentage">
            <text:p>4.84%</text:p>
          </table:table-cell>
          <table:table-cell office:value-type="percentage" office:value="0.5004" calcext:value-type="percentage">
            <text:p>50.04%</text:p>
          </table:table-cell>
          <table:table-cell office:value-type="percentage" office:value="0.0888" calcext:value-type="percentage">
            <text:p>8.88%</text:p>
          </table:table-cell>
          <table:table-cell office:value-type="percentage" office:value="0.0081" calcext:value-type="percentage">
            <text:p>0.81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516" calcext:value-type="percentage">
            <text:p>45.16%</text:p>
          </table:table-cell>
          <table:table-cell office:value-type="percentage" office:value="0.0346" calcext:value-type="percentage">
            <text:p>3.46%</text:p>
          </table:table-cell>
          <table:table-cell office:value-type="percentage" office:value="0.5013" calcext:value-type="percentage">
            <text:p>50.13%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058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4216" calcext:value-type="percentage">
            <text:p>42.16%</text:p>
          </table:table-cell>
          <table:table-cell office:value-type="percentage" office:value="0.0522" calcext:value-type="percentage">
            <text:p>5.22%</text:p>
          </table:table-cell>
          <table:table-cell office:value-type="percentage" office:value="0.5137" calcext:value-type="percentage">
            <text:p>51.37%</text:p>
          </table:table-cell>
          <table:table-cell office:value-type="percentage" office:value="0.0637" calcext:value-type="percentage">
            <text:p>6.37%</text:p>
          </table:table-cell>
          <table:table-cell office:value-type="percentage" office:value="0.0094" calcext:value-type="percentage">
            <text:p>0.94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87" calcext:value-type="percentage">
            <text:p>33.87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5217" calcext:value-type="percentage">
            <text:p>52.17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0062" calcext:value-type="percentage">
            <text:p>0.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638" calcext:value-type="percentage">
            <text:p>36.38%</text:p>
          </table:table-cell>
          <table:table-cell office:value-type="percentage" office:value="0.0446" calcext:value-type="percentage">
            <text:p>4.46%</text:p>
          </table:table-cell>
          <table:table-cell office:value-type="percentage" office:value="0.4907" calcext:value-type="percentage">
            <text:p>49.07%</text:p>
          </table:table-cell>
          <table:table-cell office:value-type="percentage" office:value="0.0575" calcext:value-type="percentage">
            <text:p>5.75%</text:p>
          </table:table-cell>
          <table:table-cell office:value-type="percentage" office:value="0.0066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151" calcext:value-type="percentage">
            <text:p>31.51%</text:p>
          </table:table-cell>
          <table:table-cell office:value-type="percentage" office:value="0.0434" calcext:value-type="percentage">
            <text:p>4.34%</text:p>
          </table:table-cell>
          <table:table-cell office:value-type="percentage" office:value="0.4898" calcext:value-type="percentage">
            <text:p>48.98%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589" calcext:value-type="percentage">
            <text:p>35.89%</text:p>
          </table:table-cell>
          <table:table-cell office:value-type="percentage" office:value="0.0446" calcext:value-type="percentage">
            <text:p>4.46%</text:p>
          </table:table-cell>
          <table:table-cell office:value-type="percentage" office:value="0.4978" calcext:value-type="percentage">
            <text:p>49.78%</text:p>
          </table:table-cell>
          <table:table-cell office:value-type="percentage" office:value="0.0334" calcext:value-type="percentage">
            <text:p>3.34%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81" calcext:value-type="percentage">
            <text:p>38.10%</text:p>
          </table:table-cell>
          <table:table-cell table:style-name="ce15" table:formula="of:=AVERAGE([.C2:.C11])" office:value-type="percentage" office:value="0.04342" calcext:value-type="percentage">
            <text:p>4.34%</text:p>
          </table:table-cell>
          <table:table-cell table:style-name="ce15" table:formula="of:=AVERAGE([.D2:.D11])" office:value-type="percentage" office:value="0.5061" calcext:value-type="percentage">
            <text:p>50.61%</text:p>
          </table:table-cell>
          <table:table-cell table:style-name="ce15" table:formula="of:=AVERAGE([.E2:.E11])" office:value-type="percentage" office:value="0.06146" calcext:value-type="percentage">
            <text:p>6.15%</text:p>
          </table:table-cell>
          <table:table-cell table:style-name="ce15" table:formula="of:=AVERAGE([.F2:.F11])" office:value-type="percentage" office:value="0.00851" calcext:value-type="percentage">
            <text:p>0.85%</text:p>
          </table:table-cell>
        </table:table-row>
      </table:table>
      <table:table table:name="icelan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23" calcext:value-type="percentage">
            <text:p>29.23%</text:p>
          </table:table-cell>
          <table:table-cell office:value-type="percentage" office:value="0.0695" calcext:value-type="percentage">
            <text:p>6.95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0987" calcext:value-type="percentage">
            <text:p>9.87%</text:p>
          </table:table-cell>
          <table:table-cell office:value-type="percentage" office:value="0.0212" calcext:value-type="percentage">
            <text:p>2.12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563" calcext:value-type="percentage">
            <text:p>25.63%</text:p>
          </table:table-cell>
          <table:table-cell office:value-type="percentage" office:value="0.0771" calcext:value-type="percentage">
            <text:p>7.71%</text:p>
          </table:table-cell>
          <table:table-cell office:value-type="percentage" office:value="0.5081" calcext:value-type="percentage">
            <text:p>50.81%</text:p>
          </table:table-cell>
          <table:table-cell office:value-type="percentage" office:value="0.0458" calcext:value-type="percentage">
            <text:p>4.58%</text:p>
          </table:table-cell>
          <table:table-cell office:value-type="percentage" office:value="0.021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4507" calcext:value-type="percentage">
            <text:p>45.07%</text:p>
          </table:table-cell>
          <table:table-cell office:value-type="percentage" office:value="0.0768" calcext:value-type="percentage">
            <text:p>7.68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251" calcext:value-type="percentage">
            <text:p>2.51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849" calcext:value-type="percentage">
            <text:p>28.49%</text:p>
          </table:table-cell>
          <table:table-cell office:value-type="percentage" office:value="0.0765" calcext:value-type="percentage">
            <text:p>7.65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66" calcext:value-type="percentage">
            <text:p>5.66%</text:p>
          </table:table-cell>
          <table:table-cell office:value-type="percentage" office:value="0.0296" calcext:value-type="percentage">
            <text:p>2.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4" calcext:value-type="percentage">
            <text:p>44.00%</text:p>
          </table:table-cell>
          <table:table-cell office:value-type="percentage" office:value="0.0705" calcext:value-type="percentage">
            <text:p>7.05%</text:p>
          </table:table-cell>
          <table:table-cell office:value-type="percentage" office:value="0.4883" calcext:value-type="percentage">
            <text:p>48.83%</text:p>
          </table:table-cell>
          <table:table-cell office:value-type="percentage" office:value="0.0728" calcext:value-type="percentage">
            <text:p>7.28%</text:p>
          </table:table-cell>
          <table:table-cell office:value-type="percentage" office:value="0.0226" calcext:value-type="percentage">
            <text:p>2.26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9" calcext:value-type="percentage">
            <text:p>39.89%</text:p>
          </table:table-cell>
          <table:table-cell office:value-type="percentage" office:value="0.0805" calcext:value-type="percentage">
            <text:p>8.05%</text:p>
          </table:table-cell>
          <table:table-cell office:value-type="percentage" office:value="0.4964" calcext:value-type="percentage">
            <text:p>49.64%</text:p>
          </table:table-cell>
          <table:table-cell office:value-type="percentage" office:value="0.0539" calcext:value-type="percentage">
            <text:p>5.39%</text:p>
          </table:table-cell>
          <table:table-cell office:value-type="percentage" office:value="0.021" calcext:value-type="percentage">
            <text:p>2.1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657" calcext:value-type="percentage">
            <text:p>36.57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206" calcext:value-type="percentage">
            <text:p>52.06%</text:p>
          </table:table-cell>
          <table:table-cell office:value-type="percentage" office:value="0.0792" calcext:value-type="percentage">
            <text:p>7.92%</text:p>
          </table:table-cell>
          <table:table-cell office:value-type="percentage" office:value="0.0262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478" calcext:value-type="percentage">
            <text:p>34.78%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4928" calcext:value-type="percentage">
            <text:p>49.28%</text:p>
          </table:table-cell>
          <table:table-cell office:value-type="percentage" office:value="0.0491" calcext:value-type="percentage">
            <text:p>4.91%</text:p>
          </table:table-cell>
          <table:table-cell office:value-type="percentage" office:value="0.0224" calcext:value-type="percentage">
            <text:p>2.24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589" calcext:value-type="percentage">
            <text:p>45.89%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5081" calcext:value-type="percentage">
            <text:p>50.81%</text:p>
          </table:table-cell>
          <table:table-cell office:value-type="percentage" office:value="0.0547" calcext:value-type="percentage">
            <text:p>5.47%</text:p>
          </table:table-cell>
          <table:table-cell office:value-type="percentage" office:value="0.0323" calcext:value-type="percentage">
            <text:p>3.23%</text:p>
          </table:table-cell>
        </table:table-row>
        <table:table-row table:style-name="ro4">
          <table:table-cell office:value-type="string" calcext:value-type="string">
            <text:p>FOLD10</text:p>
          </table:table-cell>
          <table:table-cell office:value-type="percentage" office:value="0.3912" calcext:value-type="percentage">
            <text:p>39.12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4829" calcext:value-type="percentage">
            <text:p>48.29%</text:p>
          </table:table-cell>
          <table:table-cell office:value-type="percentage" office:value="0.0521" calcext:value-type="percentage">
            <text:p>5.21%</text:p>
          </table:table-cell>
          <table:table-cell office:value-type="percentage" office:value="0.0249" calcext:value-type="percentage">
            <text:p>2.49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6867" calcext:value-type="percentage">
            <text:p>36.87%</text:p>
          </table:table-cell>
          <table:table-cell table:style-name="ce15" table:formula="of:=AVERAGE([.C2:.C11])" office:value-type="percentage" office:value="0.07091" calcext:value-type="percentage">
            <text:p>7.09%</text:p>
          </table:table-cell>
          <table:table-cell table:style-name="ce15" table:formula="of:=AVERAGE([.D2:.D11])" office:value-type="percentage" office:value="0.49792" calcext:value-type="percentage">
            <text:p>49.79%</text:p>
          </table:table-cell>
          <table:table-cell table:style-name="ce15" table:formula="of:=AVERAGE([.E2:.E11])" office:value-type="percentage" office:value="0.06329" calcext:value-type="percentage">
            <text:p>6.33%</text:p>
          </table:table-cell>
          <table:table-cell table:style-name="ce15" table:formula="of:=AVERAGE([.F2:.F11])" office:value-type="percentage" office:value="0.02466" calcext:value-type="percentage">
            <text:p>2.47%</text:p>
          </table:table-cell>
        </table:table-row>
      </table:table>
      <table:table table:name="kongo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309" calcext:value-type="percentage">
            <text:p>30.90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1207" calcext:value-type="percentage">
            <text:p>12.07%</text:p>
          </table:table-cell>
          <table:table-cell office:value-type="percentage" office:value="0.0556" calcext:value-type="percentage">
            <text:p>5.5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102" calcext:value-type="percentage">
            <text:p>21.02%</text:p>
          </table:table-cell>
          <table:table-cell office:value-type="percentage" office:value="0.3489" calcext:value-type="percentage">
            <text:p>34.89%</text:p>
          </table:table-cell>
          <table:table-cell office:value-type="percentage" office:value="0.325" calcext:value-type="percentage">
            <text:p>32.50%</text:p>
          </table:table-cell>
          <table:table-cell office:value-type="percentage" office:value="0.1542" calcext:value-type="percentage">
            <text:p>15.42%</text:p>
          </table:table-cell>
          <table:table-cell office:value-type="percentage" office:value="0.0519" calcext:value-type="percentage">
            <text:p>5.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29" calcext:value-type="percentage">
            <text:p>29.29%</text:p>
          </table:table-cell>
          <table:table-cell office:value-type="percentage" office:value="0.3139" calcext:value-type="percentage">
            <text:p>31.39%</text:p>
          </table:table-cell>
          <table:table-cell office:value-type="percentage" office:value="0.3179" calcext:value-type="percentage">
            <text:p>31.79%</text:p>
          </table:table-cell>
          <table:table-cell office:value-type="percentage" office:value="0.1063" calcext:value-type="percentage">
            <text:p>10.63%</text:p>
          </table:table-cell>
          <table:table-cell office:value-type="percentage" office:value="0.0419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264" calcext:value-type="percentage">
            <text:p>22.64%</text:p>
          </table:table-cell>
          <table:table-cell office:value-type="percentage" office:value="0.3054" calcext:value-type="percentage">
            <text:p>30.54%</text:p>
          </table:table-cell>
          <table:table-cell office:value-type="percentage" office:value="0.3214" calcext:value-type="percentage">
            <text:p>32.14%</text:p>
          </table:table-cell>
          <table:table-cell office:value-type="percentage" office:value="0.1197" calcext:value-type="percentage">
            <text:p>11.97%</text:p>
          </table:table-cell>
          <table:table-cell office:value-type="percentage" office:value="0.0513" calcext:value-type="percentage">
            <text:p>5.1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157" calcext:value-type="percentage">
            <text:p>21.57%</text:p>
          </table:table-cell>
          <table:table-cell office:value-type="percentage" office:value="0.2928" calcext:value-type="percentage">
            <text:p>29.28%</text:p>
          </table:table-cell>
          <table:table-cell office:value-type="percentage" office:value="0.3375" calcext:value-type="percentage">
            <text:p>33.75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0451" calcext:value-type="percentage">
            <text:p>4.51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186" calcext:value-type="percentage">
            <text:p>31.86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3188" calcext:value-type="percentage">
            <text:p>31.88%</text:p>
          </table:table-cell>
          <table:table-cell office:value-type="percentage" office:value="0.1288" calcext:value-type="percentage">
            <text:p>12.88%</text:p>
          </table:table-cell>
          <table:table-cell office:value-type="percentage" office:value="0.045" calcext:value-type="percentage">
            <text:p>4.50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2672" calcext:value-type="percentage">
            <text:p>26.72%</text:p>
          </table:table-cell>
          <table:table-cell office:value-type="percentage" office:value="0.2662" calcext:value-type="percentage">
            <text:p>26.62%</text:p>
          </table:table-cell>
          <table:table-cell office:value-type="percentage" office:value="0.3286" calcext:value-type="percentage">
            <text:p>32.86%</text:p>
          </table:table-cell>
          <table:table-cell office:value-type="percentage" office:value="0.1575" calcext:value-type="percentage">
            <text:p>15.75%</text:p>
          </table:table-cell>
          <table:table-cell office:value-type="percentage" office:value="0.043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3029" calcext:value-type="percentage">
            <text:p>30.29%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1125" calcext:value-type="percentage">
            <text:p>11.25%</text:p>
          </table:table-cell>
          <table:table-cell office:value-type="percentage" office:value="0.0545" calcext:value-type="percentage">
            <text:p>5.45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235" calcext:value-type="percentage">
            <text:p>32.35%</text:p>
          </table:table-cell>
          <table:table-cell office:value-type="percentage" office:value="0.2972" calcext:value-type="percentage">
            <text:p>29.72%</text:p>
          </table:table-cell>
          <table:table-cell office:value-type="percentage" office:value="0.317" calcext:value-type="percentage">
            <text:p>31.70%</text:p>
          </table:table-cell>
          <table:table-cell office:value-type="percentage" office:value="0.1417" calcext:value-type="percentage">
            <text:p>14.17%</text:p>
          </table:table-cell>
          <table:table-cell office:value-type="percentage" office:value="0.0472" calcext:value-type="percentage">
            <text:p>4.72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079" calcext:value-type="percentage">
            <text:p>30.79%</text:p>
          </table:table-cell>
          <table:table-cell office:value-type="percentage" office:value="0.2961" calcext:value-type="percentage">
            <text:p>29.61%</text:p>
          </table:table-cell>
          <table:table-cell office:value-type="percentage" office:value="0.3402" calcext:value-type="percentage">
            <text:p>34.02%</text:p>
          </table:table-cell>
          <table:table-cell office:value-type="percentage" office:value="0.1214" calcext:value-type="percentage">
            <text:p>12.14%</text:p>
          </table:table-cell>
          <table:table-cell office:value-type="percentage" office:value="0.0485" calcext:value-type="percentage">
            <text:p>4.85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6516" calcext:value-type="percentage">
            <text:p>26.52%</text:p>
          </table:table-cell>
          <table:table-cell table:style-name="ce15" table:formula="of:=AVERAGE([.C2:.C11])" office:value-type="percentage" office:value="0.30157" calcext:value-type="percentage">
            <text:p>30.16%</text:p>
          </table:table-cell>
          <table:table-cell table:style-name="ce15" table:formula="of:=AVERAGE([.D2:.D11])" office:value-type="percentage" office:value="0.32707" calcext:value-type="percentage">
            <text:p>32.71%</text:p>
          </table:table-cell>
          <table:table-cell table:style-name="ce15" table:formula="of:=AVERAGE([.E2:.E11])" office:value-type="percentage" office:value="0.13754" calcext:value-type="percentage">
            <text:p>13.75%</text:p>
          </table:table-cell>
          <table:table-cell table:style-name="ce15" table:formula="of:=AVERAGE([.F2:.F11])" office:value-type="percentage" office:value="0.0484" calcext:value-type="percentage">
            <text:p>4.84%</text:p>
          </table:table-cell>
        </table:table-row>
      </table:table>
      <table:table table:name="arabia" table:style-name="ta1">
        <table:table-column table:style-name="co8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4096" calcext:value-type="percentage">
            <text:p>40.96%</text:p>
          </table:table-cell>
          <table:table-cell office:value-type="percentage" office:value="0.0857" calcext:value-type="percentage">
            <text:p>8.57%</text:p>
          </table:table-cell>
          <table:table-cell office:value-type="percentage" office:value="0.4551" calcext:value-type="percentage">
            <text:p>45.51%</text:p>
          </table:table-cell>
          <table:table-cell office:value-type="percentage" office:value="0.0282" calcext:value-type="percentage">
            <text:p>2.82%</text:p>
          </table:table-cell>
          <table:table-cell office:value-type="percentage" office:value="0.0061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4373" calcext:value-type="percentage">
            <text:p>43.73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732" calcext:value-type="percentage">
            <text:p>7.32%</text:p>
          </table:table-cell>
          <table:table-cell office:value-type="percentage" office:value="0.0061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931" calcext:value-type="percentage">
            <text:p>39.31%</text:p>
          </table:table-cell>
          <table:table-cell office:value-type="percentage" office:value="0.0626" calcext:value-type="percentage">
            <text:p>6.26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0725" calcext:value-type="percentage">
            <text:p>7.25%</text:p>
          </table:table-cell>
          <table:table-cell office:value-type="percentage" office:value="0.007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4493" calcext:value-type="percentage">
            <text:p>44.93%</text:p>
          </table:table-cell>
          <table:table-cell office:value-type="percentage" office:value="0.0856" calcext:value-type="percentage">
            <text:p>8.56%</text:p>
          </table:table-cell>
          <table:table-cell office:value-type="percentage" office:value="0.4981" calcext:value-type="percentage">
            <text:p>49.81%</text:p>
          </table:table-cell>
          <table:table-cell office:value-type="percentage" office:value="0.0632" calcext:value-type="percentage">
            <text:p>6.32%</text:p>
          </table:table-cell>
          <table:table-cell office:value-type="percentage" office:value="0.0112" calcext:value-type="percentage">
            <text:p>1.12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4768" calcext:value-type="percentage">
            <text:p>47.68%</text:p>
          </table:table-cell>
          <table:table-cell office:value-type="percentage" office:value="0.0726" calcext:value-type="percentage">
            <text:p>7.26%</text:p>
          </table:table-cell>
          <table:table-cell office:value-type="percentage" office:value="0.5004" calcext:value-type="percentage">
            <text:p>50.04%</text:p>
          </table:table-cell>
          <table:table-cell office:value-type="percentage" office:value="0.0376" calcext:value-type="percentage">
            <text:p>3.76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84" calcext:value-type="percentage">
            <text:p>39.84%</text:p>
          </table:table-cell>
          <table:table-cell office:value-type="percentage" office:value="0.0614" calcext:value-type="percentage">
            <text:p>6.14%</text:p>
          </table:table-cell>
          <table:table-cell office:value-type="percentage" office:value="0.4956" calcext:value-type="percentage">
            <text:p>49.56%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07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861" calcext:value-type="percentage">
            <text:p>38.61%</text:p>
          </table:table-cell>
          <table:table-cell office:value-type="percentage" office:value="0.0758" calcext:value-type="percentage">
            <text:p>7.58%</text:p>
          </table:table-cell>
          <table:table-cell office:value-type="percentage" office:value="0.4765" calcext:value-type="percentage">
            <text:p>47.65%</text:p>
          </table:table-cell>
          <table:table-cell office:value-type="percentage" office:value="0.0246" calcext:value-type="percentage">
            <text:p>2.46%</text:p>
          </table:table-cell>
          <table:table-cell office:value-type="percentage" office:value="0.0062" calcext:value-type="percentage">
            <text:p>0.62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3976" calcext:value-type="percentage">
            <text:p>39.76%</text:p>
          </table:table-cell>
          <table:table-cell office:value-type="percentage" office:value="0.0805" calcext:value-type="percentage">
            <text:p>8.05%</text:p>
          </table:table-cell>
          <table:table-cell office:value-type="percentage" office:value="0.4951" calcext:value-type="percentage">
            <text:p>49.51%</text:p>
          </table:table-cell>
          <table:table-cell office:value-type="percentage" office:value="0.0452" calcext:value-type="percentage">
            <text:p>4.52%</text:p>
          </table:table-cell>
          <table:table-cell office:value-type="percentage" office:value="0.0058" calcext:value-type="percentage">
            <text:p>0.5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4019" calcext:value-type="percentage">
            <text:p>40.19%</text:p>
          </table:table-cell>
          <table:table-cell office:value-type="percentage" office:value="0.0787" calcext:value-type="percentage">
            <text:p>7.87%</text:p>
          </table:table-cell>
          <table:table-cell office:value-type="percentage" office:value="0.4942" calcext:value-type="percentage">
            <text:p>49.42%</text:p>
          </table:table-cell>
          <table:table-cell office:value-type="percentage" office:value="0.0441" calcext:value-type="percentage">
            <text:p>4.41%</text:p>
          </table:table-cell>
          <table:table-cell office:value-type="percentage" office:value="0.0074" calcext:value-type="percentage">
            <text:p>0.74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4124" calcext:value-type="percentage">
            <text:p>41.24%</text:p>
          </table:table-cell>
          <table:table-cell office:value-type="percentage" office:value="0.0799" calcext:value-type="percentage">
            <text:p>7.99%</text:p>
          </table:table-cell>
          <table:table-cell office:value-type="percentage" office:value="0.5093" calcext:value-type="percentage">
            <text:p>50.93%</text:p>
          </table:table-cell>
          <table:table-cell office:value-type="percentage" office:value="0.0656" calcext:value-type="percentage">
            <text:p>6.56%</text:p>
          </table:table-cell>
          <table:table-cell office:value-type="percentage" office:value="0.0078" calcext:value-type="percentage">
            <text:p>0.78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41625" calcext:value-type="percentage">
            <text:p>41.63%</text:p>
          </table:table-cell>
          <table:table-cell table:style-name="ce15" table:formula="of:=AVERAGE([.C2:.C11])" office:value-type="percentage" office:value="0.07615" calcext:value-type="percentage">
            <text:p>7.62%</text:p>
          </table:table-cell>
          <table:table-cell table:style-name="ce15" table:formula="of:=AVERAGE([.D2:.D11])" office:value-type="percentage" office:value="0.48941" calcext:value-type="percentage">
            <text:p>48.94%</text:p>
          </table:table-cell>
          <table:table-cell table:style-name="ce15" table:formula="of:=AVERAGE([.E2:.E11])" office:value-type="percentage" office:value="0.0491" calcext:value-type="percentage">
            <text:p>4.91%</text:p>
          </table:table-cell>
          <table:table-cell table:style-name="ce15" table:formula="of:=AVERAGE([.F2:.F11])" office:value-type="percentage" office:value="0.00733" calcext:value-type="percentage">
            <text:p>0.73%</text:p>
          </table:table-cell>
        </table:table-row>
      </table:table>
      <table:table table:name="svalvard" table:style-name="ta1">
        <table:table-column table:style-name="co7" table:default-cell-style-name="ce14"/>
        <table:table-column table:style-name="co2" table:default-cell-style-name="ce16"/>
        <table:table-column table:style-name="co4" table:number-columns-repeated="3" table:default-cell-style-name="ce16"/>
        <table:table-column table:style-name="co5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787" calcext:value-type="percentage">
            <text:p>27.87%</text:p>
          </table:table-cell>
          <table:table-cell office:value-type="percentage" office:value="0.2914" calcext:value-type="percentage">
            <text:p>29.14%</text:p>
          </table:table-cell>
          <table:table-cell office:value-type="percentage" office:value="0.4677" calcext:value-type="percentage">
            <text:p>46.77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149" calcext:value-type="percentage">
            <text:p>1.49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2798" calcext:value-type="percentage">
            <text:p>27.98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4694" calcext:value-type="percentage">
            <text:p>46.94%</text:p>
          </table:table-cell>
          <table:table-cell office:value-type="percentage" office:value="0.0644" calcext:value-type="percentage">
            <text:p>6.44%</text:p>
          </table:table-cell>
          <table:table-cell office:value-type="percentage" office:value="0.0119" calcext:value-type="percentage">
            <text:p>1.19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2978" calcext:value-type="percentage">
            <text:p>29.78%</text:p>
          </table:table-cell>
          <table:table-cell office:value-type="percentage" office:value="0.2086" calcext:value-type="percentage">
            <text:p>20.86%</text:p>
          </table:table-cell>
          <table:table-cell office:value-type="percentage" office:value="0.4818" calcext:value-type="percentage">
            <text:p>48.18%</text:p>
          </table:table-cell>
          <table:table-cell office:value-type="percentage" office:value="0.0597" calcext:value-type="percentage">
            <text:p>5.97%</text:p>
          </table:table-cell>
          <table:table-cell office:value-type="percentage" office:value="0.0119" calcext:value-type="percentage">
            <text:p>1.19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2543" calcext:value-type="percentage">
            <text:p>25.43%</text:p>
          </table:table-cell>
          <table:table-cell office:value-type="percentage" office:value="0.2529" calcext:value-type="percentage">
            <text:p>25.29%</text:p>
          </table:table-cell>
          <table:table-cell office:value-type="percentage" office:value="0.5058" calcext:value-type="percentage">
            <text:p>50.58%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096" calcext:value-type="percentage">
            <text:p>0.96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2553" calcext:value-type="percentage">
            <text:p>25.53%</text:p>
          </table:table-cell>
          <table:table-cell office:value-type="percentage" office:value="0.1856" calcext:value-type="percentage">
            <text:p>18.56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46" calcext:value-type="percentage">
            <text:p>3.46%</text:p>
          </table:table-cell>
          <table:table-cell office:value-type="percentage" office:value="0.0094" calcext:value-type="percentage">
            <text:p>0.94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2352" calcext:value-type="percentage">
            <text:p>23.52%</text:p>
          </table:table-cell>
          <table:table-cell office:value-type="percentage" office:value="0.1905" calcext:value-type="percentage">
            <text:p>19.05%</text:p>
          </table:table-cell>
          <table:table-cell office:value-type="percentage" office:value="0.442" calcext:value-type="percentage">
            <text:p>44.20%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08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195" calcext:value-type="percentage">
            <text:p>31.95%</text:p>
          </table:table-cell>
          <table:table-cell office:value-type="percentage" office:value="0.2554" calcext:value-type="percentage">
            <text:p>25.54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328" calcext:value-type="percentage">
            <text:p>3.28%</text:p>
          </table:table-cell>
          <table:table-cell office:value-type="percentage" office:value="0.0113" calcext:value-type="percentage">
            <text:p>1.13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47" calcext:value-type="percentage">
            <text:p>28.47%</text:p>
          </table:table-cell>
          <table:table-cell office:value-type="percentage" office:value="0.2827" calcext:value-type="percentage">
            <text:p>28.27%</text:p>
          </table:table-cell>
          <table:table-cell office:value-type="percentage" office:value="0.4686" calcext:value-type="percentage">
            <text:p>46.86%</text:p>
          </table:table-cell>
          <table:table-cell office:value-type="percentage" office:value="0.0464" calcext:value-type="percentage">
            <text:p>4.64%</text:p>
          </table:table-cell>
          <table:table-cell office:value-type="percentage" office:value="0.0128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2748" calcext:value-type="percentage">
            <text:p>27.48%</text:p>
          </table:table-cell>
          <table:table-cell office:value-type="percentage" office:value="0.2104" calcext:value-type="percentage">
            <text:p>21.04%</text:p>
          </table:table-cell>
          <table:table-cell office:value-type="percentage" office:value="0.4508" calcext:value-type="percentage">
            <text:p>45.08%</text:p>
          </table:table-cell>
          <table:table-cell office:value-type="percentage" office:value="0.0779" calcext:value-type="percentage">
            <text:p>7.79%</text:p>
          </table:table-cell>
          <table:table-cell office:value-type="percentage" office:value="0.0086" calcext:value-type="percentage">
            <text:p>0.8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2754" calcext:value-type="percentage">
            <text:p>27.54%</text:p>
          </table:table-cell>
          <table:table-cell office:value-type="percentage" office:value="0.2154" calcext:value-type="percentage">
            <text:p>21.54%</text:p>
          </table:table-cell>
          <table:table-cell office:value-type="percentage" office:value="0.4703" calcext:value-type="percentage">
            <text:p>47.03%</text:p>
          </table:table-cell>
          <table:table-cell office:value-type="percentage" office:value="0.0688" calcext:value-type="percentage">
            <text:p>6.88%</text:p>
          </table:table-cell>
          <table:table-cell office:value-type="percentage" office:value="0.0116" calcext:value-type="percentage">
            <text:p>1.16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27555" calcext:value-type="percentage">
            <text:p>27.56%</text:p>
          </table:table-cell>
          <table:table-cell table:style-name="ce15" table:formula="of:=AVERAGE([.C2:.C11])" office:value-type="percentage" office:value="0.23296" calcext:value-type="percentage">
            <text:p>23.30%</text:p>
          </table:table-cell>
          <table:table-cell table:style-name="ce15" table:formula="of:=AVERAGE([.D2:.D11])" office:value-type="percentage" office:value="0.47218" calcext:value-type="percentage">
            <text:p>47.22%</text:p>
          </table:table-cell>
          <table:table-cell table:style-name="ce15" table:formula="of:=AVERAGE([.E2:.E11])" office:value-type="percentage" office:value="0.05071" calcext:value-type="percentage">
            <text:p>5.07%</text:p>
          </table:table-cell>
          <table:table-cell table:style-name="ce15" table:formula="of:=AVERAGE([.F2:.F11])" office:value-type="percentage" office:value="0.01106" calcext:value-type="percentage">
            <text:p>1.11%</text:p>
          </table:table-cell>
        </table:table-row>
      </table:table>
      <table:table table:name="turkey" table:style-name="ta1">
        <table:table-column table:style-name="co8" table:default-cell-style-name="ce14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row table:style-name="ro1">
          <table:table-cell/>
          <table:table-cell table:style-name="ce14" office:value-type="string" calcext:value-type="string">
            <text:p>MLP(BFGS)</text:p>
          </table:table-cell>
          <table:table-cell table:style-name="ce14" office:value-type="string" calcext:value-type="string">
            <text:p>RBF</text:p>
          </table:table-cell>
          <table:table-cell table:style-name="ce14" office:value-type="string" calcext:value-type="string">
            <text:p>SVM</text:p>
          </table:table-cell>
          <table:table-cell table:style-name="ce14" office:value-type="string" calcext:value-type="string">
            <text:p>NNC</text:p>
          </table:table-cell>
          <table:table-cell table:style-name="ce14" office:value-type="string" calcext:value-type="string">
            <text:p>GENCLASS</text:p>
          </table:table-cell>
        </table:table-row>
        <table:table-row table:style-name="ro1">
          <table:table-cell office:value-type="string" calcext:value-type="string">
            <text:p>FOLD1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0811" calcext:value-type="percentage">
            <text:p>8.11%</text:p>
          </table:table-cell>
          <table:table-cell office:value-type="percentage" office:value="0.5017" calcext:value-type="percentage">
            <text:p>50.17%</text:p>
          </table:table-cell>
          <table:table-cell office:value-type="percentage" office:value="0.0492" calcext:value-type="percentage">
            <text:p>4.92%</text:p>
          </table:table-cell>
          <table:table-cell office:value-type="percentage" office:value="0.0066" calcext:value-type="percentage">
            <text:p>0.66%</text:p>
          </table:table-cell>
        </table:table-row>
        <table:table-row table:style-name="ro1">
          <table:table-cell office:value-type="string" calcext:value-type="string">
            <text:p>FOLD2</text:p>
          </table:table-cell>
          <table:table-cell office:value-type="percentage" office:value="0.346" calcext:value-type="percentage">
            <text:p>34.60%</text:p>
          </table:table-cell>
          <table:table-cell office:value-type="percentage" office:value="0.0692" calcext:value-type="percentage">
            <text:p>6.9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713" calcext:value-type="percentage">
            <text:p>7.13%</text:p>
          </table:table-cell>
          <table:table-cell office:value-type="percentage" office:value="0.0051" calcext:value-type="percentage">
            <text:p>0.51%</text:p>
          </table:table-cell>
        </table:table-row>
        <table:table-row table:style-name="ro1">
          <table:table-cell office:value-type="string" calcext:value-type="string">
            <text:p>FOLD3</text:p>
          </table:table-cell>
          <table:table-cell office:value-type="percentage" office:value="0.3615" calcext:value-type="percentage">
            <text:p>36.15%</text:p>
          </table:table-cell>
          <table:table-cell office:value-type="percentage" office:value="0.0856" calcext:value-type="percentage">
            <text:p>8.56%</text:p>
          </table:table-cell>
          <table:table-cell office:value-type="percentage" office:value="0.5177" calcext:value-type="percentage">
            <text:p>51.77%</text:p>
          </table:table-cell>
          <table:table-cell office:value-type="percentage" office:value="0.059" calcext:value-type="percentage">
            <text:p>5.90%</text:p>
          </table:table-cell>
          <table:table-cell office:value-type="percentage" office:value="0.0064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FOLD4</text:p>
          </table:table-cell>
          <table:table-cell office:value-type="percentage" office:value="0.3017" calcext:value-type="percentage">
            <text:p>30.17%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0596" calcext:value-type="percentage">
            <text:p>5.96%</text:p>
          </table:table-cell>
          <table:table-cell office:value-type="percentage" office:value="0.0063" calcext:value-type="percentage">
            <text:p>0.63%</text:p>
          </table:table-cell>
        </table:table-row>
        <table:table-row table:style-name="ro1">
          <table:table-cell office:value-type="string" calcext:value-type="string">
            <text:p>FOLD5</text:p>
          </table:table-cell>
          <table:table-cell office:value-type="percentage" office:value="0.3512" calcext:value-type="percentage">
            <text:p>35.12%</text:p>
          </table:table-cell>
          <table:table-cell office:value-type="percentage" office:value="0.0692" calcext:value-type="percentage">
            <text:p>6.92%</text:p>
          </table:table-cell>
          <table:table-cell office:value-type="percentage" office:value="0.5018" calcext:value-type="percentage">
            <text:p>50.18%</text:p>
          </table:table-cell>
          <table:table-cell office:value-type="percentage" office:value="0.0406" calcext:value-type="percentage">
            <text:p>4.06%</text:p>
          </table:table-cell>
          <table:table-cell office:value-type="percentage" office:value="0.0077" calcext:value-type="percentage">
            <text:p>0.77%</text:p>
          </table:table-cell>
        </table:table-row>
        <table:table-row table:style-name="ro1">
          <table:table-cell office:value-type="string" calcext:value-type="string">
            <text:p>FOLD6</text:p>
          </table:table-cell>
          <table:table-cell office:value-type="percentage" office:value="0.3924" calcext:value-type="percentage">
            <text:p>39.24%</text:p>
          </table:table-cell>
          <table:table-cell office:value-type="percentage" office:value="0.0941" calcext:value-type="percentage">
            <text:p>9.41%</text:p>
          </table:table-cell>
          <table:table-cell office:value-type="percentage" office:value="0.492" calcext:value-type="percentage">
            <text:p>49.20%</text:p>
          </table:table-cell>
          <table:table-cell office:value-type="percentage" office:value="0.0427" calcext:value-type="percentage">
            <text:p>4.27%</text:p>
          </table:table-cell>
          <table:table-cell office:value-type="percentage" office:value="0.0061" calcext:value-type="percentage">
            <text:p>0.61%</text:p>
          </table:table-cell>
        </table:table-row>
        <table:table-row table:style-name="ro1">
          <table:table-cell office:value-type="string" calcext:value-type="string">
            <text:p>FOLD7</text:p>
          </table:table-cell>
          <table:table-cell office:value-type="percentage" office:value="0.3319" calcext:value-type="percentage">
            <text:p>33.19%</text:p>
          </table:table-cell>
          <table:table-cell office:value-type="percentage" office:value="0.0765" calcext:value-type="percentage">
            <text:p>7.65%</text:p>
          </table:table-cell>
          <table:table-cell office:value-type="percentage" office:value="0.4726" calcext:value-type="percentage">
            <text:p>47.26%</text:p>
          </table:table-cell>
          <table:table-cell office:value-type="percentage" office:value="0.0365" calcext:value-type="percentage">
            <text:p>3.65%</text:p>
          </table:table-cell>
          <table:table-cell office:value-type="percentage" office:value="0.0047" calcext:value-type="percentage">
            <text:p>0.47%</text:p>
          </table:table-cell>
        </table:table-row>
        <table:table-row table:style-name="ro1">
          <table:table-cell office:value-type="string" calcext:value-type="string">
            <text:p>FOLD8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0847" calcext:value-type="percentage">
            <text:p>8.47%</text:p>
          </table:table-cell>
          <table:table-cell office:value-type="percentage" office:value="0.4726" calcext:value-type="percentage">
            <text:p>47.26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0049" calcext:value-type="percentage">
            <text:p>0.49%</text:p>
          </table:table-cell>
        </table:table-row>
        <table:table-row table:style-name="ro1">
          <table:table-cell office:value-type="string" calcext:value-type="string">
            <text:p>FOLD9</text:p>
          </table:table-cell>
          <table:table-cell office:value-type="percentage" office:value="0.3416" calcext:value-type="percentage">
            <text:p>34.16%</text:p>
          </table:table-cell>
          <table:table-cell office:value-type="percentage" office:value="0.0755" calcext:value-type="percentage">
            <text:p>7.55%</text:p>
          </table:table-cell>
          <table:table-cell office:value-type="percentage" office:value="0.4779" calcext:value-type="percentage">
            <text:p>47.79%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056" calcext:value-type="percentage">
            <text:p>0.56%</text:p>
          </table:table-cell>
        </table:table-row>
        <table:table-row table:style-name="ro2">
          <table:table-cell office:value-type="string" calcext:value-type="string">
            <text:p>FOLD10</text:p>
          </table:table-cell>
          <table:table-cell office:value-type="percentage" office:value="0.3429" calcext:value-type="percentage">
            <text:p>34.29%</text:p>
          </table:table-cell>
          <table:table-cell office:value-type="percentage" office:value="0.0719" calcext:value-type="percentage">
            <text:p>7.19%</text:p>
          </table:table-cell>
          <table:table-cell office:value-type="percentage" office:value="0.4894" calcext:value-type="percentage">
            <text:p>48.94%</text:p>
          </table:table-cell>
          <table:table-cell office:value-type="percentage" office:value="0.0514" calcext:value-type="percentage">
            <text:p>5.14%</text:p>
          </table:table-cell>
          <table:table-cell office:value-type="percentage" office:value="0.0092" calcext:value-type="percentage">
            <text:p>0.92%</text:p>
          </table:table-cell>
        </table:table-row>
        <table:table-row table:style-name="ro3">
          <table:table-cell table:style-name="ce15" office:value-type="string" calcext:value-type="string">
            <text:p>AVERAGE</text:p>
          </table:table-cell>
          <table:table-cell table:style-name="ce15" table:formula="of:=AVERAGE([.B2:.B11])" office:value-type="percentage" office:value="0.33532" calcext:value-type="percentage">
            <text:p>33.53%</text:p>
          </table:table-cell>
          <table:table-cell table:style-name="ce15" table:formula="of:=AVERAGE([.C2:.C11])" office:value-type="percentage" office:value="0.07808" calcext:value-type="percentage">
            <text:p>7.81%</text:p>
          </table:table-cell>
          <table:table-cell table:style-name="ce15" table:formula="of:=AVERAGE([.D2:.D11])" office:value-type="percentage" office:value="0.49097" calcext:value-type="percentage">
            <text:p>49.10%</text:p>
          </table:table-cell>
          <table:table-cell table:style-name="ce15" table:formula="of:=AVERAGE([.E2:.E11])" office:value-type="percentage" office:value="0.05052" calcext:value-type="percentage">
            <text:p>5.05%</text:p>
          </table:table-cell>
          <table:table-cell table:style-name="ce15" table:formula="of:=AVERAGE([.F2:.F11])" office:value-type="percentage" office:value="0.00626" calcext:value-type="percentage">
            <text:p>0.63%</text:p>
          </table:table-cell>
        </table:table-row>
      </table:table>
      <table:table table:name="chromosome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26" calcext:value-type="percentage">
            <text:p>2.26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129" calcext:value-type="percentage">
            <text:p>1.29%</text:p>
          </table:table-cell>
          <table:table-cell table:style-name="ce16" office:value-type="percentage" office:value="0.0098" calcext:value-type="percentage">
            <text:p>0.98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6" calcext:value-type="percentage">
            <text:p>1.60%</text:p>
          </table:table-cell>
          <table:table-cell office:value-type="percentage" office:value="0.0134" calcext:value-type="percentage">
            <text:p>1.34%</text:p>
          </table:table-cell>
          <table:table-cell table:style-name="ce16" office:value-type="percentage" office:value="0.0109" calcext:value-type="percentage">
            <text:p>1.09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196" calcext:value-type="percentage">
            <text:p>1.96%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33" calcext:value-type="percentage">
            <text:p>1.33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.0146" calcext:value-type="percentage">
            <text:p>1.46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097" calcext:value-type="percentage">
            <text:p>0.97%</text:p>
          </table:table-cell>
          <table:table-cell office:value-type="percentage" office:value="0.0105" calcext:value-type="percentage">
            <text:p>1.05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093" calcext:value-type="percentage">
            <text:p>0.93%</text:p>
          </table:table-cell>
          <table:table-cell office:value-type="percentage" office:value="0.01" calcext:value-type="percentage">
            <text:p>1.00%</text:p>
          </table:table-cell>
          <table:table-cell table:style-name="ce16" office:value-type="percentage" office:value="0.0078" calcext:value-type="percentage">
            <text:p>0.78%</text:p>
          </table:table-cell>
          <table:table-cell office:value-type="percentage" office:value="0.0073" calcext:value-type="percentage">
            <text:p>0.73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119" calcext:value-type="percentage">
            <text:p>1.19%</text:p>
          </table:table-cell>
          <table:table-cell office:value-type="percentage" office:value="0.0107" calcext:value-type="percentage">
            <text:p>1.07%</text:p>
          </table:table-cell>
          <table:table-cell office:value-type="percentage" office:value="0.0111" calcext:value-type="percentage">
            <text:p>1.11%</text:p>
          </table:table-cell>
          <table:table-cell table:style-name="ce16" office:value-type="percentage" office:value="0.0088" calcext:value-type="percentage">
            <text:p>0.88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179" calcext:value-type="percentage">
            <text:p>1.79%</text:p>
          </table:table-cell>
          <table:table-cell office:value-type="percentage" office:value="0.0178" calcext:value-type="percentage">
            <text:p>1.78%</text:p>
          </table:table-cell>
          <table:table-cell office:value-type="percentage" office:value="0.0132" calcext:value-type="percentage">
            <text:p>1.32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137" calcext:value-type="percentage">
            <text:p>1.37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08" calcext:value-type="percentage">
            <text:p>1.08%</text:p>
          </table:table-cell>
          <table:table-cell office:value-type="percentage" office:value="0.0092" calcext:value-type="percentage">
            <text:p>0.92%</text:p>
          </table:table-cell>
          <table:table-cell table:style-name="ce16" office:value-type="percentage" office:value="0.0081" calcext:value-type="percentage">
            <text:p>0.81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162" calcext:value-type="percentage">
            <text:p>1.62%</text:p>
          </table:table-cell>
          <table:table-cell office:value-type="percentage" office:value="0.0155" calcext:value-type="percentage">
            <text:p>1.55%</text:p>
          </table:table-cell>
          <table:table-cell office:value-type="percentage" office:value="0.0121" calcext:value-type="percentage">
            <text:p>1.21%</text:p>
          </table:table-cell>
          <table:table-cell table:style-name="ce16" office:value-type="percentage" office:value="0.0073" calcext:value-type="percentage">
            <text:p>0.73%</text:p>
          </table:table-cell>
          <table:table-cell office:value-type="percentage" office:value="0.0037" calcext:value-type="percentage">
            <text:p>0.37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6" calcext:value-type="percentage">
            <text:p>2.26%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.0136" calcext:value-type="percentage">
            <text:p>1.36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174" calcext:value-type="percentage">
            <text:p>1.74%</text:p>
          </table:table-cell>
          <table:table-cell table:number-columns-repeated="2" office:value-type="percentage" office:value="0.0163" calcext:value-type="percentage">
            <text:p>1.63%</text:p>
          </table:table-cell>
          <table:table-cell table:style-name="ce16" office:value-type="percentage" office:value="0.0104" calcext:value-type="percentage">
            <text:p>1.04%</text:p>
          </table:table-cell>
          <table:table-cell office:value-type="percentage" office:value="0.01" calcext:value-type="percentage">
            <text:p>1.00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161" calcext:value-type="percentage">
            <text:p>1.61%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17" calcext:value-type="percentage">
            <text:p>1.17%</text:p>
          </table:table-cell>
          <table:table-cell table:style-name="ce16" office:value-type="percentage" office:value="0.0094" calcext:value-type="percentage">
            <text:p>0.94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25" calcext:value-type="percentage">
            <text:p>1.25%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202" calcext:value-type="percentage">
            <text:p>2.02%</text:p>
          </table:table-cell>
          <table:table-cell office:value-type="percentage" office:value="0.0101" calcext:value-type="percentage">
            <text:p>1.01%</text:p>
          </table:table-cell>
          <table:table-cell office:value-type="percentage" office:value="0.0074" calcext:value-type="percentage">
            <text:p>0.74%</text:p>
          </table:table-cell>
          <table:table-cell table:style-name="ce16" office:value-type="percentage" office:value="0.0062" calcext:value-type="percentage">
            <text:p>0.62%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table:number-columns-repeated="2" office:value-type="percentage" office:value="0.0178" calcext:value-type="percentage">
            <text:p>1.78%</text:p>
          </table:table-cell>
          <table:table-cell office:value-type="percentage" office:value="0.0137" calcext:value-type="percentage">
            <text:p>1.37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.0119" calcext:value-type="percentage">
            <text:p>1.19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12" calcext:value-type="percentage">
            <text:p>1.12%</text:p>
          </table:table-cell>
          <table:table-cell office:value-type="percentage" office:value="0.0121" calcext:value-type="percentage">
            <text:p>1.21%</text:p>
          </table:table-cell>
          <table:table-cell office:value-type="percentage" office:value="0.012" calcext:value-type="percentage">
            <text:p>1.20%</text:p>
          </table:table-cell>
          <table:table-cell table:style-name="ce16" office:value-type="percentage" office:value="0.0066" calcext:value-type="percentage">
            <text:p>0.66%</text:p>
          </table:table-cell>
          <table:table-cell office:value-type="percentage" office:value="0.0053" calcext:value-type="percentage">
            <text:p>0.53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table:number-columns-repeated="2" office:value-type="percentage" office:value="0.0153" calcext:value-type="percentage">
            <text:p>1.53%</text:p>
          </table:table-cell>
          <table:table-cell office:value-type="percentage" office:value="0.013" calcext:value-type="percentage">
            <text:p>1.30%</text:p>
          </table:table-cell>
          <table:table-cell table:style-name="ce16" office:value-type="percentage" office:value="0.0085" calcext:value-type="percentage">
            <text:p>0.85%</text:p>
          </table:table-cell>
          <table:table-cell office:value-type="percentage" office:value="0.0082" calcext:value-type="percentage">
            <text:p>0.82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139" calcext:value-type="percentage">
            <text:p>1.39%</text:p>
          </table:table-cell>
          <table:table-cell office:value-type="percentage" office:value="0.0112" calcext:value-type="percentage">
            <text:p>1.12%</text:p>
          </table:table-cell>
          <table:table-cell table:style-name="ce16" office:value-type="percentage" office:value="0.0115" calcext:value-type="percentage">
            <text:p>1.15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257" calcext:value-type="percentage">
            <text:p>2.57%</text:p>
          </table:table-cell>
          <table:table-cell office:value-type="percentage" office:value="0.0255" calcext:value-type="percentage">
            <text:p>2.55%</text:p>
          </table:table-cell>
          <table:table-cell office:value-type="percentage" office:value="0.0231" calcext:value-type="percentage">
            <text:p>2.31%</text:p>
          </table:table-cell>
          <table:table-cell table:style-name="ce16" office:value-type="percentage" office:value="0.0149" calcext:value-type="percentage">
            <text:p>1.49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245" calcext:value-type="percentage">
            <text:p>2.45%</text:p>
          </table:table-cell>
          <table:table-cell office:value-type="percentage" office:value="0.0153" calcext:value-type="percentage">
            <text:p>1.53%</text:p>
          </table:table-cell>
          <table:table-cell office:value-type="percentage" office:value="0.0127" calcext:value-type="percentage">
            <text:p>1.27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1848" calcext:value-type="percentage">
            <text:p>1.85%</text:p>
          </table:table-cell>
          <table:table-cell table:style-name="ce13" table:formula="of:=AVERAGE([.C2:.C11])" office:value-type="percentage" office:value="0.01633" calcext:value-type="percentage">
            <text:p>1.63%</text:p>
          </table:table-cell>
          <table:table-cell table:style-name="ce13" table:formula="of:=AVERAGE([.D2:.D11])" office:value-type="percentage" office:value="0.01401" calcext:value-type="percentage">
            <text:p>1.40%</text:p>
          </table:table-cell>
          <table:table-cell table:style-name="ce13" table:formula="of:=AVERAGE([.E2:.E11])" office:value-type="percentage" office:value="0.00968" calcext:value-type="percentage">
            <text:p>0.97%</text:p>
          </table:table-cell>
          <table:table-cell table:style-name="ce13" table:formula="of:=AVERAGE([.F2:.F11])" office:value-type="percentage" office:value="0.00775" calcext:value-type="percentage">
            <text:p>0.78%</text:p>
          </table:table-cell>
          <table:table-cell table:style-name="ce13" table:number-columns-repeated="2"/>
          <table:table-cell table:style-name="ce13" table:formula="of:=AVERAGE([.I2:.I11])" office:value-type="percentage" office:value="0.01784" calcext:value-type="percentage">
            <text:p>1.78%</text:p>
          </table:table-cell>
          <table:table-cell table:style-name="ce13" table:formula="of:=AVERAGE([.J2:.J11])" office:value-type="percentage" office:value="0.01244" calcext:value-type="percentage">
            <text:p>1.24%</text:p>
          </table:table-cell>
          <table:table-cell table:style-name="ce13" table:formula="of:=AVERAGE([.K2:.K11])" office:value-type="percentage" office:value="0.01128" calcext:value-type="percentage">
            <text:p>1.13%</text:p>
          </table:table-cell>
          <table:table-cell table:style-name="ce13" table:formula="of:=AVERAGE([.L2:.L11])" office:value-type="percentage" office:value="0.00851" calcext:value-type="percentage">
            <text:p>0.85%</text:p>
          </table:table-cell>
          <table:table-cell table:style-name="ce13" table:formula="of:=AVERAGE([.M2:.M11])" office:value-type="percentage" office:value="0.00831" calcext:value-type="percentage">
            <text:p>0.83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0277" calcext:value-type="percentage">
            <text:p>2.77%</text:p>
          </table:table-cell>
          <table:table-cell table:style-name="ce16" office:value-type="percentage" office:value="0.0212" calcext:value-type="percentage">
            <text:p>2.12%</text:p>
          </table:table-cell>
          <table:table-cell office:value-type="percentage" office:value="0.0162" calcext:value-type="percentage">
            <text:p>1.62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0741" calcext:value-type="percentage">
            <text:p>7.41%</text:p>
          </table:table-cell>
          <table:table-cell office:value-type="percentage" office:value="0.0684" calcext:value-type="percentage">
            <text:p>6.84%</text:p>
          </table:table-cell>
          <table:table-cell office:value-type="percentage" office:value="0.0583" calcext:value-type="percentage">
            <text:p>5.83%</text:p>
          </table:table-cell>
          <table:table-cell table:style-name="ce16" office:value-type="percentage" office:value="0.0556" calcext:value-type="percentage">
            <text:p>5.56%</text:p>
          </table:table-cell>
          <table:table-cell office:value-type="percentage" office:value="0.0554" calcext:value-type="percentage">
            <text:p>5.54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307" calcext:value-type="percentage">
            <text:p>3.07%</text:p>
          </table:table-cell>
          <table:table-cell office:value-type="percentage" office:value="0.0317" calcext:value-type="percentage">
            <text:p>3.17%</text:p>
          </table:table-cell>
          <table:table-cell office:value-type="percentage" office:value="0.0273" calcext:value-type="percentage">
            <text:p>2.73%</text:p>
          </table:table-cell>
          <table:table-cell table:style-name="ce16" office:value-type="percentage" office:value="0.0213" calcext:value-type="percentage">
            <text:p>2.13%</text:p>
          </table:table-cell>
          <table:table-cell office:value-type="percentage" office:value="0.0206" calcext:value-type="percentage">
            <text:p>2.06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0818" calcext:value-type="percentage">
            <text:p>8.18%</text:p>
          </table:table-cell>
          <table:table-cell office:value-type="percentage" office:value="0.0718" calcext:value-type="percentage">
            <text:p>7.18%</text:p>
          </table:table-cell>
          <table:table-cell office:value-type="percentage" office:value="0.065" calcext:value-type="percentage">
            <text:p>6.50%</text:p>
          </table:table-cell>
          <table:table-cell table:style-name="ce16" office:value-type="percentage" office:value="0.0519" calcext:value-type="percentage">
            <text:p>5.19%</text:p>
          </table:table-cell>
          <table:table-cell office:value-type="percentage" office:value="0.0321" calcext:value-type="percentage">
            <text:p>3.21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312" calcext:value-type="percentage">
            <text:p>3.12%</text:p>
          </table:table-cell>
          <table:table-cell office:value-type="percentage" office:value="0.0293" calcext:value-type="percentage">
            <text:p>2.93%</text:p>
          </table:table-cell>
          <table:table-cell office:value-type="percentage" office:value="0.0253" calcext:value-type="percentage">
            <text:p>2.53%</text:p>
          </table:table-cell>
          <table:table-cell table:style-name="ce16" office:value-type="percentage" office:value="0.0251" calcext:value-type="percentage">
            <text:p>2.51%</text:p>
          </table:table-cell>
          <table:table-cell office:value-type="percentage" office:value="0.0215" calcext:value-type="percentage">
            <text:p>2.15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0783" calcext:value-type="percentage">
            <text:p>7.83%</text:p>
          </table:table-cell>
          <table:table-cell office:value-type="percentage" office:value="0.0819" calcext:value-type="percentage">
            <text:p>8.19%</text:p>
          </table:table-cell>
          <table:table-cell office:value-type="percentage" office:value="0.0631" calcext:value-type="percentage">
            <text:p>6.31%</text:p>
          </table:table-cell>
          <table:table-cell table:style-name="ce16" office:value-type="percentage" office:value="0.0419" calcext:value-type="percentage">
            <text:p>4.19%</text:p>
          </table:table-cell>
          <table:table-cell office:value-type="percentage" office:value="0.0223" calcext:value-type="percentage">
            <text:p>2.23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374" calcext:value-type="percentage">
            <text:p>3.74%</text:p>
          </table:table-cell>
          <table:table-cell office:value-type="percentage" office:value="0.0341" calcext:value-type="percentage">
            <text:p>3.41%</text:p>
          </table:table-cell>
          <table:table-cell office:value-type="percentage" office:value="0.031" calcext:value-type="percentage">
            <text:p>3.10%</text:p>
          </table:table-cell>
          <table:table-cell table:style-name="ce16" office:value-type="percentage" office:value="0.0296" calcext:value-type="percentage">
            <text:p>2.96%</text:p>
          </table:table-cell>
          <table:table-cell office:value-type="percentage" office:value="0.0242" calcext:value-type="percentage">
            <text:p>2.42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094" calcext:value-type="percentage">
            <text:p>9.40%</text:p>
          </table:table-cell>
          <table:table-cell office:value-type="percentage" office:value="0.0861" calcext:value-type="percentage">
            <text:p>8.61%</text:p>
          </table:table-cell>
          <table:table-cell office:value-type="percentage" office:value="0.0654" calcext:value-type="percentage">
            <text:p>6.54%</text:p>
          </table:table-cell>
          <table:table-cell table:style-name="ce16" office:value-type="percentage" office:value="0.0513" calcext:value-type="percentage">
            <text:p>5.13%</text:p>
          </table:table-cell>
          <table:table-cell office:value-type="percentage" office:value="0.0884" calcext:value-type="percentage">
            <text:p>8.84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308" calcext:value-type="percentage">
            <text:p>3.08%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25" calcext:value-type="percentage">
            <text:p>2.50%</text:p>
          </table:table-cell>
          <table:table-cell table:style-name="ce16" office:value-type="percentage" office:value="0.0226" calcext:value-type="percentage">
            <text:p>2.26%</text:p>
          </table:table-cell>
          <table:table-cell office:value-type="percentage" office:value="0.0162" calcext:value-type="percentage">
            <text:p>1.62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065" calcext:value-type="percentage">
            <text:p>10.65%</text:p>
          </table:table-cell>
          <table:table-cell office:value-type="percentage" office:value="0.0929" calcext:value-type="percentage">
            <text:p>9.29%</text:p>
          </table:table-cell>
          <table:table-cell office:value-type="percentage" office:value="0.055" calcext:value-type="percentage">
            <text:p>5.50%</text:p>
          </table:table-cell>
          <table:table-cell table:style-name="ce16" office:value-type="percentage" office:value="0.0451" calcext:value-type="percentage">
            <text:p>4.51%</text:p>
          </table:table-cell>
          <table:table-cell office:value-type="percentage" office:value="0.0295" calcext:value-type="percentage">
            <text:p>2.95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273" calcext:value-type="percentage">
            <text:p>2.73%</text:p>
          </table:table-cell>
          <table:table-cell office:value-type="percentage" office:value="0.0332" calcext:value-type="percentage">
            <text:p>3.32%</text:p>
          </table:table-cell>
          <table:table-cell office:value-type="percentage" office:value="0.0199" calcext:value-type="percentage">
            <text:p>1.99%</text:p>
          </table:table-cell>
          <table:table-cell table:style-name="ce16" office:value-type="percentage" office:value="0.021" calcext:value-type="percentage">
            <text:p>2.10%</text:p>
          </table:table-cell>
          <table:table-cell office:value-type="percentage" office:value="0.0189" calcext:value-type="percentage">
            <text:p>1.89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0852" calcext:value-type="percentage">
            <text:p>8.5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0758" calcext:value-type="percentage">
            <text:p>7.58%</text:p>
          </table:table-cell>
          <table:table-cell table:style-name="ce16" office:value-type="percentage" office:value="0.045" calcext:value-type="percentage">
            <text:p>4.50%</text:p>
          </table:table-cell>
          <table:table-cell office:value-type="percentage" office:value="0.0277" calcext:value-type="percentage">
            <text:p>2.77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326" calcext:value-type="percentage">
            <text:p>3.26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0.0345" calcext:value-type="percentage">
            <text:p>3.45%</text:p>
          </table:table-cell>
          <table:table-cell table:style-name="ce16" office:value-type="percentage" office:value="0.0262" calcext:value-type="percentage">
            <text:p>2.62%</text:p>
          </table:table-cell>
          <table:table-cell office:value-type="percentage" office:value="0.0269" calcext:value-type="percentage">
            <text:p>2.69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0975" calcext:value-type="percentage">
            <text:p>9.75%</text:p>
          </table:table-cell>
          <table:table-cell office:value-type="percentage" office:value="0.0667" calcext:value-type="percentage">
            <text:p>6.67%</text:p>
          </table:table-cell>
          <table:table-cell office:value-type="percentage" office:value="0.0767" calcext:value-type="percentage">
            <text:p>7.67%</text:p>
          </table:table-cell>
          <table:table-cell table:style-name="ce16" office:value-type="percentage" office:value="0.043" calcext:value-type="percentage">
            <text:p>4.30%</text:p>
          </table:table-cell>
          <table:table-cell office:value-type="percentage" office:value="0.0438" calcext:value-type="percentage">
            <text:p>4.38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.0336" calcext:value-type="percentage">
            <text:p>3.36%</text:p>
          </table:table-cell>
          <table:table-cell office:value-type="percentage" office:value="0.0248" calcext:value-type="percentage">
            <text:p>2.48%</text:p>
          </table:table-cell>
          <table:table-cell table:style-name="ce16" office:value-type="percentage" office:value="0.0224" calcext:value-type="percentage">
            <text:p>2.24%</text:p>
          </table:table-cell>
          <table:table-cell office:value-type="percentage" office:value="0.0224" calcext:value-type="percentage">
            <text:p>2.24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0922" calcext:value-type="percentage">
            <text:p>9.22%</text:p>
          </table:table-cell>
          <table:table-cell office:value-type="percentage" office:value="0.0728" calcext:value-type="percentage">
            <text:p>7.28%</text:p>
          </table:table-cell>
          <table:table-cell office:value-type="percentage" office:value="0.0503" calcext:value-type="percentage">
            <text:p>5.03%</text:p>
          </table:table-cell>
          <table:table-cell table:style-name="ce16" office:value-type="percentage" office:value="0.0545" calcext:value-type="percentage">
            <text:p>5.45%</text:p>
          </table:table-cell>
          <table:table-cell office:value-type="percentage" office:value="0.0375" calcext:value-type="percentage">
            <text:p>3.75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381" calcext:value-type="percentage">
            <text:p>3.81%</text:p>
          </table:table-cell>
          <table:table-cell office:value-type="percentage" office:value="0.0357" calcext:value-type="percentage">
            <text:p>3.57%</text:p>
          </table:table-cell>
          <table:table-cell office:value-type="percentage" office:value="0.0336" calcext:value-type="percentage">
            <text:p>3.36%</text:p>
          </table:table-cell>
          <table:table-cell table:style-name="ce16" office:value-type="percentage" office:value="0.0323" calcext:value-type="percentage">
            <text:p>3.23%</text:p>
          </table:table-cell>
          <table:table-cell office:value-type="percentage" office:value="0.0215" calcext:value-type="percentage">
            <text:p>2.15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0724" calcext:value-type="percentage">
            <text:p>7.24%</text:p>
          </table:table-cell>
          <table:table-cell office:value-type="percentage" office:value="0.0845" calcext:value-type="percentage">
            <text:p>8.45%</text:p>
          </table:table-cell>
          <table:table-cell office:value-type="percentage" office:value="0.0647" calcext:value-type="percentage">
            <text:p>6.47%</text:p>
          </table:table-cell>
          <table:table-cell table:style-name="ce16" office:value-type="percentage" office:value="0.0472" calcext:value-type="percentage">
            <text:p>4.72%</text:p>
          </table:table-cell>
          <table:table-cell office:value-type="percentage" office:value="0.0473" calcext:value-type="percentage">
            <text:p>4.73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316" calcext:value-type="percentage">
            <text:p>3.16%</text:p>
          </table:table-cell>
          <table:table-cell office:value-type="percentage" office:value="0.0259" calcext:value-type="percentage">
            <text:p>2.59%</text:p>
          </table:table-cell>
          <table:table-cell table:style-name="ce16" office:value-type="percentage" office:value="0.0249" calcext:value-type="percentage">
            <text:p>2.49%</text:p>
          </table:table-cell>
          <table:table-cell office:value-type="percentage" office:value="0.0251" calcext:value-type="percentage">
            <text:p>2.51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038" calcext:value-type="percentage">
            <text:p>10.38%</text:p>
          </table:table-cell>
          <table:table-cell office:value-type="percentage" office:value="0.0923" calcext:value-type="percentage">
            <text:p>9.23%</text:p>
          </table:table-cell>
          <table:table-cell office:value-type="percentage" office:value="0.0562" calcext:value-type="percentage">
            <text:p>5.62%</text:p>
          </table:table-cell>
          <table:table-cell table:style-name="ce16" office:value-type="percentage" office:value="0.0485" calcext:value-type="percentage">
            <text:p>4.85%</text:p>
          </table:table-cell>
          <table:table-cell office:value-type="percentage" office:value="0.0545" calcext:value-type="percentage">
            <text:p>5.45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3216" calcext:value-type="percentage">
            <text:p>3.22%</text:p>
          </table:table-cell>
          <table:table-cell table:style-name="ce13" table:formula="of:=AVERAGE([.C15:.C24])" office:value-type="percentage" office:value="0.03269" calcext:value-type="percentage">
            <text:p>3.27%</text:p>
          </table:table-cell>
          <table:table-cell table:style-name="ce13" table:formula="of:=AVERAGE([.D15:.D24])" office:value-type="percentage" office:value="0.0275" calcext:value-type="percentage">
            <text:p>2.75%</text:p>
          </table:table-cell>
          <table:table-cell table:style-name="ce13" table:formula="of:=AVERAGE([.E15:.E24])" office:value-type="percentage" office:value="0.02466" calcext:value-type="percentage">
            <text:p>2.47%</text:p>
          </table:table-cell>
          <table:table-cell table:style-name="ce13" table:formula="of:=AVERAGE([.F15:.F24])" office:value-type="percentage" office:value="0.02135" calcext:value-type="percentage">
            <text:p>2.14%</text:p>
          </table:table-cell>
          <table:table-cell/>
          <table:table-cell table:style-name="ce13"/>
          <table:table-cell table:style-name="ce13" table:formula="of:=AVERAGE([.I15:.I24])" office:value-type="percentage" office:value="0.08858" calcext:value-type="percentage">
            <text:p>8.86%</text:p>
          </table:table-cell>
          <table:table-cell table:style-name="ce13" table:formula="of:=AVERAGE([.J15:.J24])" office:value-type="percentage" office:value="0.08178" calcext:value-type="percentage">
            <text:p>8.18%</text:p>
          </table:table-cell>
          <table:table-cell table:style-name="ce13" table:formula="of:=AVERAGE([.K15:.K24])" office:value-type="percentage" office:value="0.06305" calcext:value-type="percentage">
            <text:p>6.31%</text:p>
          </table:table-cell>
          <table:table-cell table:style-name="ce13" table:formula="of:=AVERAGE([.L15:.L24])" office:value-type="percentage" office:value="0.0484" calcext:value-type="percentage">
            <text:p>4.84%</text:p>
          </table:table-cell>
          <table:table-cell table:style-name="ce13" table:formula="of:=AVERAGE([.M15:.M24])" office:value-type="percentage" office:value="0.04385" calcext:value-type="percentage">
            <text:p>4.39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2"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155" calcext:value-type="percentage">
            <text:p>1.55%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0112" calcext:value-type="percentage">
            <text:p>1.12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097" calcext:value-type="percentage">
            <text:p>0.9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2" calcext:value-type="percentage">
            <text:p>2.20%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184" calcext:value-type="percentage">
            <text:p>1.84%</text:p>
          </table:table-cell>
          <table:table-cell table:style-name="ce16" office:value-type="percentage" office:value="0.0149" calcext:value-type="percentage">
            <text:p>1.49%</text:p>
          </table:table-cell>
          <table:table-cell office:value-type="percentage" office:value="0.0106" calcext:value-type="percentage">
            <text:p>1.06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177" calcext:value-type="percentage">
            <text:p>1.77%</text:p>
          </table:table-cell>
          <table:table-cell office:value-type="percentage" office:value="0.0242" calcext:value-type="percentage">
            <text:p>2.42%</text:p>
          </table:table-cell>
          <table:table-cell office:value-type="percentage" office:value="0.0144" calcext:value-type="percentage">
            <text:p>1.44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42" calcext:value-type="percentage">
            <text:p>2.42%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106" calcext:value-type="percentage">
            <text:p>1.06%</text:p>
          </table:table-cell>
          <table:table-cell table:style-name="ce16" office:value-type="percentage" office:value="0.0119" calcext:value-type="percentage">
            <text:p>1.19%</text:p>
          </table:table-cell>
          <table:table-cell office:value-type="percentage" office:value="0.0106" calcext:value-type="percentage">
            <text:p>1.06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326" calcext:value-type="percentage">
            <text:p>3.26%</text:p>
          </table:table-cell>
          <table:table-cell office:value-type="percentage" office:value="0.0177" calcext:value-type="percentage">
            <text:p>1.77%</text:p>
          </table:table-cell>
          <table:table-cell office:value-type="percentage" office:value="0.01" calcext:value-type="percentage">
            <text:p>1.00%</text:p>
          </table:table-cell>
          <table:table-cell table:style-name="ce16" office:value-type="percentage" office:value="0.007" calcext:value-type="percentage">
            <text:p>0.70%</text:p>
          </table:table-cell>
          <table:table-cell office:value-type="percentage" office:value="0.0018" calcext:value-type="percentage">
            <text:p>0.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161" calcext:value-type="percentage">
            <text:p>1.61%</text:p>
          </table:table-cell>
          <table:table-cell office:value-type="percentage" office:value="0.0147" calcext:value-type="percentage">
            <text:p>1.47%</text:p>
          </table:table-cell>
          <table:table-cell table:style-name="ce16" office:value-type="percentage" office:value="0.0119" calcext:value-type="percentage">
            <text:p>1.19%</text:p>
          </table:table-cell>
          <table:table-cell office:value-type="percentage" office:value="0.0133" calcext:value-type="percentage">
            <text:p>1.33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171" calcext:value-type="percentage">
            <text:p>1.71%</text:p>
          </table:table-cell>
          <table:table-cell office:value-type="percentage" office:value="0.0111" calcext:value-type="percentage">
            <text:p>1.11%</text:p>
          </table:table-cell>
          <table:table-cell table:style-name="ce16" office:value-type="percentage" office:value="0.0112" calcext:value-type="percentage">
            <text:p>1.12%</text:p>
          </table:table-cell>
          <table:table-cell office:value-type="percentage" office:value="0.0053" calcext:value-type="percentage">
            <text:p>0.53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155" calcext:value-type="percentage">
            <text:p>1.55%</text:p>
          </table:table-cell>
          <table:table-cell office:value-type="percentage" office:value="0.0115" calcext:value-type="percentage">
            <text:p>1.15%</text:p>
          </table:table-cell>
          <table:table-cell office:value-type="percentage" office:value="0.0097" calcext:value-type="percentage">
            <text:p>0.97%</text:p>
          </table:table-cell>
          <table:table-cell table:style-name="ce16" office:value-type="percentage" office:value="0.0096" calcext:value-type="percentage">
            <text:p>0.96%</text:p>
          </table:table-cell>
          <table:table-cell office:value-type="percentage" office:value="0.0035" calcext:value-type="percentage">
            <text:p>0.35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329" calcext:value-type="percentage">
            <text:p>3.29%</text:p>
          </table:table-cell>
          <table:table-cell office:value-type="percentage" office:value="0.0073" calcext:value-type="percentage">
            <text:p>0.73%</text:p>
          </table:table-cell>
          <table:table-cell office:value-type="percentage" office:value="0.0093" calcext:value-type="percentage">
            <text:p>0.93%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percentage" office:value="0.0062" calcext:value-type="percentage">
            <text:p>0.62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159" calcext:value-type="percentage">
            <text:p>1.59%</text:p>
          </table:table-cell>
          <table:table-cell office:value-type="percentage" office:value="0.0134" calcext:value-type="percentage">
            <text:p>1.34%</text:p>
          </table:table-cell>
          <table:table-cell office:value-type="percentage" office:value="0.0121" calcext:value-type="percentage">
            <text:p>1.21%</text:p>
          </table:table-cell>
          <table:table-cell table:style-name="ce16" office:value-type="percentage" office:value="0.0094" calcext:value-type="percentage">
            <text:p>0.94%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36" calcext:value-type="percentage">
            <text:p>2.36%</text:p>
          </table:table-cell>
          <table:table-cell table:number-columns-repeated="2" office:value-type="percentage" office:value="0.0128" calcext:value-type="percentage">
            <text:p>1.28%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57" calcext:value-type="percentage">
            <text:p>1.57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41" calcext:value-type="percentage">
            <text:p>1.41%</text:p>
          </table:table-cell>
          <table:table-cell table:style-name="ce16" office:value-type="percentage" office:value="0.0086" calcext:value-type="percentage">
            <text:p>0.86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172" calcext:value-type="percentage">
            <text:p>1.72%</text:p>
          </table:table-cell>
          <table:table-cell office:value-type="percentage" office:value="0.0117" calcext:value-type="percentage">
            <text:p>1.17%</text:p>
          </table:table-cell>
          <table:table-cell office:value-type="percentage" office:value="0.0116" calcext:value-type="percentage">
            <text:p>1.16%</text:p>
          </table:table-cell>
          <table:table-cell table:style-name="ce16" office:value-type="percentage" office:value="0.0062" calcext:value-type="percentage">
            <text:p>0.62%</text:p>
          </table:table-cell>
          <table:table-cell office:value-type="percentage" office:value="0.008" calcext:value-type="percentage">
            <text:p>0.80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162" calcext:value-type="percentage">
            <text:p>1.62%</text:p>
          </table:table-cell>
          <table:table-cell office:value-type="percentage" office:value="0.0141" calcext:value-type="percentage">
            <text:p>1.41%</text:p>
          </table:table-cell>
          <table:table-cell office:value-type="percentage" office:value="0.0107" calcext:value-type="percentage">
            <text:p>1.07%</text:p>
          </table:table-cell>
          <table:table-cell table:style-name="ce16" office:value-type="percentage" office:value="0.0113" calcext:value-type="percentage">
            <text:p>1.13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1" calcext:value-type="percentage">
            <text:p>3.11%</text:p>
          </table:table-cell>
          <table:table-cell office:value-type="percentage" office:value="0.0109" calcext:value-type="percentage">
            <text:p>1.09%</text:p>
          </table:table-cell>
          <table:table-cell office:value-type="percentage" office:value="0.0162" calcext:value-type="percentage">
            <text:p>1.62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053" calcext:value-type="percentage">
            <text:p>0.53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52" calcext:value-type="percentage">
            <text:p>2.52%</text:p>
          </table:table-cell>
          <table:table-cell office:value-type="percentage" office:value="0.0168" calcext:value-type="percentage">
            <text:p>1.68%</text:p>
          </table:table-cell>
          <table:table-cell office:value-type="percentage" office:value="0.0129" calcext:value-type="percentage">
            <text:p>1.29%</text:p>
          </table:table-cell>
          <table:table-cell table:style-name="ce16" office:value-type="percentage" office:value="0.0128" calcext:value-type="percentage">
            <text:p>1.28%</text:p>
          </table:table-cell>
          <table:table-cell office:value-type="percentage" office:value="0.0089" calcext:value-type="percentage">
            <text:p>0.89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132" calcext:value-type="percentage">
            <text:p>1.32%</text:p>
          </table:table-cell>
          <table:table-cell office:value-type="percentage" office:value="0.0133" calcext:value-type="percentage">
            <text:p>1.33%</text:p>
          </table:table-cell>
          <table:table-cell table:style-name="ce16" office:value-type="percentage" office:value="0.0074" calcext:value-type="percentage">
            <text:p>0.74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0.0141" calcext:value-type="percentage">
            <text:p>1.41%</text:p>
          </table:table-cell>
          <table:table-cell table:style-name="ce16" office:value-type="percentage" office:value="0.0086" calcext:value-type="percentage">
            <text:p>0.86%</text:p>
          </table:table-cell>
          <table:table-cell office:value-type="percentage" office:value="0.0089" calcext:value-type="percentage">
            <text:p>0.89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209" calcext:value-type="percentage">
            <text:p>2.09%</text:p>
          </table:table-cell>
          <table:table-cell office:value-type="percentage" office:value="0.0101" calcext:value-type="percentage">
            <text:p>1.01%</text:p>
          </table:table-cell>
          <table:table-cell office:value-type="percentage" office:value="0.0159" calcext:value-type="percentage">
            <text:p>1.59%</text:p>
          </table:table-cell>
          <table:table-cell table:style-name="ce16" office:value-type="percentage" office:value="0.0078" calcext:value-type="percentage">
            <text:p>0.78%</text:p>
          </table:table-cell>
          <table:table-cell office:value-type="percentage" office:value="0.0053" calcext:value-type="percentage">
            <text:p>0.53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165" calcext:value-type="percentage">
            <text:p>1.65%</text:p>
          </table:table-cell>
          <table:table-cell office:value-type="percentage" office:value="0.0127" calcext:value-type="percentage">
            <text:p>1.27%</text:p>
          </table:table-cell>
          <table:table-cell table:style-name="ce16" office:value-type="percentage" office:value="0.0116" calcext:value-type="percentage">
            <text:p>1.16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2515" calcext:value-type="percentage">
            <text:p>2.52%</text:p>
          </table:table-cell>
          <table:table-cell table:style-name="ce13" table:formula="of:=AVERAGE([.C28:.C37])" office:value-type="percentage" office:value="0.01324" calcext:value-type="percentage">
            <text:p>1.32%</text:p>
          </table:table-cell>
          <table:table-cell table:style-name="ce13" table:formula="of:=AVERAGE([.D28:.D37])" office:value-type="percentage" office:value="0.01258" calcext:value-type="percentage">
            <text:p>1.26%</text:p>
          </table:table-cell>
          <table:table-cell table:style-name="ce13" table:formula="of:=AVERAGE([.E28:.E37])" office:value-type="percentage" office:value="0.00733" calcext:value-type="percentage">
            <text:p>0.73%</text:p>
          </table:table-cell>
          <table:table-cell table:style-name="ce13" table:formula="of:=AVERAGE([.F28:.F37])" office:value-type="percentage" office:value="0.00541" calcext:value-type="percentage">
            <text:p>0.54%</text:p>
          </table:table-cell>
          <table:table-cell/>
          <table:table-cell table:style-name="ce13"/>
          <table:table-cell table:style-name="ce13" table:formula="of:=AVERAGE([.I28:.I37])" office:value-type="percentage" office:value="0.01892" calcext:value-type="percentage">
            <text:p>1.89%</text:p>
          </table:table-cell>
          <table:table-cell table:style-name="ce13" table:formula="of:=AVERAGE([.J28:.J37])" office:value-type="percentage" office:value="0.01582" calcext:value-type="percentage">
            <text:p>1.58%</text:p>
          </table:table-cell>
          <table:table-cell table:style-name="ce13" table:formula="of:=AVERAGE([.K28:.K37])" office:value-type="percentage" office:value="0.013" calcext:value-type="percentage">
            <text:p>1.30%</text:p>
          </table:table-cell>
          <table:table-cell table:style-name="ce13" table:formula="of:=AVERAGE([.L28:.L37])" office:value-type="percentage" office:value="0.01106" calcext:value-type="percentage">
            <text:p>1.11%</text:p>
          </table:table-cell>
          <table:table-cell table:style-name="ce13" table:formula="of:=AVERAGE([.M28:.M37])" office:value-type="percentage" office:value="0.00938" calcext:value-type="percentage">
            <text:p>0.94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C=50</text:p>
          </table:table-cell>
          <table:table-cell table:style-name="ce13" office:value-type="string" calcext:value-type="string">
            <text:p>NC=100</text:p>
          </table:table-cell>
          <table:table-cell table:style-name="ce13" office:value-type="string" calcext:value-type="string">
            <text:p>NC=200</text:p>
          </table:table-cell>
          <table:table-cell table:style-name="ce13" office:value-type="string" calcext:value-type="string">
            <text:p>NC=500</text:p>
          </table:table-cell>
          <table:table-cell table:style-name="ce13" office:value-type="string" calcext:value-type="string">
            <text:p>NC=1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0162" calcext:value-type="percentage">
            <text:p>1.62%</text:p>
          </table:table-cell>
          <table:table-cell table:style-name="ce16" office:value-type="percentage" office:value="0.0066" calcext:value-type="percentage">
            <text:p>0.66%</text:p>
          </table:table-cell>
          <table:table-cell office:value-type="percentage" office:value="0.0062" calcext:value-type="percentage">
            <text:p>0.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186" calcext:value-type="percentage">
            <text:p>1.86%</text:p>
          </table:table-cell>
          <table:table-cell office:value-type="percentage" office:value="0.0104" calcext:value-type="percentage">
            <text:p>1.04%</text:p>
          </table:table-cell>
          <table:table-cell office:value-type="percentage" office:value="0.0098" calcext:value-type="percentage">
            <text:p>0.98%</text:p>
          </table:table-cell>
          <table:table-cell table:style-name="ce16" office:value-type="percentage" office:value="0.0051" calcext:value-type="percentage">
            <text:p>0.51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49" calcext:value-type="percentage">
            <text:p>2.49%</text:p>
          </table:table-cell>
          <table:table-cell office:value-type="percentage" office:value="0.0152" calcext:value-type="percentage">
            <text:p>1.52%</text:p>
          </table:table-cell>
          <table:table-cell office:value-type="percentage" office:value="0.0068" calcext:value-type="percentage">
            <text:p>0.68%</text:p>
          </table:table-cell>
          <table:table-cell table:style-name="ce16" office:value-type="percentage" office:value="0.0064" calcext:value-type="percentage">
            <text:p>0.64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242" calcext:value-type="percentage">
            <text:p>2.42%</text:p>
          </table:table-cell>
          <table:table-cell office:value-type="percentage" office:value="0.0102" calcext:value-type="percentage">
            <text:p>1.02%</text:p>
          </table:table-cell>
          <table:table-cell table:style-name="ce16" office:value-type="percentage" office:value="0.0063" calcext:value-type="percentage">
            <text:p>0.63%</text:p>
          </table:table-cell>
          <table:table-cell office:value-type="percentage" office:value="0.0027" calcext:value-type="percentage">
            <text:p>0.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41" calcext:value-type="percentage">
            <text:p>2.41%</text:p>
          </table:table-cell>
          <table:table-cell office:value-type="percentage" office:value="0.0146" calcext:value-type="percentage">
            <text:p>1.46%</text:p>
          </table:table-cell>
          <table:table-cell office:value-type="percentage" office:value="0.011" calcext:value-type="percentage">
            <text:p>1.10%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098" calcext:value-type="percentage">
            <text:p>0.98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044" calcext:value-type="percentage">
            <text:p>0.4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52" calcext:value-type="percentage">
            <text:p>2.52%</text:p>
          </table:table-cell>
          <table:table-cell office:value-type="percentage" office:value="0.0124" calcext:value-type="percentage">
            <text:p>1.24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7" calcext:value-type="percentage">
            <text:p>0.47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43" calcext:value-type="percentage">
            <text:p>2.43%</text:p>
          </table:table-cell>
          <table:table-cell office:value-type="percentage" office:value="0.0172" calcext:value-type="percentage">
            <text:p>1.72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49" calcext:value-type="percentage">
            <text:p>0.49%</text:p>
          </table:table-cell>
          <table:table-cell office:value-type="percentage" office:value="0.0204" calcext:value-type="percentage">
            <text:p>2.04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267" calcext:value-type="percentage">
            <text:p>2.67%</text:p>
          </table:table-cell>
          <table:table-cell office:value-type="percentage" office:value="0.0126" calcext:value-type="percentage">
            <text:p>1.26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56" calcext:value-type="percentage">
            <text:p>0.56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119" calcext:value-type="percentage">
            <text:p>1.19%</text:p>
          </table:table-cell>
          <table:table-cell office:value-type="string" calcext:value-type="string">
            <text:p>x</text:p>
          </table:table-cell>
          <table:table-cell table:style-name="ce16" office:value-type="percentage" office:value="0.0092" calcext:value-type="percentage">
            <text:p>0.92%</text:p>
          </table:table-cell>
          <table:table-cell office:value-type="percentage" office:value="0.0062" calcext:value-type="percentage">
            <text:p>0.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37" calcext:value-type="percentage">
            <text:p>2.37%</text:p>
          </table:table-cell>
          <table:table-cell table:style-name="ce13" table:formula="of:=AVERAGE([.C41:.C50])" office:value-type="percentage" office:value="0.01568" calcext:value-type="percentage">
            <text:p>1.57%</text:p>
          </table:table-cell>
          <table:table-cell table:style-name="ce13" table:formula="of:=AVERAGE([.D41:.D50])" office:value-type="percentage" office:value="0.0106333333333333" calcext:value-type="percentage">
            <text:p>1.06%</text:p>
          </table:table-cell>
          <table:table-cell table:style-name="ce13" table:formula="of:=AVERAGE([.E41:.E50])" office:value-type="percentage" office:value="0.00626" calcext:value-type="percentage">
            <text:p>0.63%</text:p>
          </table:table-cell>
          <table:table-cell table:style-name="ce13" table:formula="of:=AVERAGE([.F41:.F50])" office:value-type="percentage" office:value="0.00574" calcext:value-type="percentage">
            <text:p>0.5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generations" table:style-name="ta1">
        <table:table-column table:style-name="co6" table:number-columns-repeated="6" table:default-cell-style-name="ce18"/>
        <table:table-column table:style-name="co12" table:default-cell-style-name="ce18"/>
        <table:table-column table:style-name="co6" table:number-columns-repeated="6" table:default-cell-style-name="ce18"/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0294" calcext:value-type="percentage">
            <text:p>2.94%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156" calcext:value-type="percentage">
            <text:p>1.56%</text:p>
          </table:table-cell>
          <table:table-cell table:style-name="ce16" office:value-type="percentage" office:value="0.0098" calcext:value-type="percentage">
            <text:p>0.98%</text:p>
          </table:table-cell>
          <table:table-cell office:value-type="percentage" office:value="0.0009" calcext:value-type="percentage">
            <text:p>0.09%</text:p>
          </table:table-cell>
          <table:table-cell/>
          <table:table-cell office:value-type="string" calcext:value-type="string">
            <text:p>Greece_1</text:p>
          </table:table-cell>
          <table:table-cell office:value-type="percentage" office:value="0.0243" calcext:value-type="percentage">
            <text:p>2.43%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159" calcext:value-type="percentage">
            <text:p>1.59%</text:p>
          </table:table-cell>
          <table:table-cell table:style-name="ce16" office:value-type="percentage" office:value="0.0109" calcext:value-type="percentage">
            <text:p>1.09%</text:p>
          </table:table-cell>
          <table:table-cell office:value-type="percentage" office:value="0.0124" calcext:value-type="percentage">
            <text:p>1.24%</text:p>
          </table:table-cell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164" calcext:value-type="percentage">
            <text:p>1.64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.0064" calcext:value-type="percentage">
            <text:p>0.64%</text:p>
          </table:table-cell>
          <table:table-cell/>
          <table:table-cell office:value-type="string" calcext:value-type="string">
            <text:p>Greece_2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251" calcext:value-type="percentage">
            <text:p>2.51%</text:p>
          </table:table-cell>
          <table:table-cell office:value-type="percentage" office:value="0.0145" calcext:value-type="percentage">
            <text:p>1.45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169" calcext:value-type="percentage">
            <text:p>1.69%</text:p>
          </table:table-cell>
          <table:table-cell office:value-type="percentage" office:value="0.014" calcext:value-type="percentage">
            <text:p>1.40%</text:p>
          </table:table-cell>
          <table:table-cell table:style-name="ce16" office:value-type="percentage" office:value="0.0078" calcext:value-type="percentage">
            <text:p>0.78%</text:p>
          </table:table-cell>
          <table:table-cell office:value-type="percentage" office:value="0.0155" calcext:value-type="percentage">
            <text:p>1.55%</text:p>
          </table:table-cell>
          <table:table-cell/>
          <table:table-cell office:value-type="string" calcext:value-type="string">
            <text:p>Greece_3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199" calcext:value-type="percentage">
            <text:p>1.99%</text:p>
          </table:table-cell>
          <table:table-cell office:value-type="percentage" office:value="0.0138" calcext:value-type="percentage">
            <text:p>1.38%</text:p>
          </table:table-cell>
          <table:table-cell table:style-name="ce16" office:value-type="percentage" office:value="0.0088" calcext:value-type="percentage">
            <text:p>0.88%</text:p>
          </table:table-cell>
          <table:table-cell office:value-type="percentage" office:value="0.0097" calcext:value-type="percentage">
            <text:p>0.97%</text:p>
          </table:table-cell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187" calcext:value-type="percentage">
            <text:p>1.87%</text:p>
          </table:table-cell>
          <table:table-cell office:value-type="percentage" office:value="0.0144" calcext:value-type="percentage">
            <text:p>1.44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Greece_4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111" calcext:value-type="percentage">
            <text:p>1.11%</text:p>
          </table:table-cell>
          <table:table-cell table:style-name="ce16" office:value-type="percentage" office:value="0.0081" calcext:value-type="percentage">
            <text:p>0.81%</text:p>
          </table:table-cell>
          <table:table-cell office:value-type="percentage" office:value="0.0062" calcext:value-type="percentage">
            <text:p>0.62%</text:p>
          </table:table-cell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0211" calcext:value-type="percentage">
            <text:p>2.11%</text:p>
          </table:table-cell>
          <table:table-cell office:value-type="percentage" office:value="0.0178" calcext:value-type="percentage">
            <text:p>1.78%</text:p>
          </table:table-cell>
          <table:table-cell office:value-type="percentage" office:value="0.014" calcext:value-type="percentage">
            <text:p>1.40%</text:p>
          </table:table-cell>
          <table:table-cell table:style-name="ce16" office:value-type="percentage" office:value="0.0073" calcext:value-type="percentage">
            <text:p>0.73%</text:p>
          </table:table-cell>
          <table:table-cell office:value-type="percentage" office:value="0.0128" calcext:value-type="percentage">
            <text:p>1.28%</text:p>
          </table:table-cell>
          <table:table-cell/>
          <table:table-cell office:value-type="string" calcext:value-type="string">
            <text:p>Greece_5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159" calcext:value-type="percentage">
            <text:p>1.59%</text:p>
          </table:table-cell>
          <table:table-cell office:value-type="percentage" office:value="0.0136" calcext:value-type="percentage">
            <text:p>1.36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044" calcext:value-type="percentage">
            <text:p>0.44%</text:p>
          </table:table-cell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0208" calcext:value-type="percentage">
            <text:p>2.08%</text:p>
          </table:table-cell>
          <table:table-cell office:value-type="percentage" office:value="0.0157" calcext:value-type="percentage">
            <text:p>1.57%</text:p>
          </table:table-cell>
          <table:table-cell table:style-name="ce16" office:value-type="percentage" office:value="0.0104" calcext:value-type="percentage">
            <text:p>1.04%</text:p>
          </table:table-cell>
          <table:table-cell office:value-type="percentage" office:value="0.0009" calcext:value-type="percentage">
            <text:p>0.09%</text:p>
          </table:table-cell>
          <table:table-cell/>
          <table:table-cell office:value-type="string" calcext:value-type="string">
            <text:p>Greece_6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164" calcext:value-type="percentage">
            <text:p>1.64%</text:p>
          </table:table-cell>
          <table:table-cell table:style-name="ce16" office:value-type="percentage" office:value="0.0094" calcext:value-type="percentage">
            <text:p>0.94%</text:p>
          </table:table-cell>
          <table:table-cell office:value-type="percentage" office:value="0.0089" calcext:value-type="percentage">
            <text:p>0.89%</text:p>
          </table:table-cell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0194" calcext:value-type="percentage">
            <text:p>1.94%</text:p>
          </table:table-cell>
          <table:table-cell office:value-type="percentage" office:value="0.0162" calcext:value-type="percentage">
            <text:p>1.62%</text:p>
          </table:table-cell>
          <table:table-cell office:value-type="percentage" office:value="0.0145" calcext:value-type="percentage">
            <text:p>1.45%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percentage" office:value="0.0018" calcext:value-type="percentage">
            <text:p>0.18%</text:p>
          </table:table-cell>
          <table:table-cell/>
          <table:table-cell office:value-type="string" calcext:value-type="string">
            <text:p>Greece_7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0166" calcext:value-type="percentage">
            <text:p>1.66%</text:p>
          </table:table-cell>
          <table:table-cell office:value-type="percentage" office:value="0.009" calcext:value-type="percentage">
            <text:p>0.90%</text:p>
          </table:table-cell>
          <table:table-cell table:style-name="ce16" office:value-type="percentage" office:value="0.0062" calcext:value-type="percentage">
            <text:p>0.62%</text:p>
          </table:table-cell>
          <table:table-cell office:value-type="percentage" office:value="0.0044" calcext:value-type="percentage">
            <text:p>0.44%</text:p>
          </table:table-cell>
        </table:table-row>
        <table:table-row table:style-name="ro2">
          <table:table-cell office:value-type="string" calcext:value-type="string">
            <text:p>Capetown_8</text:p>
          </table:table-cell>
          <table:table-cell office:value-type="percentage" office:value="0.0266" calcext:value-type="percentage">
            <text:p>2.66%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194" calcext:value-type="percentage">
            <text:p>1.94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Greece_8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14" calcext:value-type="percentage">
            <text:p>1.14%</text:p>
          </table:table-cell>
          <table:table-cell table:style-name="ce16" office:value-type="percentage" office:value="0.0066" calcext:value-type="percentage">
            <text:p>0.66%</text:p>
          </table:table-cell>
          <table:table-cell office:value-type="percentage" office:value="0.0062" calcext:value-type="percentage">
            <text:p>0.62%</text:p>
          </table:table-cell>
        </table:table-row>
        <table:table-row table:style-name="ro2">
          <table:table-cell office:value-type="string" calcext:value-type="string">
            <text:p>Capetown_9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156" calcext:value-type="percentage">
            <text:p>1.56%</text:p>
          </table:table-cell>
          <table:table-cell office:value-type="percentage" office:value="0.0133" calcext:value-type="percentage">
            <text:p>1.33%</text:p>
          </table:table-cell>
          <table:table-cell table:style-name="ce16" office:value-type="percentage" office:value="0.0085" calcext:value-type="percentage">
            <text:p>0.85%</text:p>
          </table:table-cell>
          <table:table-cell office:value-type="percentage" office:value="0.0091" calcext:value-type="percentage">
            <text:p>0.91%</text:p>
          </table:table-cell>
          <table:table-cell/>
          <table:table-cell office:value-type="string" calcext:value-type="string">
            <text:p>Greece_9</text:p>
          </table:table-cell>
          <table:table-cell office:value-type="percentage" office:value="0.0204" calcext:value-type="percentage">
            <text:p>2.04%</text:p>
          </table:table-cell>
          <table:table-cell office:value-type="percentage" office:value="0.0133" calcext:value-type="percentage">
            <text:p>1.33%</text:p>
          </table:table-cell>
          <table:table-cell office:value-type="percentage" office:value="0.0131" calcext:value-type="percentage">
            <text:p>1.31%</text:p>
          </table:table-cell>
          <table:table-cell table:style-name="ce16" office:value-type="percentage" office:value="0.0115" calcext:value-type="percentage">
            <text:p>1.15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0302" calcext:value-type="percentage">
            <text:p>3.02%</text:p>
          </table:table-cell>
          <table:table-cell office:value-type="percentage" office:value="0.0271" calcext:value-type="percentage">
            <text:p>2.71%</text:p>
          </table:table-cell>
          <table:table-cell office:value-type="percentage" office:value="0.0229" calcext:value-type="percentage">
            <text:p>2.29%</text:p>
          </table:table-cell>
          <table:table-cell table:style-name="ce16" office:value-type="percentage" office:value="0.0149" calcext:value-type="percentage">
            <text:p>1.49%</text:p>
          </table:table-cell>
          <table:table-cell office:value-type="percentage" office:value="0.0256" calcext:value-type="percentage">
            <text:p>2.56%</text:p>
          </table:table-cell>
          <table:table-cell/>
          <table:table-cell office:value-type="string" calcext:value-type="string">
            <text:p>Greece_10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174" calcext:value-type="percentage">
            <text:p>1.74%</text:p>
          </table:table-cell>
          <table:table-cell office:value-type="percentage" office:value="0.0127" calcext:value-type="percentage">
            <text:p>1.27%</text:p>
          </table:table-cell>
          <table:table-cell table:style-name="ce16" office:value-type="percentage" office:value="0.012" calcext:value-type="percentage">
            <text:p>1.20%</text:p>
          </table:table-cell>
          <table:table-cell office:value-type="percentage" office:value="0.0106" calcext:value-type="percentage">
            <text:p>1.06%</text:p>
          </table:table-cell>
        </table:table-row>
        <table:table-row table:style-name="ro2">
          <table:table-cell table:style-name="ce13"/>
          <table:table-cell table:style-name="ce13" table:formula="of:=AVERAGE([.B2:.B11])" office:value-type="percentage" office:value="0.02401" calcext:value-type="percentage">
            <text:p>2.40%</text:p>
          </table:table-cell>
          <table:table-cell table:style-name="ce13" table:formula="of:=AVERAGE([.C2:.C11])" office:value-type="percentage" office:value="0.01961" calcext:value-type="percentage">
            <text:p>1.96%</text:p>
          </table:table-cell>
          <table:table-cell table:style-name="ce13" table:formula="of:=AVERAGE([.D2:.D11])" office:value-type="percentage" office:value="0.01602" calcext:value-type="percentage">
            <text:p>1.60%</text:p>
          </table:table-cell>
          <table:table-cell table:style-name="ce13" table:formula="of:=AVERAGE([.E2:.E11])" office:value-type="percentage" office:value="0.00968" calcext:value-type="percentage">
            <text:p>0.97%</text:p>
          </table:table-cell>
          <table:table-cell table:style-name="ce13" table:formula="of:=AVERAGE([.F2:.F11])" office:value-type="percentage" office:value="0.0073" calcext:value-type="percentage">
            <text:p>0.73%</text:p>
          </table:table-cell>
          <table:table-cell table:style-name="ce13" table:number-columns-repeated="2"/>
          <table:table-cell table:style-name="ce13" table:formula="of:=AVERAGE([.I2:.I11])" office:value-type="percentage" office:value="0.02203" calcext:value-type="percentage">
            <text:p>2.20%</text:p>
          </table:table-cell>
          <table:table-cell table:style-name="ce13" table:formula="of:=AVERAGE([.J2:.J11])" office:value-type="percentage" office:value="0.01742" calcext:value-type="percentage">
            <text:p>1.74%</text:p>
          </table:table-cell>
          <table:table-cell table:style-name="ce13" table:formula="of:=AVERAGE([.K2:.K11])" office:value-type="percentage" office:value="0.01315" calcext:value-type="percentage">
            <text:p>1.32%</text:p>
          </table:table-cell>
          <table:table-cell table:style-name="ce13" table:formula="of:=AVERAGE([.L2:.L11])" office:value-type="percentage" office:value="0.00851" calcext:value-type="percentage">
            <text:p>0.85%</text:p>
          </table:table-cell>
          <table:table-cell table:style-name="ce13" table:formula="of:=AVERAGE([.M2:.M11])" office:value-type="percentage" office:value="0.00823" calcext:value-type="percentage">
            <text:p>0.82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0437" calcext:value-type="percentage">
            <text:p>4.37%</text:p>
          </table:table-cell>
          <table:table-cell office:value-type="percentage" office:value="0.0372" calcext:value-type="percentage">
            <text:p>3.72%</text:p>
          </table:table-cell>
          <table:table-cell office:value-type="percentage" office:value="0.0268" calcext:value-type="percentage">
            <text:p>2.68%</text:p>
          </table:table-cell>
          <table:table-cell table:style-name="ce16" office:value-type="percentage" office:value="0.0212" calcext:value-type="percentage">
            <text:p>2.12%</text:p>
          </table:table-cell>
          <table:table-cell office:value-type="percentage" office:value="0.0153" calcext:value-type="percentage">
            <text:p>1.53%</text:p>
          </table:table-cell>
          <table:table-cell/>
          <table:table-cell office:value-type="string" calcext:value-type="string">
            <text:p>Kongo_1</text:p>
          </table:table-cell>
          <table:table-cell office:value-type="percentage" office:value="0.1394" calcext:value-type="percentage">
            <text:p>13.94%</text:p>
          </table:table-cell>
          <table:table-cell office:value-type="percentage" office:value="0.1129" calcext:value-type="percentage">
            <text:p>11.29%</text:p>
          </table:table-cell>
          <table:table-cell office:value-type="percentage" office:value="0.0894" calcext:value-type="percentage">
            <text:p>8.94%</text:p>
          </table:table-cell>
          <table:table-cell table:style-name="ce16" office:value-type="percentage" office:value="0.0556" calcext:value-type="percentage">
            <text:p>5.56%</text:p>
          </table:table-cell>
          <table:table-cell office:value-type="percentage" office:value="0.0482" calcext:value-type="percentage">
            <text:p>4.82%</text:p>
          </table:table-cell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28" calcext:value-type="percentage">
            <text:p>2.80%</text:p>
          </table:table-cell>
          <table:table-cell table:style-name="ce16" office:value-type="percentage" office:value="0.0213" calcext:value-type="percentage">
            <text:p>2.13%</text:p>
          </table:table-cell>
          <table:table-cell office:value-type="percentage" office:value="0.0215" calcext:value-type="percentage">
            <text:p>2.15%</text:p>
          </table:table-cell>
          <table:table-cell/>
          <table:table-cell office:value-type="string" calcext:value-type="string">
            <text:p>Kongo_2</text:p>
          </table:table-cell>
          <table:table-cell office:value-type="percentage" office:value="0.1322" calcext:value-type="percentage">
            <text:p>13.22%</text:p>
          </table:table-cell>
          <table:table-cell office:value-type="percentage" office:value="0.1139" calcext:value-type="percentage">
            <text:p>11.39%</text:p>
          </table:table-cell>
          <table:table-cell office:value-type="percentage" office:value="0.0826" calcext:value-type="percentage">
            <text:p>8.26%</text:p>
          </table:table-cell>
          <table:table-cell table:style-name="ce16" office:value-type="percentage" office:value="0.0519" calcext:value-type="percentage">
            <text:p>5.19%</text:p>
          </table:table-cell>
          <table:table-cell office:value-type="percentage" office:value="0.0375" calcext:value-type="percentage">
            <text:p>3.75%</text:p>
          </table:table-cell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0404" calcext:value-type="percentage">
            <text:p>4.04%</text:p>
          </table:table-cell>
          <table:table-cell office:value-type="percentage" office:value="0.0363" calcext:value-type="percentage">
            <text:p>3.63%</text:p>
          </table:table-cell>
          <table:table-cell office:value-type="percentage" office:value="0.0307" calcext:value-type="percentage">
            <text:p>3.07%</text:p>
          </table:table-cell>
          <table:table-cell table:style-name="ce16" office:value-type="percentage" office:value="0.0251" calcext:value-type="percentage">
            <text:p>2.51%</text:p>
          </table:table-cell>
          <table:table-cell office:value-type="percentage" office:value="0.0126" calcext:value-type="percentage">
            <text:p>1.26%</text:p>
          </table:table-cell>
          <table:table-cell/>
          <table:table-cell office:value-type="string" calcext:value-type="string">
            <text:p>Kongo_3</text:p>
          </table:table-cell>
          <table:table-cell office:value-type="percentage" office:value="0.1344" calcext:value-type="percentage">
            <text:p>13.44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692" calcext:value-type="percentage">
            <text:p>6.92%</text:p>
          </table:table-cell>
          <table:table-cell table:style-name="ce16" office:value-type="percentage" office:value="0.0419" calcext:value-type="percentage">
            <text:p>4.19%</text:p>
          </table:table-cell>
          <table:table-cell office:value-type="percentage" office:value="0.0429" calcext:value-type="percentage">
            <text:p>4.29%</text:p>
          </table:table-cell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0446" calcext:value-type="percentage">
            <text:p>4.46%</text:p>
          </table:table-cell>
          <table:table-cell office:value-type="percentage" office:value="0.0395" calcext:value-type="percentage">
            <text:p>3.95%</text:p>
          </table:table-cell>
          <table:table-cell office:value-type="percentage" office:value="0.0344" calcext:value-type="percentage">
            <text:p>3.44%</text:p>
          </table:table-cell>
          <table:table-cell table:style-name="ce16" office:value-type="percentage" office:value="0.0296" calcext:value-type="percentage">
            <text:p>2.96%</text:p>
          </table:table-cell>
          <table:table-cell office:value-type="percentage" office:value="0.0341" calcext:value-type="percentage">
            <text:p>3.41%</text:p>
          </table:table-cell>
          <table:table-cell/>
          <table:table-cell office:value-type="string" calcext:value-type="string">
            <text:p>Kongo_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1051" calcext:value-type="percentage">
            <text:p>10.51%</text:p>
          </table:table-cell>
          <table:table-cell office:value-type="percentage" office:value="0.0934" calcext:value-type="percentage">
            <text:p>9.34%</text:p>
          </table:table-cell>
          <table:table-cell table:style-name="ce16" office:value-type="percentage" office:value="0.0513" calcext:value-type="percentage">
            <text:p>5.13%</text:p>
          </table:table-cell>
          <table:table-cell office:value-type="percentage" office:value="0.0518" calcext:value-type="percentage">
            <text:p>5.18%</text:p>
          </table:table-cell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382" calcext:value-type="percentage">
            <text:p>3.82%</text:p>
          </table:table-cell>
          <table:table-cell office:value-type="percentage" office:value="0.0299" calcext:value-type="percentage">
            <text:p>2.99%</text:p>
          </table:table-cell>
          <table:table-cell table:style-name="ce16" office:value-type="percentage" office:value="0.0226" calcext:value-type="percentage">
            <text:p>2.26%</text:p>
          </table:table-cell>
          <table:table-cell office:value-type="percentage" office:value="0.0305" calcext:value-type="percentage">
            <text:p>3.05%</text:p>
          </table:table-cell>
          <table:table-cell/>
          <table:table-cell office:value-type="string" calcext:value-type="string">
            <text:p>Kongo_5</text:p>
          </table:table-cell>
          <table:table-cell office:value-type="percentage" office:value="0.1517" calcext:value-type="percentage">
            <text:p>15.17%</text:p>
          </table:table-cell>
          <table:table-cell office:value-type="percentage" office:value="0.1024" calcext:value-type="percentage">
            <text:p>10.24%</text:p>
          </table:table-cell>
          <table:table-cell office:value-type="percentage" office:value="0.07523" calcext:value-type="percentage">
            <text:p>7.52%</text:p>
          </table:table-cell>
          <table:table-cell table:style-name="ce16" office:value-type="percentage" office:value="0.0451" calcext:value-type="percentage">
            <text:p>4.51%</text:p>
          </table:table-cell>
          <table:table-cell office:value-type="percentage" office:value="0.0438" calcext:value-type="percentage">
            <text:p>4.38%</text:p>
          </table:table-cell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0413" calcext:value-type="percentage">
            <text:p>4.13%</text:p>
          </table:table-cell>
          <table:table-cell office:value-type="percentage" office:value="0.0339" calcext:value-type="percentage">
            <text:p>3.39%</text:p>
          </table:table-cell>
          <table:table-cell office:value-type="percentage" office:value="0.0296" calcext:value-type="percentage">
            <text:p>2.96%</text:p>
          </table:table-cell>
          <table:table-cell table:style-name="ce16" office:value-type="percentage" office:value="0.021" calcext:value-type="percentage">
            <text:p>2.10%</text:p>
          </table:table-cell>
          <table:table-cell office:value-type="percentage" office:value="0.0296" calcext:value-type="percentage">
            <text:p>2.96%</text:p>
          </table:table-cell>
          <table:table-cell/>
          <table:table-cell office:value-type="string" calcext:value-type="string">
            <text:p>Kongo_6</text:p>
          </table:table-cell>
          <table:table-cell office:value-type="percentage" office:value="0.1529" calcext:value-type="percentage">
            <text:p>15.29%</text:p>
          </table:table-cell>
          <table:table-cell office:value-type="percentage" office:value="0.1313" calcext:value-type="percentage">
            <text:p>13.13%</text:p>
          </table:table-cell>
          <table:table-cell office:value-type="percentage" office:value="0.1023" calcext:value-type="percentage">
            <text:p>10.23%</text:p>
          </table:table-cell>
          <table:table-cell table:style-name="ce16" office:value-type="percentage" office:value="0.045" calcext:value-type="percentage">
            <text:p>4.50%</text:p>
          </table:table-cell>
          <table:table-cell office:value-type="percentage" office:value="0.0509" calcext:value-type="percentage">
            <text:p>5.09%</text:p>
          </table:table-cell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0434" calcext:value-type="percentage">
            <text:p>4.34%</text:p>
          </table:table-cell>
          <table:table-cell office:value-type="percentage" office:value="0.0379" calcext:value-type="percentage">
            <text:p>3.79%</text:p>
          </table:table-cell>
          <table:table-cell office:value-type="percentage" office:value="0.0303" calcext:value-type="percentage">
            <text:p>3.03%</text:p>
          </table:table-cell>
          <table:table-cell table:style-name="ce16" office:value-type="percentage" office:value="0.0262" calcext:value-type="percentage">
            <text:p>2.62%</text:p>
          </table:table-cell>
          <table:table-cell office:value-type="percentage" office:value="0.0242" calcext:value-type="percentage">
            <text:p>2.42%</text:p>
          </table:table-cell>
          <table:table-cell/>
          <table:table-cell office:value-type="string" calcext:value-type="string">
            <text:p>Kongo_7</text:p>
          </table:table-cell>
          <table:table-cell office:value-type="percentage" office:value="0.1376" calcext:value-type="percentage">
            <text:p>13.76%</text:p>
          </table:table-cell>
          <table:table-cell office:value-type="percentage" office:value="0.1005" calcext:value-type="percentage">
            <text:p>10.05%</text:p>
          </table:table-cell>
          <table:table-cell office:value-type="percentage" office:value="0.0612" calcext:value-type="percentage">
            <text:p>6.12%</text:p>
          </table:table-cell>
          <table:table-cell table:style-name="ce16" office:value-type="percentage" office:value="0.043" calcext:value-type="percentage">
            <text:p>4.30%</text:p>
          </table:table-cell>
          <table:table-cell office:value-type="percentage" office:value="0.0411" calcext:value-type="percentage">
            <text:p>4.11%</text:p>
          </table:table-cell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346" calcext:value-type="percentage">
            <text:p>3.46%</text:p>
          </table:table-cell>
          <table:table-cell office:value-type="percentage" office:value="0.0268" calcext:value-type="percentage">
            <text:p>2.68%</text:p>
          </table:table-cell>
          <table:table-cell table:style-name="ce16" office:value-type="percentage" office:value="0.0224" calcext:value-type="percentage">
            <text:p>2.24%</text:p>
          </table:table-cell>
          <table:table-cell office:value-type="percentage" office:value="0.0422" calcext:value-type="percentage">
            <text:p>4.22%</text:p>
          </table:table-cell>
          <table:table-cell/>
          <table:table-cell office:value-type="string" calcext:value-type="string">
            <text:p>Kongo_8</text:p>
          </table:table-cell>
          <table:table-cell office:value-type="percentage" office:value="0.1144" calcext:value-type="percentage">
            <text:p>11.44%</text:p>
          </table:table-cell>
          <table:table-cell office:value-type="percentage" office:value="0.1002" calcext:value-type="percentage">
            <text:p>10.02%</text:p>
          </table:table-cell>
          <table:table-cell office:value-type="percentage" office:value="0.0643" calcext:value-type="percentage">
            <text:p>6.43%</text:p>
          </table:table-cell>
          <table:table-cell table:style-name="ce16" office:value-type="percentage" office:value="0.0545" calcext:value-type="percentage">
            <text:p>5.45%</text:p>
          </table:table-cell>
          <table:table-cell office:value-type="percentage" office:value="0.0232" calcext:value-type="percentage">
            <text:p>2.32%</text:p>
          </table:table-cell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0493" calcext:value-type="percentage">
            <text:p>4.93%</text:p>
          </table:table-cell>
          <table:table-cell office:value-type="percentage" office:value="0.0421" calcext:value-type="percentage">
            <text:p>4.21%</text:p>
          </table:table-cell>
          <table:table-cell office:value-type="percentage" office:value="0.0374" calcext:value-type="percentage">
            <text:p>3.74%</text:p>
          </table:table-cell>
          <table:table-cell table:style-name="ce16" office:value-type="percentage" office:value="0.0323" calcext:value-type="percentage">
            <text:p>3.23%</text:p>
          </table:table-cell>
          <table:table-cell office:value-type="percentage" office:value="0.0242" calcext:value-type="percentage">
            <text:p>2.42%</text:p>
          </table:table-cell>
          <table:table-cell/>
          <table:table-cell office:value-type="string" calcext:value-type="string">
            <text:p>Kongo_9</text:p>
          </table:table-cell>
          <table:table-cell office:value-type="percentage" office:value="0.1491" calcext:value-type="percentage">
            <text:p>14.91%</text:p>
          </table:table-cell>
          <table:table-cell office:value-type="percentage" office:value="0.0739" calcext:value-type="percentage">
            <text:p>7.39%</text:p>
          </table:table-cell>
          <table:table-cell office:value-type="percentage" office:value="0.0644" calcext:value-type="percentage">
            <text:p>6.44%</text:p>
          </table:table-cell>
          <table:table-cell table:style-name="ce16" office:value-type="percentage" office:value="0.0472" calcext:value-type="percentage">
            <text:p>4.72%</text:p>
          </table:table-cell>
          <table:table-cell office:value-type="percentage" office:value="0.0259" calcext:value-type="percentage">
            <text:p>2.59%</text:p>
          </table:table-cell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0478" calcext:value-type="percentage">
            <text:p>4.78%</text:p>
          </table:table-cell>
          <table:table-cell office:value-type="percentage" office:value="0.0426" calcext:value-type="percentage">
            <text:p>4.26%</text:p>
          </table:table-cell>
          <table:table-cell office:value-type="percentage" office:value="0.0312" calcext:value-type="percentage">
            <text:p>3.12%</text:p>
          </table:table-cell>
          <table:table-cell table:style-name="ce16" office:value-type="percentage" office:value="0.0249" calcext:value-type="percentage">
            <text:p>2.49%</text:p>
          </table:table-cell>
          <table:table-cell office:value-type="percentage" office:value="0.0242" calcext:value-type="percentage">
            <text:p>2.42%</text:p>
          </table:table-cell>
          <table:table-cell/>
          <table:table-cell office:value-type="string" calcext:value-type="string">
            <text:p>Kongo_10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1137" calcext:value-type="percentage">
            <text:p>11.37%</text:p>
          </table:table-cell>
          <table:table-cell office:value-type="percentage" office:value="0.0888" calcext:value-type="percentage">
            <text:p>8.88%</text:p>
          </table:table-cell>
          <table:table-cell table:style-name="ce16" office:value-type="percentage" office:value="0.0485" calcext:value-type="percentage">
            <text:p>4.85%</text:p>
          </table:table-cell>
          <table:table-cell office:value-type="percentage" office:value="0.0527" calcext:value-type="percentage">
            <text:p>5.27%</text:p>
          </table:table-cell>
        </table:table-row>
        <table:table-row table:style-name="ro2">
          <table:table-cell table:style-name="ce13"/>
          <table:table-cell table:style-name="ce13" table:formula="of:=AVERAGE([.B15:.B24])" office:value-type="percentage" office:value="0.04322" calcext:value-type="percentage">
            <text:p>4.32%</text:p>
          </table:table-cell>
          <table:table-cell table:style-name="ce13" table:formula="of:=AVERAGE([.C15:.C24])" office:value-type="percentage" office:value="0.03753" calcext:value-type="percentage">
            <text:p>3.75%</text:p>
          </table:table-cell>
          <table:table-cell table:style-name="ce13" table:formula="of:=AVERAGE([.D15:.D24])" office:value-type="percentage" office:value="0.03051" calcext:value-type="percentage">
            <text:p>3.05%</text:p>
          </table:table-cell>
          <table:table-cell table:style-name="ce13" table:formula="of:=AVERAGE([.E15:.E24])" office:value-type="percentage" office:value="0.02466" calcext:value-type="percentage">
            <text:p>2.47%</text:p>
          </table:table-cell>
          <table:table-cell table:style-name="ce13" table:formula="of:=AVERAGE([.F15:.F24])" office:value-type="percentage" office:value="0.02584" calcext:value-type="percentage">
            <text:p>2.58%</text:p>
          </table:table-cell>
          <table:table-cell/>
          <table:table-cell table:style-name="ce13"/>
          <table:table-cell table:style-name="ce13" table:formula="of:=AVERAGE([.I15:.I24])" office:value-type="percentage" office:value="0.14117" calcext:value-type="percentage">
            <text:p>14.12%</text:p>
          </table:table-cell>
          <table:table-cell table:style-name="ce13" table:formula="of:=AVERAGE([.J15:.J24])" office:value-type="percentage" office:value="0.10489" calcext:value-type="percentage">
            <text:p>10.49%</text:p>
          </table:table-cell>
          <table:table-cell table:style-name="ce13" table:formula="of:=AVERAGE([.K15:.K24])" office:value-type="percentage" office:value="0.079083" calcext:value-type="percentage">
            <text:p>7.91%</text:p>
          </table:table-cell>
          <table:table-cell table:style-name="ce13" table:formula="of:=AVERAGE([.L15:.L24])" office:value-type="percentage" office:value="0.0484" calcext:value-type="percentage">
            <text:p>4.84%</text:p>
          </table:table-cell>
          <table:table-cell table:style-name="ce13" table:formula="of:=AVERAGE([.M15:.M24])" office:value-type="percentage" office:value="0.0418" calcext:value-type="percentage">
            <text:p>4.18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2"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155" calcext:value-type="percentage">
            <text:p>1.55%</text:p>
          </table:table-cell>
          <table:table-cell office:value-type="percentage" office:value="0.0129" calcext:value-type="percentage">
            <text:p>1.29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027" calcext:value-type="percentage">
            <text:p>0.27%</text:p>
          </table:table-cell>
          <table:table-cell/>
          <table:table-cell office:value-type="string" calcext:value-type="string">
            <text:p>Svalbard_1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202" calcext:value-type="percentage">
            <text:p>2.02%</text:p>
          </table:table-cell>
          <table:table-cell office:value-type="percentage" office:value="0.0184" calcext:value-type="percentage">
            <text:p>1.84%</text:p>
          </table:table-cell>
          <table:table-cell table:style-name="ce16" office:value-type="percentage" office:value="0.0149" calcext:value-type="percentage">
            <text:p>1.49%</text:p>
          </table:table-cell>
          <table:table-cell office:value-type="percentage" office:value="0.0115" calcext:value-type="percentage">
            <text:p>1.15%</text:p>
          </table:table-cell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0385" calcext:value-type="percentage">
            <text:p>3.85%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203" calcext:value-type="percentage">
            <text:p>2.03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133" calcext:value-type="percentage">
            <text:p>1.33%</text:p>
          </table:table-cell>
          <table:table-cell/>
          <table:table-cell office:value-type="string" calcext:value-type="string">
            <text:p>Svalbard_2</text:p>
          </table:table-cell>
          <table:table-cell office:value-type="percentage" office:value="0.0265" calcext:value-type="percentage">
            <text:p>2.65%</text:p>
          </table:table-cell>
          <table:table-cell office:value-type="percentage" office:value="0.0154" calcext:value-type="percentage">
            <text:p>1.54%</text:p>
          </table:table-cell>
          <table:table-cell office:value-type="percentage" office:value="0.0118" calcext:value-type="percentage">
            <text:p>1.18%</text:p>
          </table:table-cell>
          <table:table-cell table:style-name="ce16" office:value-type="percentage" office:value="0.0119" calcext:value-type="percentage">
            <text:p>1.19%</text:p>
          </table:table-cell>
          <table:table-cell office:value-type="percentage" office:value="0.0044" calcext:value-type="percentage">
            <text:p>0.44%</text:p>
          </table:table-cell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0288" calcext:value-type="percentage">
            <text:p>2.88%</text:p>
          </table:table-cell>
          <table:table-cell office:value-type="percentage" office:value="0.0201" calcext:value-type="percentage">
            <text:p>2.01%</text:p>
          </table:table-cell>
          <table:table-cell office:value-type="percentage" office:value="0.0141" calcext:value-type="percentage">
            <text:p>1.41%</text:p>
          </table:table-cell>
          <table:table-cell table:style-name="ce16" office:value-type="percentage" office:value="0.007" calcext:value-type="percentage">
            <text:p>0.70%</text:p>
          </table:table-cell>
          <table:table-cell office:value-type="percentage" office:value="0.0018" calcext:value-type="percentage">
            <text:p>0.18%</text:p>
          </table:table-cell>
          <table:table-cell/>
          <table:table-cell office:value-type="string" calcext:value-type="string">
            <text:p>Svalbard_3</text:p>
          </table:table-cell>
          <table:table-cell office:value-type="percentage" office:value="0.0306" calcext:value-type="percentage">
            <text:p>3.06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0174" calcext:value-type="percentage">
            <text:p>1.74%</text:p>
          </table:table-cell>
          <table:table-cell table:style-name="ce16" office:value-type="percentage" office:value="0.0119" calcext:value-type="percentage">
            <text:p>1.19%</text:p>
          </table:table-cell>
          <table:table-cell office:value-type="percentage" office:value="0.0062" calcext:value-type="percentage">
            <text:p>0.62%</text:p>
          </table:table-cell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0387" calcext:value-type="percentage">
            <text:p>3.87%</text:p>
          </table:table-cell>
          <table:table-cell office:value-type="percentage" office:value="0.0344" calcext:value-type="percentage">
            <text:p>3.44%</text:p>
          </table:table-cell>
          <table:table-cell office:value-type="percentage" office:value="0.0207" calcext:value-type="percentage">
            <text:p>2.07%</text:p>
          </table:table-cell>
          <table:table-cell table:style-name="ce16" office:value-type="percentage" office:value="0.0112" calcext:value-type="percentage">
            <text:p>1.12%</text:p>
          </table:table-cell>
          <table:table-cell office:value-type="percentage" office:value="0.0124" calcext:value-type="percentage">
            <text:p>1.24%</text:p>
          </table:table-cell>
          <table:table-cell/>
          <table:table-cell office:value-type="string" calcext:value-type="string">
            <text:p>Svalbard_4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142" calcext:value-type="percentage">
            <text:p>1.42%</text:p>
          </table:table-cell>
          <table:table-cell office:value-type="percentage" office:value="0.0112" calcext:value-type="percentage">
            <text:p>1.12%</text:p>
          </table:table-cell>
          <table:table-cell table:style-name="ce16" office:value-type="percentage" office:value="0.0096" calcext:value-type="percentage">
            <text:p>0.96%</text:p>
          </table:table-cell>
          <table:table-cell office:value-type="percentage" office:value="0.0106" calcext:value-type="percentage">
            <text:p>1.06%</text:p>
          </table:table-cell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121" calcext:value-type="percentage">
            <text:p>1.21%</text:p>
          </table:table-cell>
          <table:table-cell table:style-name="ce16" office:value-type="percentage" office:value="0.008" calcext:value-type="percentage">
            <text:p>0.80%</text:p>
          </table:table-cell>
          <table:table-cell office:value-type="percentage" office:value="0.0044" calcext:value-type="percentage">
            <text:p>0.44%</text:p>
          </table:table-cell>
          <table:table-cell/>
          <table:table-cell office:value-type="string" calcext:value-type="string">
            <text:p>Svalbard_5</text:p>
          </table:table-cell>
          <table:table-cell office:value-type="percentage" office:value="0.0268" calcext:value-type="percentage">
            <text:p>2.68%</text:p>
          </table:table-cell>
          <table:table-cell office:value-type="percentage" office:value="0.0232" calcext:value-type="percentage">
            <text:p>2.32%</text:p>
          </table:table-cell>
          <table:table-cell office:value-type="percentage" office:value="0.018" calcext:value-type="percentage">
            <text:p>1.80%</text:p>
          </table:table-cell>
          <table:table-cell table:style-name="ce16" office:value-type="percentage" office:value="0.0094" calcext:value-type="percentage">
            <text:p>0.94%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026" calcext:value-type="percentage">
            <text:p>2.60%</text:p>
          </table:table-cell>
          <table:table-cell office:value-type="percentage" office:value="0.0218" calcext:value-type="percentage">
            <text:p>2.18%</text:p>
          </table:table-cell>
          <table:table-cell office:value-type="percentage" office:value="0.0164" calcext:value-type="percentage">
            <text:p>1.64%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percentage" office:value="0.0077" calcext:value-type="percentage">
            <text:p>0.77%</text:p>
          </table:table-cell>
          <table:table-cell/>
          <table:table-cell office:value-type="string" calcext:value-type="string">
            <text:p>Svalbard_6</text:p>
          </table:table-cell>
          <table:table-cell office:value-type="percentage" office:value="0.0181" calcext:value-type="percentage">
            <text:p>1.81%</text:p>
          </table:table-cell>
          <table:table-cell office:value-type="percentage" office:value="0.0158" calcext:value-type="percentage">
            <text:p>1.58%</text:p>
          </table:table-cell>
          <table:table-cell office:value-type="percentage" office:value="0.0139" calcext:value-type="percentage">
            <text:p>1.39%</text:p>
          </table:table-cell>
          <table:table-cell table:style-name="ce16" office:value-type="percentage" office:value="0.0086" calcext:value-type="percentage">
            <text:p>0.86%</text:p>
          </table:table-cell>
          <table:table-cell office:value-type="percentage" office:value="0.0053" calcext:value-type="percentage">
            <text:p>0.53%</text:p>
          </table:table-cell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0173" calcext:value-type="percentage">
            <text:p>1.73%</text:p>
          </table:table-cell>
          <table:table-cell office:value-type="percentage" office:value="0.0127" calcext:value-type="percentage">
            <text:p>1.27%</text:p>
          </table:table-cell>
          <table:table-cell table:style-name="ce16" office:value-type="percentage" office:value="0.0062" calcext:value-type="percentage">
            <text:p>0.62%</text:p>
          </table:table-cell>
          <table:table-cell office:value-type="percentage" office:value="0.0009" calcext:value-type="percentage">
            <text:p>0.09%</text:p>
          </table:table-cell>
          <table:table-cell/>
          <table:table-cell office:value-type="string" calcext:value-type="string">
            <text:p>Svalbard_7</text:p>
          </table:table-cell>
          <table:table-cell office:value-type="percentage" office:value="0.0208" calcext:value-type="percentage">
            <text:p>2.08%</text:p>
          </table:table-cell>
          <table:table-cell office:value-type="percentage" office:value="0.0199" calcext:value-type="percentage">
            <text:p>1.99%</text:p>
          </table:table-cell>
          <table:table-cell office:value-type="percentage" office:value="0.0146" calcext:value-type="percentage">
            <text:p>1.46%</text:p>
          </table:table-cell>
          <table:table-cell table:style-name="ce16" office:value-type="percentage" office:value="0.0113" calcext:value-type="percentage">
            <text:p>1.13%</text:p>
          </table:table-cell>
          <table:table-cell office:value-type="percentage" office:value="0.0106" calcext:value-type="percentage">
            <text:p>1.06%</text:p>
          </table:table-cell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0319" calcext:value-type="percentage">
            <text:p>3.19%</text:p>
          </table:table-cell>
          <table:table-cell office:value-type="percentage" office:value="0.0263" calcext:value-type="percentage">
            <text:p>2.63%</text:p>
          </table:table-cell>
          <table:table-cell office:value-type="percentage" office:value="0.0159" calcext:value-type="percentage">
            <text:p>1.59%</text:p>
          </table:table-cell>
          <table:table-cell table:style-name="ce16" office:value-type="percentage" office:value="0.0058" calcext:value-type="percentage">
            <text:p>0.58%</text:p>
          </table:table-cell>
          <table:table-cell office:value-type="percentage" office:value="0.0124" calcext:value-type="percentage">
            <text:p>1.24%</text:p>
          </table:table-cell>
          <table:table-cell/>
          <table:table-cell office:value-type="string" calcext:value-type="string">
            <text:p>Svalbard_8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0263" calcext:value-type="percentage">
            <text:p>2.63%</text:p>
          </table:table-cell>
          <table:table-cell office:value-type="percentage" office:value="0.0182" calcext:value-type="percentage">
            <text:p>1.82%</text:p>
          </table:table-cell>
          <table:table-cell table:style-name="ce16" office:value-type="percentage" office:value="0.0128" calcext:value-type="percentage">
            <text:p>1.28%</text:p>
          </table:table-cell>
          <table:table-cell office:value-type="percentage" office:value="0.0071" calcext:value-type="percentage">
            <text:p>0.71%</text:p>
          </table:table-cell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0281" calcext:value-type="percentage">
            <text:p>2.81%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17" calcext:value-type="percentage">
            <text:p>1.70%</text:p>
          </table:table-cell>
          <table:table-cell table:style-name="ce16" office:value-type="percentage" office:value="0.0074" calcext:value-type="percentage">
            <text:p>0.74%</text:p>
          </table:table-cell>
          <table:table-cell office:value-type="percentage" office:value="0.0035" calcext:value-type="percentage">
            <text:p>0.35%</text:p>
          </table:table-cell>
          <table:table-cell/>
          <table:table-cell office:value-type="string" calcext:value-type="string">
            <text:p>Svalbard_9</text:p>
          </table:table-cell>
          <table:table-cell office:value-type="percentage" office:value="0.0271" calcext:value-type="percentage">
            <text:p>2.71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0166" calcext:value-type="percentage">
            <text:p>1.66%</text:p>
          </table:table-cell>
          <table:table-cell table:style-name="ce16" office:value-type="percentage" office:value="0.0086" calcext:value-type="percentage">
            <text:p>0.86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0316" calcext:value-type="percentage">
            <text:p>3.16%</text:p>
          </table:table-cell>
          <table:table-cell office:value-type="percentage" office:value="0.0248" calcext:value-type="percentage">
            <text:p>2.48%</text:p>
          </table:table-cell>
          <table:table-cell office:value-type="percentage" office:value="0.0246" calcext:value-type="percentage">
            <text:p>2.46%</text:p>
          </table:table-cell>
          <table:table-cell table:style-name="ce16" office:value-type="percentage" office:value="0.0078" calcext:value-type="percentage">
            <text:p>0.78%</text:p>
          </table:table-cell>
          <table:table-cell office:value-type="percentage" office:value="0.0035" calcext:value-type="percentage">
            <text:p>0.35%</text:p>
          </table:table-cell>
          <table:table-cell/>
          <table:table-cell office:value-type="string" calcext:value-type="string">
            <text:p>Svalbard_10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174" calcext:value-type="percentage">
            <text:p>1.74%</text:p>
          </table:table-cell>
          <table:table-cell office:value-type="percentage" office:value="0.0143" calcext:value-type="percentage">
            <text:p>1.43%</text:p>
          </table:table-cell>
          <table:table-cell table:style-name="ce16" office:value-type="percentage" office:value="0.0116" calcext:value-type="percentage">
            <text:p>1.16%</text:p>
          </table:table-cell>
          <table:table-cell office:value-type="percentage" office:value="0.0142" calcext:value-type="percentage">
            <text:p>1.42%</text:p>
          </table:table-cell>
        </table:table-row>
        <table:table-row table:style-name="ro2">
          <table:table-cell table:style-name="ce13"/>
          <table:table-cell table:style-name="ce13" table:formula="of:=AVERAGE([.B28:.B37])" office:value-type="percentage" office:value="0.03028" calcext:value-type="percentage">
            <text:p>3.03%</text:p>
          </table:table-cell>
          <table:table-cell table:style-name="ce13" table:formula="of:=AVERAGE([.C28:.C37])" office:value-type="percentage" office:value="0.02351" calcext:value-type="percentage">
            <text:p>2.35%</text:p>
          </table:table-cell>
          <table:table-cell table:style-name="ce13" table:formula="of:=AVERAGE([.D28:.D37])" office:value-type="percentage" office:value="0.01667" calcext:value-type="percentage">
            <text:p>1.67%</text:p>
          </table:table-cell>
          <table:table-cell table:style-name="ce13" table:formula="of:=AVERAGE([.E28:.E37])" office:value-type="percentage" office:value="0.00733" calcext:value-type="percentage">
            <text:p>0.73%</text:p>
          </table:table-cell>
          <table:table-cell table:style-name="ce13" table:formula="of:=AVERAGE([.F28:.F37])" office:value-type="percentage" office:value="0.00626" calcext:value-type="percentage">
            <text:p>0.63%</text:p>
          </table:table-cell>
          <table:table-cell/>
          <table:table-cell table:style-name="ce13"/>
          <table:table-cell table:style-name="ce13" table:formula="of:=AVERAGE([.I28:.I37])" office:value-type="percentage" office:value="0.02504" calcext:value-type="percentage">
            <text:p>2.50%</text:p>
          </table:table-cell>
          <table:table-cell table:style-name="ce13" table:formula="of:=AVERAGE([.J28:.J37])" office:value-type="percentage" office:value="0.01978" calcext:value-type="percentage">
            <text:p>1.98%</text:p>
          </table:table-cell>
          <table:table-cell table:style-name="ce13" table:formula="of:=AVERAGE([.K28:.K37])" office:value-type="percentage" office:value="0.01544" calcext:value-type="percentage">
            <text:p>1.54%</text:p>
          </table:table-cell>
          <table:table-cell table:style-name="ce13" table:formula="of:=AVERAGE([.L28:.L37])" office:value-type="percentage" office:value="0.01106" calcext:value-type="percentage">
            <text:p>1.11%</text:p>
          </table:table-cell>
          <table:table-cell table:style-name="ce13" table:formula="of:=AVERAGE([.M28:.M37])" office:value-type="percentage" office:value="0.0085" calcext:value-type="percentage">
            <text:p>0.85%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3" office:value-type="string" calcext:value-type="string">
            <text:p>NG=50</text:p>
          </table:table-cell>
          <table:table-cell table:style-name="ce13" office:value-type="string" calcext:value-type="string">
            <text:p>NG=100</text:p>
          </table:table-cell>
          <table:table-cell table:style-name="ce13" office:value-type="string" calcext:value-type="string">
            <text:p>NG=200</text:p>
          </table:table-cell>
          <table:table-cell table:style-name="ce13" office:value-type="string" calcext:value-type="string">
            <text:p>NG=1000</text:p>
          </table:table-cell>
          <table:table-cell table:style-name="ce13" office:value-type="string" calcext:value-type="string">
            <text:p>NG=2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134" calcext:value-type="percentage">
            <text:p>1.34%</text:p>
          </table:table-cell>
          <table:table-cell table:style-name="ce16" office:value-type="percentage" office:value="0.0066" calcext:value-type="percentage">
            <text:p>0.66%</text:p>
          </table:table-cell>
          <table:table-cell office:value-type="percentage" office:value="0.0062" calcext:value-type="percentage">
            <text:p>0.62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0317" calcext:value-type="percentage">
            <text:p>3.17%</text:p>
          </table:table-cell>
          <table:table-cell office:value-type="percentage" office:value="0.0202" calcext:value-type="percentage">
            <text:p>2.02%</text:p>
          </table:table-cell>
          <table:table-cell office:value-type="percentage" office:value="0.0138" calcext:value-type="percentage">
            <text:p>1.38%</text:p>
          </table:table-cell>
          <table:table-cell table:style-name="ce16" office:value-type="percentage" office:value="0.0051" calcext:value-type="percentage">
            <text:p>0.51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0237" calcext:value-type="percentage">
            <text:p>2.37%</text:p>
          </table:table-cell>
          <table:table-cell office:value-type="percentage" office:value="0.0198" calcext:value-type="percentage">
            <text:p>1.98%</text:p>
          </table:table-cell>
          <table:table-cell office:value-type="percentage" office:value="0.0174" calcext:value-type="percentage">
            <text:p>1.74%</text:p>
          </table:table-cell>
          <table:table-cell table:style-name="ce16" office:value-type="percentage" office:value="0.0064" calcext:value-type="percentage">
            <text:p>0.64%</text:p>
          </table:table-cell>
          <table:table-cell office:value-type="percentage" office:value="0.0027" calcext:value-type="percentage">
            <text:p>0.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174" calcext:value-type="percentage">
            <text:p>1.74%</text:p>
          </table:table-cell>
          <table:table-cell office:value-type="percentage" office:value="0.0087" calcext:value-type="percentage">
            <text:p>0.87%</text:p>
          </table:table-cell>
          <table:table-cell table:style-name="ce16" office:value-type="percentage" office:value="0.0063" calcext:value-type="percentage">
            <text:p>0.63%</text:p>
          </table:table-cell>
          <table:table-cell office:value-type="percentage" office:value="0.0027" calcext:value-type="percentage">
            <text:p>0.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0216" calcext:value-type="percentage">
            <text:p>2.16%</text:p>
          </table:table-cell>
          <table:table-cell office:value-type="percentage" office:value="0.0155" calcext:value-type="percentage">
            <text:p>1.55%</text:p>
          </table:table-cell>
          <table:table-cell table:style-name="ce16" office:value-type="percentage" office:value="0.0077" calcext:value-type="percentage">
            <text:p>0.77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0297" calcext:value-type="percentage">
            <text:p>2.97%</text:p>
          </table:table-cell>
          <table:table-cell office:value-type="percentage" office:value="0.0187" calcext:value-type="percentage">
            <text:p>1.87%</text:p>
          </table:table-cell>
          <table:table-cell office:value-type="percentage" office:value="0.0117" calcext:value-type="percentage">
            <text:p>1.17%</text:p>
          </table:table-cell>
          <table:table-cell table:style-name="ce16" office:value-type="percentage" office:value="0.0061" calcext:value-type="percentage">
            <text:p>0.61%</text:p>
          </table:table-cell>
          <table:table-cell office:value-type="percentage" office:value="0.0027" calcext:value-type="percentage">
            <text:p>0.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0235" calcext:value-type="percentage">
            <text:p>2.35%</text:p>
          </table:table-cell>
          <table:table-cell office:value-type="percentage" office:value="0.0189" calcext:value-type="percentage">
            <text:p>1.89%</text:p>
          </table:table-cell>
          <table:table-cell office:value-type="percentage" office:value="0.0108" calcext:value-type="percentage">
            <text:p>1.08%</text:p>
          </table:table-cell>
          <table:table-cell table:style-name="ce16" office:value-type="percentage" office:value="0.0047" calcext:value-type="percentage">
            <text:p>0.47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0188" calcext:value-type="percentage">
            <text:p>1.88%</text:p>
          </table:table-cell>
          <table:table-cell office:value-type="percentage" office:value="0.0118" calcext:value-type="percentage">
            <text:p>1.18%</text:p>
          </table:table-cell>
          <table:table-cell table:style-name="ce16" office:value-type="percentage" office:value="0.0049" calcext:value-type="percentage">
            <text:p>0.49%</text:p>
          </table:table-cell>
          <table:table-cell office:value-type="percentage" office:value="0.0027" calcext:value-type="percentage">
            <text:p>0.27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0322" calcext:value-type="percentage">
            <text:p>3.22%</text:p>
          </table:table-cell>
          <table:table-cell office:value-type="percentage" office:value="0.0195" calcext:value-type="percentage">
            <text:p>1.95%</text:p>
          </table:table-cell>
          <table:table-cell office:value-type="percentage" office:value="0.0189" calcext:value-type="percentage">
            <text:p>1.89%</text:p>
          </table:table-cell>
          <table:table-cell table:style-name="ce16" office:value-type="percentage" office:value="0.0056" calcext:value-type="percentage">
            <text:p>0.56%</text:p>
          </table:table-cell>
          <table:table-cell office:value-type="percentage" office:value="0.0035" calcext:value-type="percentage">
            <text:p>0.35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0224" calcext:value-type="percentage">
            <text:p>2.24%</text:p>
          </table:table-cell>
          <table:table-cell office:value-type="percentage" office:value="0.0184" calcext:value-type="percentage">
            <text:p>1.84%</text:p>
          </table:table-cell>
          <table:table-cell office:value-type="percentage" office:value="0.0157" calcext:value-type="percentage">
            <text:p>1.57%</text:p>
          </table:table-cell>
          <table:table-cell table:style-name="ce16" office:value-type="percentage" office:value="0.0092" calcext:value-type="percentage">
            <text:p>0.92%</text:p>
          </table:table-cell>
          <table:table-cell office:value-type="percentage" office:value="0.0062" calcext:value-type="percentage">
            <text:p>0.62%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table:formula="of:=AVERAGE([.B41:.B50])" office:value-type="percentage" office:value="0.02634" calcext:value-type="percentage">
            <text:p>2.63%</text:p>
          </table:table-cell>
          <table:table-cell table:style-name="ce13" table:formula="of:=AVERAGE([.C41:.C50])" office:value-type="percentage" office:value="0.0197" calcext:value-type="percentage">
            <text:p>1.97%</text:p>
          </table:table-cell>
          <table:table-cell table:style-name="ce13" table:formula="of:=AVERAGE([.D41:.D50])" office:value-type="percentage" office:value="0.01377" calcext:value-type="percentage">
            <text:p>1.38%</text:p>
          </table:table-cell>
          <table:table-cell table:style-name="ce13" table:formula="of:=AVERAGE([.E41:.E50])" office:value-type="percentage" office:value="0.00626" calcext:value-type="percentage">
            <text:p>0.63%</text:p>
          </table:table-cell>
          <table:table-cell table:style-name="ce13" table:formula="of:=AVERAGE([.F41:.F50])" office:value-type="percentage" office:value="0.00372" calcext:value-type="percentage">
            <text:p>0.37%</text:p>
          </table:table-cell>
          <table:table-cell table:number-columns-repeated="7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BF" table:style-name="ta1">
        <table:table-column table:style-name="co6" table:default-cell-style-name="Default"/>
        <table:table-column table:style-name="co6" table:number-columns-repeated="10" table:default-cell-style-name="ce18"/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1</text:p>
          </table:table-cell>
          <table:table-cell office:value-type="percentage" office:value="0.221" calcext:value-type="percentage">
            <text:p>22.10%</text:p>
          </table:table-cell>
          <table:table-cell office:value-type="percentage" office:value="0.2051" calcext:value-type="percentage">
            <text:p>20.51%</text:p>
          </table:table-cell>
          <table:table-cell table:style-name="ce16" office:value-type="percentage" office:value="0.177" calcext:value-type="percentage">
            <text:p>17.70%</text:p>
          </table:table-cell>
          <table:table-cell office:value-type="percentage" office:value="0.1519" calcext:value-type="percentage">
            <text:p>15.19%</text:p>
          </table:table-cell>
          <table:table-cell table:number-columns-repeated="2" office:value-type="percentage" office:value="0.141" calcext:value-type="percentage">
            <text:p>14.10%</text:p>
          </table:table-cell>
          <table:table-cell office:value-type="percentage" office:value="0.1496" calcext:value-type="percentage">
            <text:p>14.9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2</text:p>
          </table:table-cell>
          <table:table-cell office:value-type="percentage" office:value="0.168" calcext:value-type="percentage">
            <text:p>16.80%</text:p>
          </table:table-cell>
          <table:table-cell office:value-type="percentage" office:value="0.1532" calcext:value-type="percentage">
            <text:p>15.32%</text:p>
          </table:table-cell>
          <table:table-cell table:style-name="ce16" office:value-type="percentage" office:value="0.1257" calcext:value-type="percentage">
            <text:p>12.57%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1072" calcext:value-type="percentage">
            <text:p>10.72%</text:p>
          </table:table-cell>
          <table:table-cell office:value-type="percentage" office:value="0.1092" calcext:value-type="percentage">
            <text:p>10.92%</text:p>
          </table:table-cell>
          <table:table-cell office:value-type="percentage" office:value="0.1093" calcext:value-type="percentage">
            <text:p>10.9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3</text:p>
          </table:table-cell>
          <table:table-cell office:value-type="percentage" office:value="0.1616" calcext:value-type="percentage">
            <text:p>16.16%</text:p>
          </table:table-cell>
          <table:table-cell office:value-type="percentage" office:value="0.1507" calcext:value-type="percentage">
            <text:p>15.07%</text:p>
          </table:table-cell>
          <table:table-cell table:style-name="ce16" office:value-type="percentage" office:value="0.1068" calcext:value-type="percentage">
            <text:p>10.68%</text:p>
          </table:table-cell>
          <table:table-cell office:value-type="percentage" office:value="0.1076" calcext:value-type="percentage">
            <text:p>10.76%</text:p>
          </table:table-cell>
          <table:table-cell office:value-type="percentage" office:value="0.0952" calcext:value-type="percentage">
            <text:p>9.52%</text:p>
          </table:table-cell>
          <table:table-cell office:value-type="percentage" office:value="0.0994" calcext:value-type="percentage">
            <text:p>9.94%</text:p>
          </table:table-cell>
          <table:table-cell office:value-type="percentage" office:value="0.0928" calcext:value-type="percentage">
            <text:p>9.28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4</text:p>
          </table:table-cell>
          <table:table-cell office:value-type="percentage" office:value="0.1534" calcext:value-type="percentage">
            <text:p>15.34%</text:p>
          </table:table-cell>
          <table:table-cell office:value-type="percentage" office:value="0.1336" calcext:value-type="percentage">
            <text:p>13.36%</text:p>
          </table:table-cell>
          <table:table-cell table:style-name="ce16" office:value-type="percentage" office:value="0.1198" calcext:value-type="percentage">
            <text:p>11.98%</text:p>
          </table:table-cell>
          <table:table-cell office:value-type="percentage" office:value="0.1001" calcext:value-type="percentage">
            <text:p>10.01%</text:p>
          </table:table-cell>
          <table:table-cell table:number-columns-repeated="2" office:value-type="percentage" office:value="0.0942" calcext:value-type="percentage">
            <text:p>9.42%</text:p>
          </table:table-cell>
          <table:table-cell office:value-type="percentage" office:value="0.0956" calcext:value-type="percentage">
            <text:p>9.5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5</text:p>
          </table:table-cell>
          <table:table-cell office:value-type="percentage" office:value="0.1479" calcext:value-type="percentage">
            <text:p>14.79%</text:p>
          </table:table-cell>
          <table:table-cell office:value-type="percentage" office:value="0.1332" calcext:value-type="percentage">
            <text:p>13.32%</text:p>
          </table:table-cell>
          <table:table-cell table:style-name="ce16" office:value-type="percentage" office:value="0.1046" calcext:value-type="percentage">
            <text:p>10.46%</text:p>
          </table:table-cell>
          <table:table-cell office:value-type="percentage" office:value="0.1048" calcext:value-type="percentage">
            <text:p>10.48%</text:p>
          </table:table-cell>
          <table:table-cell office:value-type="percentage" office:value="0.0945" calcext:value-type="percentage">
            <text:p>9.45%</text:p>
          </table:table-cell>
          <table:table-cell office:value-type="percentage" office:value="0.0924" calcext:value-type="percentage">
            <text:p>9.24%</text:p>
          </table:table-cell>
          <table:table-cell office:value-type="percentage" office:value="0.0946" calcext:value-type="percentage">
            <text:p>9.4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6</text:p>
          </table:table-cell>
          <table:table-cell office:value-type="percentage" office:value="0.1498" calcext:value-type="percentage">
            <text:p>14.98%</text:p>
          </table:table-cell>
          <table:table-cell office:value-type="percentage" office:value="0.139" calcext:value-type="percentage">
            <text:p>13.90%</text:p>
          </table:table-cell>
          <table:table-cell table:style-name="ce16" office:value-type="percentage" office:value="0.1208" calcext:value-type="percentage">
            <text:p>12.08%</text:p>
          </table:table-cell>
          <table:table-cell office:value-type="percentage" office:value="0.1164" calcext:value-type="percentage">
            <text:p>11.64%</text:p>
          </table:table-cell>
          <table:table-cell office:value-type="percentage" office:value="0.1058" calcext:value-type="percentage">
            <text:p>10.58%</text:p>
          </table:table-cell>
          <table:table-cell office:value-type="percentage" office:value="0.1061" calcext:value-type="percentage">
            <text:p>10.61%</text:p>
          </table:table-cell>
          <table:table-cell office:value-type="percentage" office:value="0.1037" calcext:value-type="percentage">
            <text:p>10.3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7</text:p>
          </table:table-cell>
          <table:table-cell office:value-type="percentage" office:value="0.1361" calcext:value-type="percentage">
            <text:p>13.61%</text:p>
          </table:table-cell>
          <table:table-cell office:value-type="percentage" office:value="0.1261" calcext:value-type="percentage">
            <text:p>12.61%</text:p>
          </table:table-cell>
          <table:table-cell table:style-name="ce16" office:value-type="percentage" office:value="0.1084" calcext:value-type="percentage">
            <text:p>10.84%</text:p>
          </table:table-cell>
          <table:table-cell office:value-type="percentage" office:value="0.0996" calcext:value-type="percentage">
            <text:p>9.96%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913" calcext:value-type="percentage">
            <text:p>9.13%</text:p>
          </table:table-cell>
          <table:table-cell office:value-type="percentage" office:value="0.0863" calcext:value-type="percentage">
            <text:p>8.6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8</text:p>
          </table:table-cell>
          <table:table-cell office:value-type="percentage" office:value="0.1342" calcext:value-type="percentage">
            <text:p>13.42%</text:p>
          </table:table-cell>
          <table:table-cell office:value-type="percentage" office:value="0.1265" calcext:value-type="percentage">
            <text:p>12.65%</text:p>
          </table:table-cell>
          <table:table-cell table:style-name="ce16" office:value-type="percentage" office:value="0.117" calcext:value-type="percentage">
            <text:p>11.70%</text:p>
          </table:table-cell>
          <table:table-cell office:value-type="percentage" office:value="0.1098" calcext:value-type="percentage">
            <text:p>10.98%</text:p>
          </table:table-cell>
          <table:table-cell office:value-type="percentage" office:value="0.1085" calcext:value-type="percentage">
            <text:p>10.85%</text:p>
          </table:table-cell>
          <table:table-cell office:value-type="percentage" office:value="0.1002" calcext:value-type="percentage">
            <text:p>10.02%</text:p>
          </table:table-cell>
          <table:table-cell office:value-type="percentage" office:value="0.096" calcext:value-type="percentage">
            <text:p>9.6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9</text:p>
          </table:table-cell>
          <table:table-cell office:value-type="percentage" office:value="0.1744" calcext:value-type="percentage">
            <text:p>17.44%</text:p>
          </table:table-cell>
          <table:table-cell office:value-type="percentage" office:value="0.1603" calcext:value-type="percentage">
            <text:p>16.03%</text:p>
          </table:table-cell>
          <table:table-cell table:style-name="ce16" office:value-type="percentage" office:value="0.1433" calcext:value-type="percentage">
            <text:p>14.33%</text:p>
          </table:table-cell>
          <table:table-cell office:value-type="percentage" office:value="0.1315" calcext:value-type="percentage">
            <text:p>13.15%</text:p>
          </table:table-cell>
          <table:table-cell office:value-type="percentage" office:value="0.1283" calcext:value-type="percentage">
            <text:p>12.83%</text:p>
          </table:table-cell>
          <table:table-cell office:value-type="percentage" office:value="0.1174" calcext:value-type="percentage">
            <text:p>11.74%</text:p>
          </table:table-cell>
          <table:table-cell office:value-type="percentage" office:value="0.1152" calcext:value-type="percentage">
            <text:p>11.5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etown_10</text:p>
          </table:table-cell>
          <table:table-cell office:value-type="percentage" office:value="0.1461" calcext:value-type="percentage">
            <text:p>14.61%</text:p>
          </table:table-cell>
          <table:table-cell office:value-type="percentage" office:value="0.1271" calcext:value-type="percentage">
            <text:p>12.71%</text:p>
          </table:table-cell>
          <table:table-cell table:style-name="ce16" office:value-type="percentage" office:value="0.1192" calcext:value-type="percentage">
            <text:p>11.92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107" calcext:value-type="percentage">
            <text:p>10.70%</text:p>
          </table:table-cell>
          <table:table-cell office:value-type="percentage" office:value="0.1041" calcext:value-type="percentage">
            <text:p>10.41%</text:p>
          </table:table-cell>
          <table:table-cell office:value-type="percentage" office:value="0.0981" calcext:value-type="percentage">
            <text:p>9.8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2:.B11])" office:value-type="percentage" office:value="0.15925" calcext:value-type="percentage">
            <text:p>15.93%</text:p>
          </table:table-cell>
          <table:table-cell table:style-name="ce17" table:formula="of:=AVERAGE([.C2:.C11])" office:value-type="percentage" office:value="0.14548" calcext:value-type="percentage">
            <text:p>14.55%</text:p>
          </table:table-cell>
          <table:table-cell table:style-name="ce17" table:formula="of:=AVERAGE([.D2:.D11])" office:value-type="percentage" office:value="0.12426" calcext:value-type="percentage">
            <text:p>12.43%</text:p>
          </table:table-cell>
          <table:table-cell table:style-name="ce17" table:formula="of:=AVERAGE([.E2:.E11])" office:value-type="percentage" office:value="0.11497" calcext:value-type="percentage">
            <text:p>11.50%</text:p>
          </table:table-cell>
          <table:table-cell table:style-name="ce17" table:formula="of:=AVERAGE([.F2:.F11])" office:value-type="percentage" office:value="0.10767" calcext:value-type="percentage">
            <text:p>10.77%</text:p>
          </table:table-cell>
          <table:table-cell table:style-name="ce17" table:formula="of:=AVERAGE([.G2:.G11])" office:value-type="percentage" office:value="0.10553" calcext:value-type="percentage">
            <text:p>10.55%</text:p>
          </table:table-cell>
          <table:table-cell table:style-name="ce17" table:formula="of:=AVERAGE([.H2:.H11])" office:value-type="percentage" office:value="0.10412" calcext:value-type="percentage">
            <text:p>10.41%</text:p>
          </table:table-cell>
          <table:table-cell table:style-name="ce13"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1</text:p>
          </table:table-cell>
          <table:table-cell office:value-type="percentage" office:value="0.4499" calcext:value-type="percentage">
            <text:p>44.99%</text:p>
          </table:table-cell>
          <table:table-cell office:value-type="percentage" office:value="0.2207" calcext:value-type="percentage">
            <text:p>22.07%</text:p>
          </table:table-cell>
          <table:table-cell table:style-name="ce16" office:value-type="percentage" office:value="0.0434" calcext:value-type="percentage">
            <text:p>4.34%</text:p>
          </table:table-cell>
          <table:table-cell office:value-type="percentage" office:value="0.0367" calcext:value-type="percentage">
            <text:p>3.67%</text:p>
          </table:table-cell>
          <table:table-cell office:value-type="percentage" office:value="0.0357" calcext:value-type="percentage">
            <text:p>3.57%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645" calcext:value-type="percentage">
            <text:p>6.4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2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1572" calcext:value-type="percentage">
            <text:p>15.72%</text:p>
          </table:table-cell>
          <table:table-cell table:style-name="ce16" office:value-type="percentage" office:value="0.0376" calcext:value-type="percentage">
            <text:p>3.76%</text:p>
          </table:table-cell>
          <table:table-cell office:value-type="percentage" office:value="0.0317" calcext:value-type="percentage">
            <text:p>3.17%</text:p>
          </table:table-cell>
          <table:table-cell office:value-type="percentage" office:value="0.0301" calcext:value-type="percentage">
            <text:p>3.01%</text:p>
          </table:table-cell>
          <table:table-cell office:value-type="percentage" office:value="0.0303" calcext:value-type="percentage">
            <text:p>3.03%</text:p>
          </table:table-cell>
          <table:table-cell office:value-type="percentage" office:value="0.0274" calcext:value-type="percentage">
            <text:p>2.7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3</text:p>
          </table:table-cell>
          <table:table-cell office:value-type="percentage" office:value="0.4798" calcext:value-type="percentage">
            <text:p>47.98%</text:p>
          </table:table-cell>
          <table:table-cell office:value-type="percentage" office:value="0.1627" calcext:value-type="percentage">
            <text:p>16.27%</text:p>
          </table:table-cell>
          <table:table-cell table:style-name="ce16" office:value-type="percentage" office:value="0.0449" calcext:value-type="percentage">
            <text:p>4.49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284" calcext:value-type="percentage">
            <text:p>2.84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957" calcext:value-type="percentage">
            <text:p>19.5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4</text:p>
          </table:table-cell>
          <table:table-cell office:value-type="percentage" office:value="0.5008" calcext:value-type="percentage">
            <text:p>50.08%</text:p>
          </table:table-cell>
          <table:table-cell office:value-type="percentage" office:value="0.1613" calcext:value-type="percentage">
            <text:p>16.13%</text:p>
          </table:table-cell>
          <table:table-cell table:style-name="ce16" office:value-type="percentage" office:value="0.0484" calcext:value-type="percentage">
            <text:p>4.84%</text:p>
          </table:table-cell>
          <table:table-cell office:value-type="percentage" office:value="0.0348" calcext:value-type="percentage">
            <text:p>3.48%</text:p>
          </table:table-cell>
          <table:table-cell office:value-type="percentage" office:value="0.0295" calcext:value-type="percentage">
            <text:p>2.95%</text:p>
          </table:table-cell>
          <table:table-cell office:value-type="percentage" office:value="0.0682" calcext:value-type="percentage">
            <text:p>6.82%</text:p>
          </table:table-cell>
          <table:table-cell office:value-type="percentage" office:value="0.147" calcext:value-type="percentage">
            <text:p>14.7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5</text:p>
          </table:table-cell>
          <table:table-cell office:value-type="percentage" office:value="0.4374" calcext:value-type="percentage">
            <text:p>43.74%</text:p>
          </table:table-cell>
          <table:table-cell office:value-type="percentage" office:value="0.147" calcext:value-type="percentage">
            <text:p>14.70%</text:p>
          </table:table-cell>
          <table:table-cell table:style-name="ce16" office:value-type="percentage" office:value="0.0346" calcext:value-type="percentage">
            <text:p>3.46%</text:p>
          </table:table-cell>
          <table:table-cell office:value-type="percentage" office:value="0.0291" calcext:value-type="percentage">
            <text:p>2.91%</text:p>
          </table:table-cell>
          <table:table-cell office:value-type="percentage" office:value="0.0262" calcext:value-type="percentage">
            <text:p>2.62%</text:p>
          </table:table-cell>
          <table:table-cell office:value-type="percentage" office:value="0.0715" calcext:value-type="percentage">
            <text:p>7.15%</text:p>
          </table:table-cell>
          <table:table-cell office:value-type="percentage" office:value="0.2632" calcext:value-type="percentage">
            <text:p>26.3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6</text:p>
          </table:table-cell>
          <table:table-cell office:value-type="percentage" office:value="0.4873" calcext:value-type="percentage">
            <text:p>48.73%</text:p>
          </table:table-cell>
          <table:table-cell office:value-type="percentage" office:value="0.1791" calcext:value-type="percentage">
            <text:p>17.91%</text:p>
          </table:table-cell>
          <table:table-cell table:style-name="ce16" office:value-type="percentage" office:value="0.0522" calcext:value-type="percentage">
            <text:p>5.22%</text:p>
          </table:table-cell>
          <table:table-cell office:value-type="percentage" office:value="0.0407" calcext:value-type="percentage">
            <text:p>4.07%</text:p>
          </table:table-cell>
          <table:table-cell office:value-type="percentage" office:value="0.0316" calcext:value-type="percentage">
            <text:p>3.16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2313" calcext:value-type="percentage">
            <text:p>23.1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7</text:p>
          </table:table-cell>
          <table:table-cell office:value-type="percentage" office:value="0.4977" calcext:value-type="percentage">
            <text:p>49.77%</text:p>
          </table:table-cell>
          <table:table-cell office:value-type="percentage" office:value="0.1317" calcext:value-type="percentage">
            <text:p>13.17%</text:p>
          </table:table-cell>
          <table:table-cell table:style-name="ce16" office:value-type="percentage" office:value="0.0405" calcext:value-type="percentage">
            <text:p>4.05%</text:p>
          </table:table-cell>
          <table:table-cell office:value-type="percentage" office:value="0.0292" calcext:value-type="percentage">
            <text:p>2.92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1112" calcext:value-type="percentage">
            <text:p>11.12%</text:p>
          </table:table-cell>
          <table:table-cell office:value-type="percentage" office:value="0.2151" calcext:value-type="percentage">
            <text:p>21.5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8</text:p>
          </table:table-cell>
          <table:table-cell office:value-type="percentage" office:value="0.4758" calcext:value-type="percentage">
            <text:p>47.58%</text:p>
          </table:table-cell>
          <table:table-cell office:value-type="percentage" office:value="0.1342" calcext:value-type="percentage">
            <text:p>13.42%</text:p>
          </table:table-cell>
          <table:table-cell table:style-name="ce16" office:value-type="percentage" office:value="0.0446" calcext:value-type="percentage">
            <text:p>4.46%</text:p>
          </table:table-cell>
          <table:table-cell office:value-type="percentage" office:value="0.0337" calcext:value-type="percentage">
            <text:p>3.37%</text:p>
          </table:table-cell>
          <table:table-cell office:value-type="percentage" office:value="0.0304" calcext:value-type="percentage">
            <text:p>3.04%</text:p>
          </table:table-cell>
          <table:table-cell office:value-type="percentage" office:value="0.1675" calcext:value-type="percentage">
            <text:p>16.75%</text:p>
          </table:table-cell>
          <table:table-cell office:value-type="percentage" office:value="0.2804" calcext:value-type="percentage">
            <text:p>28.0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9</text:p>
          </table:table-cell>
          <table:table-cell office:value-type="percentage" office:value="0.5178" calcext:value-type="percentage">
            <text:p>51.78%</text:p>
          </table:table-cell>
          <table:table-cell office:value-type="percentage" office:value="0.1353" calcext:value-type="percentage">
            <text:p>13.53%</text:p>
          </table:table-cell>
          <table:table-cell table:style-name="ce16" office:value-type="percentage" office:value="0.0434" calcext:value-type="percentage">
            <text:p>4.34%</text:p>
          </table:table-cell>
          <table:table-cell office:value-type="percentage" office:value="0.0299" calcext:value-type="percentage">
            <text:p>2.99%</text:p>
          </table:table-cell>
          <table:table-cell office:value-type="percentage" office:value="0.0256" calcext:value-type="percentage">
            <text:p>2.56%</text:p>
          </table:table-cell>
          <table:table-cell office:value-type="percentage" office:value="0.1168" calcext:value-type="percentage">
            <text:p>11.68%</text:p>
          </table:table-cell>
          <table:table-cell office:value-type="percentage" office:value="0.1996" calcext:value-type="percentage">
            <text:p>19.9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ce_10</text:p>
          </table:table-cell>
          <table:table-cell office:value-type="percentage" office:value="0.4919" calcext:value-type="percentage">
            <text:p>49.19%</text:p>
          </table:table-cell>
          <table:table-cell office:value-type="percentage" office:value="0.1319" calcext:value-type="percentage">
            <text:p>13.19%</text:p>
          </table:table-cell>
          <table:table-cell table:style-name="ce16" office:value-type="percentage" office:value="0.0446" calcext:value-type="percentage">
            <text:p>4.46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1162" calcext:value-type="percentage">
            <text:p>11.62%</text:p>
          </table:table-cell>
          <table:table-cell office:value-type="percentage" office:value="0.2444" calcext:value-type="percentage">
            <text:p>24.44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15:.B24])" office:value-type="percentage" office:value="0.47999" calcext:value-type="percentage">
            <text:p>48.00%</text:p>
          </table:table-cell>
          <table:table-cell table:style-name="ce17" table:formula="of:=AVERAGE([.C15:.C24])" office:value-type="percentage" office:value="0.15611" calcext:value-type="percentage">
            <text:p>15.61%</text:p>
          </table:table-cell>
          <table:table-cell table:style-name="ce17" table:formula="of:=AVERAGE([.D15:.D24])" office:value-type="percentage" office:value="0.04342" calcext:value-type="percentage">
            <text:p>4.34%</text:p>
          </table:table-cell>
          <table:table-cell table:style-name="ce17" table:formula="of:=AVERAGE([.E15:.E24])" office:value-type="percentage" office:value="0.03338" calcext:value-type="percentage">
            <text:p>3.34%</text:p>
          </table:table-cell>
          <table:table-cell table:style-name="ce17" table:formula="of:=AVERAGE([.F15:.F24])" office:value-type="percentage" office:value="0.02979" calcext:value-type="percentage">
            <text:p>2.98%</text:p>
          </table:table-cell>
          <table:table-cell table:style-name="ce17" table:formula="of:=AVERAGE([.G15:.G24])" office:value-type="percentage" office:value="0.09059" calcext:value-type="percentage">
            <text:p>9.06%</text:p>
          </table:table-cell>
          <table:table-cell table:style-name="ce17" table:formula="of:=AVERAGE([.H15:.H24])" office:value-type="percentage" office:value="0.18686" calcext:value-type="percentage">
            <text:p>18.69%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1</text:p>
          </table:table-cell>
          <table:table-cell office:value-type="percentage" office:value="0.4458" calcext:value-type="percentage">
            <text:p>44.58%</text:p>
          </table:table-cell>
          <table:table-cell office:value-type="percentage" office:value="0.4147" calcext:value-type="percentage">
            <text:p>41.47%</text:p>
          </table:table-cell>
          <table:table-cell table:style-name="ce16" office:value-type="percentage" office:value="0.0695" calcext:value-type="percentage">
            <text:p>6.95%</text:p>
          </table:table-cell>
          <table:table-cell office:value-type="percentage" office:value="0.0502" calcext:value-type="percentage">
            <text:p>5.02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311" calcext:value-type="percentage">
            <text:p>3.11%</text:p>
          </table:table-cell>
          <table:table-cell office:value-type="percentage" office:value="0.028" calcext:value-type="percentage">
            <text:p>2.8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2</text:p>
          </table:table-cell>
          <table:table-cell office:value-type="percentage" office:value="0.4355" calcext:value-type="percentage">
            <text:p>43.55%</text:p>
          </table:table-cell>
          <table:table-cell office:value-type="percentage" office:value="0.4061" calcext:value-type="percentage">
            <text:p>40.61%</text:p>
          </table:table-cell>
          <table:table-cell table:style-name="ce16" office:value-type="percentage" office:value="0.0771" calcext:value-type="percentage">
            <text:p>7.71%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374" calcext:value-type="percentage">
            <text:p>3.74%</text:p>
          </table:table-cell>
          <table:table-cell office:value-type="percentage" office:value="0.0296" calcext:value-type="percentage">
            <text:p>2.96%</text:p>
          </table:table-cell>
          <table:table-cell office:value-type="percentage" office:value="0.0283" calcext:value-type="percentage">
            <text:p>2.8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3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3706" calcext:value-type="percentage">
            <text:p>37.06%</text:p>
          </table:table-cell>
          <table:table-cell table:style-name="ce16" office:value-type="percentage" office:value="0.0768" calcext:value-type="percentage">
            <text:p>7.68%</text:p>
          </table:table-cell>
          <table:table-cell office:value-type="percentage" office:value="0.0538" calcext:value-type="percentage">
            <text:p>5.38%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02" calcext:value-type="percentage">
            <text:p>4.02%</text:p>
          </table:table-cell>
          <table:table-cell office:value-type="percentage" office:value="0.0371" calcext:value-type="percentage">
            <text:p>3.7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4</text:p>
          </table:table-cell>
          <table:table-cell office:value-type="percentage" office:value="0.4149" calcext:value-type="percentage">
            <text:p>41.49%</text:p>
          </table:table-cell>
          <table:table-cell office:value-type="percentage" office:value="0.3523" calcext:value-type="percentage">
            <text:p>35.23%</text:p>
          </table:table-cell>
          <table:table-cell table:style-name="ce16" office:value-type="percentage" office:value="0.0765" calcext:value-type="percentage">
            <text:p>7.65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362" calcext:value-type="percentage">
            <text:p>3.62%</text:p>
          </table:table-cell>
          <table:table-cell office:value-type="percentage" office:value="0.0345" calcext:value-type="percentage">
            <text:p>3.4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5</text:p>
          </table:table-cell>
          <table:table-cell office:value-type="percentage" office:value="0.4481" calcext:value-type="percentage">
            <text:p>44.81%</text:p>
          </table:table-cell>
          <table:table-cell office:value-type="percentage" office:value="0.3717" calcext:value-type="percentage">
            <text:p>37.17%</text:p>
          </table:table-cell>
          <table:table-cell table:style-name="ce16" office:value-type="percentage" office:value="0.0705" calcext:value-type="percentage">
            <text:p>7.05%</text:p>
          </table:table-cell>
          <table:table-cell office:value-type="percentage" office:value="0.0456" calcext:value-type="percentage">
            <text:p>4.56%</text:p>
          </table:table-cell>
          <table:table-cell office:value-type="percentage" office:value="0.0393" calcext:value-type="percentage">
            <text:p>3.93%</text:p>
          </table:table-cell>
          <table:table-cell office:value-type="percentage" office:value="0.0313" calcext:value-type="percentage">
            <text:p>3.13%</text:p>
          </table:table-cell>
          <table:table-cell office:value-type="percentage" office:value="0.0287" calcext:value-type="percentage">
            <text:p>2.8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6</text:p>
          </table:table-cell>
          <table:table-cell office:value-type="percentage" office:value="0.4338" calcext:value-type="percentage">
            <text:p>43.38%</text:p>
          </table:table-cell>
          <table:table-cell office:value-type="percentage" office:value="0.3697" calcext:value-type="percentage">
            <text:p>36.97%</text:p>
          </table:table-cell>
          <table:table-cell table:style-name="ce16" office:value-type="percentage" office:value="0.0805" calcext:value-type="percentage">
            <text:p>8.05%</text:p>
          </table:table-cell>
          <table:table-cell office:value-type="percentage" office:value="0.0463" calcext:value-type="percentage">
            <text:p>4.63%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01" calcext:value-type="percentage">
            <text:p>3.01%</text:p>
          </table:table-cell>
          <table:table-cell office:value-type="percentage" office:value="0.0281" calcext:value-type="percentage">
            <text:p>2.8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7</text:p>
          </table:table-cell>
          <table:table-cell office:value-type="percentage" office:value="0.4489" calcext:value-type="percentage">
            <text:p>44.89%</text:p>
          </table:table-cell>
          <table:table-cell office:value-type="percentage" office:value="0.3919" calcext:value-type="percentage">
            <text:p>39.19%</text:p>
          </table:table-cell>
          <table:table-cell table:style-name="ce16" office:value-type="percentage" office:value="0.08" calcext:value-type="percentage">
            <text:p>8.00%</text:p>
          </table:table-cell>
          <table:table-cell office:value-type="percentage" office:value="0.0477" calcext:value-type="percentage">
            <text:p>4.77%</text:p>
          </table:table-cell>
          <table:table-cell office:value-type="percentage" office:value="0.0368" calcext:value-type="percentage">
            <text:p>3.68%</text:p>
          </table:table-cell>
          <table:table-cell office:value-type="percentage" office:value="0.0321" calcext:value-type="percentage">
            <text:p>3.21%</text:p>
          </table:table-cell>
          <table:table-cell office:value-type="percentage" office:value="0.0299" calcext:value-type="percentage">
            <text:p>2.9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8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27" calcext:value-type="percentage">
            <text:p>36.27%</text:p>
          </table:table-cell>
          <table:table-cell table:style-name="ce16" office:value-type="percentage" office:value="0.0559" calcext:value-type="percentage">
            <text:p>5.59%</text:p>
          </table:table-cell>
          <table:table-cell office:value-type="percentage" office:value="0.0447" calcext:value-type="percentage">
            <text:p>4.47%</text:p>
          </table:table-cell>
          <table:table-cell office:value-type="percentage" office:value="0.0379" calcext:value-type="percentage">
            <text:p>3.79%</text:p>
          </table:table-cell>
          <table:table-cell office:value-type="percentage" office:value="0.031" calcext:value-type="percentage">
            <text:p>3.10%</text:p>
          </table:table-cell>
          <table:table-cell office:value-type="percentage" office:value="0.0289" calcext:value-type="percentage">
            <text:p>2.8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9</text:p>
          </table:table-cell>
          <table:table-cell office:value-type="percentage" office:value="0.4551" calcext:value-type="percentage">
            <text:p>45.51%</text:p>
          </table:table-cell>
          <table:table-cell office:value-type="percentage" office:value="0.41" calcext:value-type="percentage">
            <text:p>41.00%</text:p>
          </table:table-cell>
          <table:table-cell table:style-name="ce16" office:value-type="percentage" office:value="0.0703" calcext:value-type="percentage">
            <text:p>7.03%</text:p>
          </table:table-cell>
          <table:table-cell office:value-type="percentage" office:value="0.0502" calcext:value-type="percentage">
            <text:p>5.02%</text:p>
          </table:table-cell>
          <table:table-cell office:value-type="percentage" office:value="0.0461" calcext:value-type="percentage">
            <text:p>4.61%</text:p>
          </table:table-cell>
          <table:table-cell office:value-type="percentage" office:value="0.0397" calcext:value-type="percentage">
            <text:p>3.97%</text:p>
          </table:table-cell>
          <table:table-cell office:value-type="percentage" office:value="0.0383" calcext:value-type="percentage">
            <text:p>3.8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eland_10</text:p>
          </table:table-cell>
          <table:table-cell office:value-type="percentage" office:value="0.4197" calcext:value-type="percentage">
            <text:p>41.97%</text:p>
          </table:table-cell>
          <table:table-cell office:value-type="percentage" office:value="0.3778" calcext:value-type="percentage">
            <text:p>37.78%</text:p>
          </table:table-cell>
          <table:table-cell table:style-name="ce16" office:value-type="percentage" office:value="0.052" calcext:value-type="percentage">
            <text:p>5.20%</text:p>
          </table:table-cell>
          <table:table-cell office:value-type="percentage" office:value="0.0405" calcext:value-type="percentage">
            <text:p>4.05%</text:p>
          </table:table-cell>
          <table:table-cell office:value-type="percentage" office:value="0.0338" calcext:value-type="percentage">
            <text:p>3.38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314" calcext:value-type="percentage">
            <text:p>3.14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28:.B37])" office:value-type="percentage" office:value="0.43594" calcext:value-type="percentage">
            <text:p>43.59%</text:p>
          </table:table-cell>
          <table:table-cell table:style-name="ce17" table:formula="of:=AVERAGE([.C28:.C37])" office:value-type="percentage" office:value="0.38275" calcext:value-type="percentage">
            <text:p>38.28%</text:p>
          </table:table-cell>
          <table:table-cell table:style-name="ce17" table:formula="of:=AVERAGE([.D28:.D37])" office:value-type="percentage" office:value="0.07091" calcext:value-type="percentage">
            <text:p>7.09%</text:p>
          </table:table-cell>
          <table:table-cell table:style-name="ce17" table:formula="of:=AVERAGE([.E28:.E37])" office:value-type="percentage" office:value="0.04791" calcext:value-type="percentage">
            <text:p>4.79%</text:p>
          </table:table-cell>
          <table:table-cell table:style-name="ce17" table:formula="of:=AVERAGE([.F28:.F37])" office:value-type="percentage" office:value="0.04058" calcext:value-type="percentage">
            <text:p>4.06%</text:p>
          </table:table-cell>
          <table:table-cell table:style-name="ce17" table:formula="of:=AVERAGE([.G28:.G37])" office:value-type="percentage" office:value="0.03333" calcext:value-type="percentage">
            <text:p>3.33%</text:p>
          </table:table-cell>
          <table:table-cell table:style-name="ce17" table:formula="of:=AVERAGE([.H28:.H37])" office:value-type="percentage" office:value="0.03132" calcext:value-type="percentage">
            <text:p>3.13%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1</text:p>
          </table:table-cell>
          <table:table-cell office:value-type="percentage" office:value="0.3473" calcext:value-type="percentage">
            <text:p>34.73%</text:p>
          </table:table-cell>
          <table:table-cell office:value-type="percentage" office:value="0.3677" calcext:value-type="percentage">
            <text:p>36.77%</text:p>
          </table:table-cell>
          <table:table-cell table:style-name="ce16" office:value-type="percentage" office:value="0.309" calcext:value-type="percentage">
            <text:p>30.90%</text:p>
          </table:table-cell>
          <table:table-cell office:value-type="percentage" office:value="0.2121" calcext:value-type="percentage">
            <text:p>21.21%</text:p>
          </table:table-cell>
          <table:table-cell office:value-type="percentage" office:value="0.2627" calcext:value-type="percentage">
            <text:p>26.27%</text:p>
          </table:table-cell>
          <table:table-cell office:value-type="percentage" office:value="0.3228" calcext:value-type="percentage">
            <text:p>32.28%</text:p>
          </table:table-cell>
          <table:table-cell office:value-type="percentage" office:value="0.2924" calcext:value-type="percentage">
            <text:p>29.2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2</text:p>
          </table:table-cell>
          <table:table-cell office:value-type="percentage" office:value="0.3518" calcext:value-type="percentage">
            <text:p>35.18%</text:p>
          </table:table-cell>
          <table:table-cell office:value-type="percentage" office:value="0.3646" calcext:value-type="percentage">
            <text:p>36.46%</text:p>
          </table:table-cell>
          <table:table-cell table:style-name="ce16" office:value-type="percentage" office:value="0.3489" calcext:value-type="percentage">
            <text:p>34.89%</text:p>
          </table:table-cell>
          <table:table-cell office:value-type="percentage" office:value="0.1509" calcext:value-type="percentage">
            <text:p>15.09%</text:p>
          </table:table-cell>
          <table:table-cell office:value-type="percentage" office:value="0.1501" calcext:value-type="percentage">
            <text:p>15.01%</text:p>
          </table:table-cell>
          <table:table-cell office:value-type="percentage" office:value="0.1922" calcext:value-type="percentage">
            <text:p>19.22%</text:p>
          </table:table-cell>
          <table:table-cell office:value-type="percentage" office:value="0.2116" calcext:value-type="percentage">
            <text:p>21.1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3</text:p>
          </table:table-cell>
          <table:table-cell office:value-type="percentage" office:value="0.3469" calcext:value-type="percentage">
            <text:p>34.69%</text:p>
          </table:table-cell>
          <table:table-cell office:value-type="percentage" office:value="0.3625" calcext:value-type="percentage">
            <text:p>36.25%</text:p>
          </table:table-cell>
          <table:table-cell table:style-name="ce16" office:value-type="percentage" office:value="0.3139" calcext:value-type="percentage">
            <text:p>31.39%</text:p>
          </table:table-cell>
          <table:table-cell office:value-type="percentage" office:value="0.2181" calcext:value-type="percentage">
            <text:p>21.81%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513" calcext:value-type="percentage">
            <text:p>25.13%</text:p>
          </table:table-cell>
          <table:table-cell office:value-type="percentage" office:value="0.2824" calcext:value-type="percentage">
            <text:p>28.2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4</text:p>
          </table:table-cell>
          <table:table-cell office:value-type="percentage" office:value="0.3473" calcext:value-type="percentage">
            <text:p>34.73%</text:p>
          </table:table-cell>
          <table:table-cell office:value-type="percentage" office:value="0.3754" calcext:value-type="percentage">
            <text:p>37.54%</text:p>
          </table:table-cell>
          <table:table-cell table:style-name="ce16" office:value-type="percentage" office:value="0.3054" calcext:value-type="percentage">
            <text:p>30.54%</text:p>
          </table:table-cell>
          <table:table-cell office:value-type="percentage" office:value="0.1918" calcext:value-type="percentage">
            <text:p>19.18%</text:p>
          </table:table-cell>
          <table:table-cell office:value-type="percentage" office:value="0.1966" calcext:value-type="percentage">
            <text:p>19.66%</text:p>
          </table:table-cell>
          <table:table-cell office:value-type="percentage" office:value="0.2181" calcext:value-type="percentage">
            <text:p>21.81%</text:p>
          </table:table-cell>
          <table:table-cell office:value-type="percentage" office:value="0.2713" calcext:value-type="percentage">
            <text:p>27.1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5</text:p>
          </table:table-cell>
          <table:table-cell office:value-type="percentage" office:value="0.3675" calcext:value-type="percentage">
            <text:p>36.75%</text:p>
          </table:table-cell>
          <table:table-cell office:value-type="percentage" office:value="0.3963" calcext:value-type="percentage">
            <text:p>39.63%</text:p>
          </table:table-cell>
          <table:table-cell table:style-name="ce16" office:value-type="percentage" office:value="0.2928" calcext:value-type="percentage">
            <text:p>29.28%</text:p>
          </table:table-cell>
          <table:table-cell office:value-type="percentage" office:value="0.1556" calcext:value-type="percentage">
            <text:p>15.56%</text:p>
          </table:table-cell>
          <table:table-cell office:value-type="percentage" office:value="0.1471" calcext:value-type="percentage">
            <text:p>14.71%</text:p>
          </table:table-cell>
          <table:table-cell office:value-type="percentage" office:value="0.252" calcext:value-type="percentage">
            <text:p>25.20%</text:p>
          </table:table-cell>
          <table:table-cell office:value-type="percentage" office:value="0.1747" calcext:value-type="percentage">
            <text:p>17.4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6</text:p>
          </table:table-cell>
          <table:table-cell office:value-type="percentage" office:value="0.3541" calcext:value-type="percentage">
            <text:p>35.41%</text:p>
          </table:table-cell>
          <table:table-cell office:value-type="percentage" office:value="0.3845" calcext:value-type="percentage">
            <text:p>38.45%</text:p>
          </table:table-cell>
          <table:table-cell table:style-name="ce16" office:value-type="percentage" office:value="0.2833" calcext:value-type="percentage">
            <text:p>28.33%</text:p>
          </table:table-cell>
          <table:table-cell office:value-type="percentage" office:value="0.1413" calcext:value-type="percentage">
            <text:p>14.13%</text:p>
          </table:table-cell>
          <table:table-cell office:value-type="percentage" office:value="0.1289" calcext:value-type="percentage">
            <text:p>12.89%</text:p>
          </table:table-cell>
          <table:table-cell office:value-type="percentage" office:value="0.1924" calcext:value-type="percentage">
            <text:p>19.24%</text:p>
          </table:table-cell>
          <table:table-cell office:value-type="percentage" office:value="0.2025" calcext:value-type="percentage">
            <text:p>20.2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7</text:p>
          </table:table-cell>
          <table:table-cell office:value-type="percentage" office:value="0.3657" calcext:value-type="percentage">
            <text:p>36.57%</text:p>
          </table:table-cell>
          <table:table-cell office:value-type="percentage" office:value="0.3798" calcext:value-type="percentage">
            <text:p>37.98%</text:p>
          </table:table-cell>
          <table:table-cell table:style-name="ce16" office:value-type="percentage" office:value="0.2662" calcext:value-type="percentage">
            <text:p>26.62%</text:p>
          </table:table-cell>
          <table:table-cell office:value-type="percentage" office:value="0.1997" calcext:value-type="percentage">
            <text:p>19.97%</text:p>
          </table:table-cell>
          <table:table-cell office:value-type="percentage" office:value="0.2504" calcext:value-type="percentage">
            <text:p>25.04%</text:p>
          </table:table-cell>
          <table:table-cell office:value-type="percentage" office:value="0.1911" calcext:value-type="percentage">
            <text:p>19.11%</text:p>
          </table:table-cell>
          <table:table-cell office:value-type="percentage" office:value="0.1966" calcext:value-type="percentage">
            <text:p>19.6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8</text:p>
          </table:table-cell>
          <table:table-cell office:value-type="percentage" office:value="0.3793" calcext:value-type="percentage">
            <text:p>37.93%</text:p>
          </table:table-cell>
          <table:table-cell office:value-type="percentage" office:value="0.4087" calcext:value-type="percentage">
            <text:p>40.87%</text:p>
          </table:table-cell>
          <table:table-cell table:style-name="ce16" office:value-type="percentage" office:value="0.3029" calcext:value-type="percentage">
            <text:p>30.29%</text:p>
          </table:table-cell>
          <table:table-cell office:value-type="percentage" office:value="0.2002" calcext:value-type="percentage">
            <text:p>20.02%</text:p>
          </table:table-cell>
          <table:table-cell office:value-type="percentage" office:value="0.2082" calcext:value-type="percentage">
            <text:p>20.82%</text:p>
          </table:table-cell>
          <table:table-cell office:value-type="percentage" office:value="0.2154" calcext:value-type="percentage">
            <text:p>21.54%</text:p>
          </table:table-cell>
          <table:table-cell office:value-type="percentage" office:value="0.2021" calcext:value-type="percentage">
            <text:p>20.2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9</text:p>
          </table:table-cell>
          <table:table-cell office:value-type="percentage" office:value="0.357" calcext:value-type="percentage">
            <text:p>35.70%</text:p>
          </table:table-cell>
          <table:table-cell office:value-type="percentage" office:value="0.3871" calcext:value-type="percentage">
            <text:p>38.71%</text:p>
          </table:table-cell>
          <table:table-cell table:style-name="ce16" office:value-type="percentage" office:value="0.2972" calcext:value-type="percentage">
            <text:p>29.72%</text:p>
          </table:table-cell>
          <table:table-cell office:value-type="percentage" office:value="0.1468" calcext:value-type="percentage">
            <text:p>14.68%</text:p>
          </table:table-cell>
          <table:table-cell office:value-type="percentage" office:value="0.2353" calcext:value-type="percentage">
            <text:p>23.53%</text:p>
          </table:table-cell>
          <table:table-cell office:value-type="percentage" office:value="0.1735" calcext:value-type="percentage">
            <text:p>17.35%</text:p>
          </table:table-cell>
          <table:table-cell office:value-type="percentage" office:value="0.1166" calcext:value-type="percentage">
            <text:p>11.6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ngo_10</text:p>
          </table:table-cell>
          <table:table-cell office:value-type="percentage" office:value="0.3638" calcext:value-type="percentage">
            <text:p>36.38%</text:p>
          </table:table-cell>
          <table:table-cell office:value-type="percentage" office:value="0.3669" calcext:value-type="percentage">
            <text:p>36.69%</text:p>
          </table:table-cell>
          <table:table-cell table:style-name="ce16" office:value-type="percentage" office:value="0.2961" calcext:value-type="percentage">
            <text:p>29.61%</text:p>
          </table:table-cell>
          <table:table-cell office:value-type="percentage" office:value="0.1429" calcext:value-type="percentage">
            <text:p>14.29%</text:p>
          </table:table-cell>
          <table:table-cell office:value-type="percentage" office:value="0.2121" calcext:value-type="percentage">
            <text:p>21.21%</text:p>
          </table:table-cell>
          <table:table-cell office:value-type="percentage" office:value="0.1604" calcext:value-type="percentage">
            <text:p>16.04%</text:p>
          </table:table-cell>
          <table:table-cell office:value-type="percentage" office:value="0.1711" calcext:value-type="percentage">
            <text:p>17.1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41:.B50])" office:value-type="percentage" office:value="0.35807" calcext:value-type="percentage">
            <text:p>35.81%</text:p>
          </table:table-cell>
          <table:table-cell table:style-name="ce17" table:formula="of:=AVERAGE([.C41:.C50])" office:value-type="percentage" office:value="0.37935" calcext:value-type="percentage">
            <text:p>37.94%</text:p>
          </table:table-cell>
          <table:table-cell table:style-name="ce17" table:formula="of:=AVERAGE([.D41:.D50])" office:value-type="percentage" office:value="0.30157" calcext:value-type="percentage">
            <text:p>30.16%</text:p>
          </table:table-cell>
          <table:table-cell table:style-name="ce17" table:formula="of:=AVERAGE([.E41:.E50])" office:value-type="percentage" office:value="0.17594" calcext:value-type="percentage">
            <text:p>17.59%</text:p>
          </table:table-cell>
          <table:table-cell table:style-name="ce17" table:formula="of:=AVERAGE([.F41:.F50])" office:value-type="percentage" office:value="0.19931" calcext:value-type="percentage">
            <text:p>19.93%</text:p>
          </table:table-cell>
          <table:table-cell table:style-name="ce17" table:formula="of:=AVERAGE([.G41:.G50])" office:value-type="percentage" office:value="0.21692" calcext:value-type="percentage">
            <text:p>21.69%</text:p>
          </table:table-cell>
          <table:table-cell table:style-name="ce17" table:formula="of:=AVERAGE([.H41:.H50])" office:value-type="percentage" office:value="0.21213" calcext:value-type="percentage">
            <text:p>21.21%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1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3244" calcext:value-type="percentage">
            <text:p>32.44%</text:p>
          </table:table-cell>
          <table:table-cell table:style-name="ce16" office:value-type="percentage" office:value="0.0857" calcext:value-type="percentage">
            <text:p>8.57%</text:p>
          </table:table-cell>
          <table:table-cell office:value-type="percentage" office:value="0.0401" calcext:value-type="percentage">
            <text:p>4.01%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0274" calcext:value-type="percentage">
            <text:p>2.74%</text:p>
          </table:table-cell>
          <table:table-cell office:value-type="percentage" office:value="0.0279" calcext:value-type="percentage">
            <text:p>2.7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2</text:p>
          </table:table-cell>
          <table:table-cell office:value-type="percentage" office:value="0.5908" calcext:value-type="percentage">
            <text:p>59.08%</text:p>
          </table:table-cell>
          <table:table-cell office:value-type="percentage" office:value="0.3361" calcext:value-type="percentage">
            <text:p>33.61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0433" calcext:value-type="percentage">
            <text:p>4.33%</text:p>
          </table:table-cell>
          <table:table-cell office:value-type="percentage" office:value="0.0333" calcext:value-type="percentage">
            <text:p>3.33%</text:p>
          </table:table-cell>
          <table:table-cell office:value-type="percentage" office:value="0.0305" calcext:value-type="percentage">
            <text:p>3.05%</text:p>
          </table:table-cell>
          <table:table-cell office:value-type="percentage" office:value="0.0274" calcext:value-type="percentage">
            <text:p>2.7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3</text:p>
          </table:table-cell>
          <table:table-cell office:value-type="percentage" office:value="0.6112" calcext:value-type="percentage">
            <text:p>61.12%</text:p>
          </table:table-cell>
          <table:table-cell office:value-type="percentage" office:value="0.3317" calcext:value-type="percentage">
            <text:p>33.17%</text:p>
          </table:table-cell>
          <table:table-cell table:style-name="ce16" office:value-type="percentage" office:value="0.0626" calcext:value-type="percentage">
            <text:p>6.26%</text:p>
          </table:table-cell>
          <table:table-cell office:value-type="percentage" office:value="0.0391" calcext:value-type="percentage">
            <text:p>3.91%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46" calcext:value-type="percentage">
            <text:p>2.4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4</text:p>
          </table:table-cell>
          <table:table-cell office:value-type="percentage" office:value="0.5828" calcext:value-type="percentage">
            <text:p>58.28%</text:p>
          </table:table-cell>
          <table:table-cell office:value-type="percentage" office:value="0.3452" calcext:value-type="percentage">
            <text:p>34.52%</text:p>
          </table:table-cell>
          <table:table-cell table:style-name="ce16" office:value-type="percentage" office:value="0.0856" calcext:value-type="percentage">
            <text:p>8.56%</text:p>
          </table:table-cell>
          <table:table-cell office:value-type="percentage" office:value="0.0519" calcext:value-type="percentage">
            <text:p>5.19%</text:p>
          </table:table-cell>
          <table:table-cell office:value-type="percentage" office:value="0.0412" calcext:value-type="percentage">
            <text:p>4.12%</text:p>
          </table:table-cell>
          <table:table-cell office:value-type="percentage" office:value="0.0348" calcext:value-type="percentage">
            <text:p>3.48%</text:p>
          </table:table-cell>
          <table:table-cell office:value-type="percentage" office:value="0.0305" calcext:value-type="percentage">
            <text:p>3.0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5</text:p>
          </table:table-cell>
          <table:table-cell office:value-type="percentage" office:value="0.6085" calcext:value-type="percentage">
            <text:p>60.85%</text:p>
          </table:table-cell>
          <table:table-cell office:value-type="percentage" office:value="0.3348" calcext:value-type="percentage">
            <text:p>33.48%</text:p>
          </table:table-cell>
          <table:table-cell table:style-name="ce16" office:value-type="percentage" office:value="0.0726" calcext:value-type="percentage">
            <text:p>7.26%</text:p>
          </table:table-cell>
          <table:table-cell office:value-type="percentage" office:value="0.0417" calcext:value-type="percentage">
            <text:p>4.17%</text:p>
          </table:table-cell>
          <table:table-cell office:value-type="percentage" office:value="0.0326" calcext:value-type="percentage">
            <text:p>3.26%</text:p>
          </table:table-cell>
          <table:table-cell office:value-type="percentage" office:value="0.0264" calcext:value-type="percentage">
            <text:p>2.64%</text:p>
          </table:table-cell>
          <table:table-cell office:value-type="percentage" office:value="0.0251" calcext:value-type="percentage">
            <text:p>2.5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6</text:p>
          </table:table-cell>
          <table:table-cell office:value-type="percentage" office:value="0.5934" calcext:value-type="percentage">
            <text:p>59.34%</text:p>
          </table:table-cell>
          <table:table-cell office:value-type="percentage" office:value="0.3476" calcext:value-type="percentage">
            <text:p>34.76%</text:p>
          </table:table-cell>
          <table:table-cell table:style-name="ce16" office:value-type="percentage" office:value="0.0614" calcext:value-type="percentage">
            <text:p>6.14%</text:p>
          </table:table-cell>
          <table:table-cell office:value-type="percentage" office:value="0.032" calcext:value-type="percentage">
            <text:p>3.20%</text:p>
          </table:table-cell>
          <table:table-cell office:value-type="percentage" office:value="0.0247" calcext:value-type="percentage">
            <text:p>2.47%</text:p>
          </table:table-cell>
          <table:table-cell office:value-type="percentage" office:value="0.0205" calcext:value-type="percentage">
            <text:p>2.05%</text:p>
          </table:table-cell>
          <table:table-cell office:value-type="percentage" office:value="0.0204" calcext:value-type="percentage">
            <text:p>2.0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7</text:p>
          </table:table-cell>
          <table:table-cell office:value-type="percentage" office:value="0.6112" calcext:value-type="percentage">
            <text:p>61.12%</text:p>
          </table:table-cell>
          <table:table-cell office:value-type="percentage" office:value="0.3784" calcext:value-type="percentage">
            <text:p>37.84%</text:p>
          </table:table-cell>
          <table:table-cell table:style-name="ce16" office:value-type="percentage" office:value="0.0758" calcext:value-type="percentage">
            <text:p>7.58%</text:p>
          </table:table-cell>
          <table:table-cell office:value-type="percentage" office:value="0.0392" calcext:value-type="percentage">
            <text:p>3.92%</text:p>
          </table:table-cell>
          <table:table-cell office:value-type="percentage" office:value="0.0256" calcext:value-type="percentage">
            <text:p>2.56%</text:p>
          </table:table-cell>
          <table:table-cell office:value-type="percentage" office:value="0.0221" calcext:value-type="percentage">
            <text:p>2.21%</text:p>
          </table:table-cell>
          <table:table-cell office:value-type="percentage" office:value="0.0213" calcext:value-type="percentage">
            <text:p>2.1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8</text:p>
          </table:table-cell>
          <table:table-cell office:value-type="percentage" office:value="0.6324" calcext:value-type="percentage">
            <text:p>63.24%</text:p>
          </table:table-cell>
          <table:table-cell office:value-type="percentage" office:value="0.3246" calcext:value-type="percentage">
            <text:p>32.46%</text:p>
          </table:table-cell>
          <table:table-cell table:style-name="ce16" office:value-type="percentage" office:value="0.0805" calcext:value-type="percentage">
            <text:p>8.05%</text:p>
          </table:table-cell>
          <table:table-cell office:value-type="percentage" office:value="0.0508" calcext:value-type="percentage">
            <text:p>5.08%</text:p>
          </table:table-cell>
          <table:table-cell office:value-type="percentage" office:value="0.0424" calcext:value-type="percentage">
            <text:p>4.24%</text:p>
          </table:table-cell>
          <table:table-cell office:value-type="percentage" office:value="0.0378" calcext:value-type="percentage">
            <text:p>3.78%</text:p>
          </table:table-cell>
          <table:table-cell office:value-type="percentage" office:value="0.0357" calcext:value-type="percentage">
            <text:p>3.5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9</text:p>
          </table:table-cell>
          <table:table-cell office:value-type="percentage" office:value="0.6103" calcext:value-type="percentage">
            <text:p>61.03%</text:p>
          </table:table-cell>
          <table:table-cell office:value-type="percentage" office:value="0.2357" calcext:value-type="percentage">
            <text:p>23.57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384" calcext:value-type="percentage">
            <text:p>3.84%</text:p>
          </table:table-cell>
          <table:table-cell office:value-type="percentage" office:value="0.0341" calcext:value-type="percentage">
            <text:p>3.41%</text:p>
          </table:table-cell>
          <table:table-cell office:value-type="percentage" office:value="0.0298" calcext:value-type="percentage">
            <text:p>2.98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bia_10</text:p>
          </table:table-cell>
          <table:table-cell office:value-type="percentage" office:value="0.6213" calcext:value-type="percentage">
            <text:p>62.13%</text:p>
          </table:table-cell>
          <table:table-cell office:value-type="percentage" office:value="0.2705" calcext:value-type="percentage">
            <text:p>27.05%</text:p>
          </table:table-cell>
          <table:table-cell table:style-name="ce16" office:value-type="percentage" office:value="0.0799" calcext:value-type="percentage">
            <text:p>7.99%</text:p>
          </table:table-cell>
          <table:table-cell office:value-type="percentage" office:value="0.0487" calcext:value-type="percentage">
            <text:p>4.87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0377" calcext:value-type="percentage">
            <text:p>3.77%</text:p>
          </table:table-cell>
          <table:table-cell office:value-type="percentage" office:value="0.0381" calcext:value-type="percentage">
            <text:p>3.81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54:.B63])" office:value-type="percentage" office:value="0.60686" calcext:value-type="percentage">
            <text:p>60.69%</text:p>
          </table:table-cell>
          <table:table-cell table:style-name="ce17" table:formula="of:=AVERAGE([.C54:.C63])" office:value-type="percentage" office:value="0.3229" calcext:value-type="percentage">
            <text:p>32.29%</text:p>
          </table:table-cell>
          <table:table-cell table:style-name="ce17" table:formula="of:=AVERAGE([.D54:.D63])" office:value-type="percentage" office:value="0.07615" calcext:value-type="percentage">
            <text:p>7.62%</text:p>
          </table:table-cell>
          <table:table-cell table:style-name="ce17" table:formula="of:=AVERAGE([.E54:.E63])" office:value-type="percentage" office:value="0.04348" calcext:value-type="percentage">
            <text:p>4.35%</text:p>
          </table:table-cell>
          <table:table-cell table:style-name="ce17" table:formula="of:=AVERAGE([.F54:.F63])" office:value-type="percentage" office:value="0.03396" calcext:value-type="percentage">
            <text:p>3.40%</text:p>
          </table:table-cell>
          <table:table-cell table:style-name="ce17" table:formula="of:=AVERAGE([.G54:.G63])" office:value-type="percentage" office:value="0.02963" calcext:value-type="percentage">
            <text:p>2.96%</text:p>
          </table:table-cell>
          <table:table-cell table:style-name="ce17" table:formula="of:=AVERAGE([.H54:.H63])" office:value-type="percentage" office:value="0.02808" calcext:value-type="percentage">
            <text:p>2.81%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1</text:p>
          </table:table-cell>
          <table:table-cell office:value-type="percentage" office:value="0.5474" calcext:value-type="percentage">
            <text:p>54.74%</text:p>
          </table:table-cell>
          <table:table-cell office:value-type="percentage" office:value="0.4107" calcext:value-type="percentage">
            <text:p>41.07%</text:p>
          </table:table-cell>
          <table:table-cell table:style-name="ce16" office:value-type="percentage" office:value="0.0857" calcext:value-type="percentage">
            <text:p>8.57%</text:p>
          </table:table-cell>
          <table:table-cell office:value-type="percentage" office:value="0.1057" calcext:value-type="percentage">
            <text:p>10.57%</text:p>
          </table:table-cell>
          <table:table-cell office:value-type="percentage" office:value="0.0855" calcext:value-type="percentage">
            <text:p>8.55%</text:p>
          </table:table-cell>
          <table:table-cell office:value-type="percentage" office:value="0.0736" calcext:value-type="percentage">
            <text:p>7.36%</text:p>
          </table:table-cell>
          <table:table-cell office:value-type="percentage" office:value="0.0709" calcext:value-type="percentage">
            <text:p>7.0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2</text:p>
          </table:table-cell>
          <table:table-cell office:value-type="percentage" office:value="0.5571" calcext:value-type="percentage">
            <text:p>55.71%</text:p>
          </table:table-cell>
          <table:table-cell office:value-type="percentage" office:value="0.4321" calcext:value-type="percentage">
            <text:p>43.21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827" calcext:value-type="percentage">
            <text:p>8.27%</text:p>
          </table:table-cell>
          <table:table-cell office:value-type="percentage" office:value="0.0722" calcext:value-type="percentage">
            <text:p>7.22%</text:p>
          </table:table-cell>
          <table:table-cell office:value-type="percentage" office:value="0.0673" calcext:value-type="percentage">
            <text:p>6.7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3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4119" calcext:value-type="percentage">
            <text:p>41.19%</text:p>
          </table:table-cell>
          <table:table-cell table:style-name="ce16" office:value-type="percentage" office:value="0.0626" calcext:value-type="percentage">
            <text:p>6.26%</text:p>
          </table:table-cell>
          <table:table-cell office:value-type="percentage" office:value="0.0993" calcext:value-type="percentage">
            <text:p>9.93%</text:p>
          </table:table-cell>
          <table:table-cell office:value-type="percentage" office:value="0.0921" calcext:value-type="percentage">
            <text:p>9.21%</text:p>
          </table:table-cell>
          <table:table-cell office:value-type="percentage" office:value="0.0792" calcext:value-type="percentage">
            <text:p>7.92%</text:p>
          </table:table-cell>
          <table:table-cell office:value-type="percentage" office:value="0.0741" calcext:value-type="percentage">
            <text:p>7.4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4</text:p>
          </table:table-cell>
          <table:table-cell office:value-type="percentage" office:value="0.5651" calcext:value-type="percentage">
            <text:p>56.51%</text:p>
          </table:table-cell>
          <table:table-cell office:value-type="percentage" office:value="0.397" calcext:value-type="percentage">
            <text:p>39.70%</text:p>
          </table:table-cell>
          <table:table-cell table:style-name="ce16" office:value-type="percentage" office:value="0.0856" calcext:value-type="percentage">
            <text:p>8.56%</text:p>
          </table:table-cell>
          <table:table-cell office:value-type="percentage" office:value="0.0938" calcext:value-type="percentage">
            <text:p>9.38%</text:p>
          </table:table-cell>
          <table:table-cell office:value-type="percentage" office:value="0.0841" calcext:value-type="percentage">
            <text:p>8.41%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672" calcext:value-type="percentage">
            <text:p>6.7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5</text:p>
          </table:table-cell>
          <table:table-cell office:value-type="percentage" office:value="0.5669" calcext:value-type="percentage">
            <text:p>56.69%</text:p>
          </table:table-cell>
          <table:table-cell office:value-type="percentage" office:value="0.3959" calcext:value-type="percentage">
            <text:p>39.59%</text:p>
          </table:table-cell>
          <table:table-cell table:style-name="ce16" office:value-type="percentage" office:value="0.0726" calcext:value-type="percentage">
            <text:p>7.26%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599" calcext:value-type="percentage">
            <text:p>5.99%</text:p>
          </table:table-cell>
          <table:table-cell office:value-type="percentage" office:value="0.0573" calcext:value-type="percentage">
            <text:p>5.7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6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3823" calcext:value-type="percentage">
            <text:p>38.23%</text:p>
          </table:table-cell>
          <table:table-cell table:style-name="ce16" office:value-type="percentage" office:value="0.0614" calcext:value-type="percentage">
            <text:p>6.14%</text:p>
          </table:table-cell>
          <table:table-cell office:value-type="percentage" office:value="0.0883" calcext:value-type="percentage">
            <text:p>8.83%</text:p>
          </table:table-cell>
          <table:table-cell office:value-type="percentage" office:value="0.0708" calcext:value-type="percentage">
            <text:p>7.08%</text:p>
          </table:table-cell>
          <table:table-cell office:value-type="percentage" office:value="0.0628" calcext:value-type="percentage">
            <text:p>6.28%</text:p>
          </table:table-cell>
          <table:table-cell office:value-type="percentage" office:value="0.0586" calcext:value-type="percentage">
            <text:p>5.8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7</text:p>
          </table:table-cell>
          <table:table-cell office:value-type="percentage" office:value="0.5731" calcext:value-type="percentage">
            <text:p>57.31%</text:p>
          </table:table-cell>
          <table:table-cell office:value-type="percentage" office:value="0.417" calcext:value-type="percentage">
            <text:p>41.70%</text:p>
          </table:table-cell>
          <table:table-cell table:style-name="ce16" office:value-type="percentage" office:value="0.0758" calcext:value-type="percentage">
            <text:p>7.58%</text:p>
          </table:table-cell>
          <table:table-cell office:value-type="percentage" office:value="0.0737" calcext:value-type="percentage">
            <text:p>7.37%</text:p>
          </table:table-cell>
          <table:table-cell office:value-type="percentage" office:value="0.0671" calcext:value-type="percentage">
            <text:p>6.71%</text:p>
          </table:table-cell>
          <table:table-cell office:value-type="percentage" office:value="0.0624" calcext:value-type="percentage">
            <text:p>6.24%</text:p>
          </table:table-cell>
          <table:table-cell office:value-type="percentage" office:value="0.0604" calcext:value-type="percentage">
            <text:p>6.0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8</text:p>
          </table:table-cell>
          <table:table-cell office:value-type="percentage" office:value="0.5571" calcext:value-type="percentage">
            <text:p>55.71%</text:p>
          </table:table-cell>
          <table:table-cell office:value-type="percentage" office:value="0.3853" calcext:value-type="percentage">
            <text:p>38.53%</text:p>
          </table:table-cell>
          <table:table-cell table:style-name="ce16" office:value-type="percentage" office:value="0.0805" calcext:value-type="percentage">
            <text:p>8.05%</text:p>
          </table:table-cell>
          <table:table-cell office:value-type="percentage" office:value="0.0746" calcext:value-type="percentage">
            <text:p>7.46%</text:p>
          </table:table-cell>
          <table:table-cell office:value-type="percentage" office:value="0.0686" calcext:value-type="percentage">
            <text:p>6.86%</text:p>
          </table:table-cell>
          <table:table-cell office:value-type="percentage" office:value="0.0664" calcext:value-type="percentage">
            <text:p>6.64%</text:p>
          </table:table-cell>
          <table:table-cell office:value-type="percentage" office:value="0.0611" calcext:value-type="percentage">
            <text:p>6.11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9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3908" calcext:value-type="percentage">
            <text:p>39.08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1212" calcext:value-type="percentage">
            <text:p>12.12%</text:p>
          </table:table-cell>
          <table:table-cell office:value-type="percentage" office:value="0.074" calcext:value-type="percentage">
            <text:p>7.40%</text:p>
          </table:table-cell>
          <table:table-cell office:value-type="percentage" office:value="0.0659" calcext:value-type="percentage">
            <text:p>6.59%</text:p>
          </table:table-cell>
          <table:table-cell office:value-type="percentage" office:value="0.0577" calcext:value-type="percentage">
            <text:p>5.7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valbard_10</text:p>
          </table:table-cell>
          <table:table-cell office:value-type="percentage" office:value="0.527" calcext:value-type="percentage">
            <text:p>52.70%</text:p>
          </table:table-cell>
          <table:table-cell office:value-type="percentage" office:value="0.4231" calcext:value-type="percentage">
            <text:p>42.31%</text:p>
          </table:table-cell>
          <table:table-cell table:style-name="ce16" office:value-type="percentage" office:value="0.0799" calcext:value-type="percentage">
            <text:p>7.99%</text:p>
          </table:table-cell>
          <table:table-cell office:value-type="percentage" office:value="0.1224" calcext:value-type="percentage">
            <text:p>12.24%</text:p>
          </table:table-cell>
          <table:table-cell office:value-type="percentage" office:value="0.0793" calcext:value-type="percentage">
            <text:p>7.93%</text:p>
          </table:table-cell>
          <table:table-cell office:value-type="percentage" office:value="0.0735" calcext:value-type="percentage">
            <text:p>7.35%</text:p>
          </table:table-cell>
          <table:table-cell office:value-type="percentage" office:value="0.0695" calcext:value-type="percentage">
            <text:p>6.95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67:.B76])" office:value-type="percentage" office:value="0.55607" calcext:value-type="percentage">
            <text:p>55.61%</text:p>
          </table:table-cell>
          <table:table-cell table:style-name="ce17" table:formula="of:=AVERAGE([.C67:.C76])" office:value-type="percentage" office:value="0.40461" calcext:value-type="percentage">
            <text:p>40.46%</text:p>
          </table:table-cell>
          <table:table-cell table:style-name="ce17" table:formula="of:=AVERAGE([.D67:.D76])" office:value-type="percentage" office:value="0.07615" calcext:value-type="percentage">
            <text:p>7.62%</text:p>
          </table:table-cell>
          <table:table-cell table:style-name="ce17" table:formula="of:=AVERAGE([.E67:.E76])" office:value-type="percentage" office:value="0.0965" calcext:value-type="percentage">
            <text:p>9.65%</text:p>
          </table:table-cell>
          <table:table-cell table:style-name="ce17" table:formula="of:=AVERAGE([.F67:.F76])" office:value-type="percentage" office:value="0.07742" calcext:value-type="percentage">
            <text:p>7.74%</text:p>
          </table:table-cell>
          <table:table-cell table:style-name="ce17" table:formula="of:=AVERAGE([.G67:.G76])" office:value-type="percentage" office:value="0.06919" calcext:value-type="percentage">
            <text:p>6.92%</text:p>
          </table:table-cell>
          <table:table-cell table:style-name="ce17" table:formula="of:=AVERAGE([.H67:.H76])" office:value-type="percentage" office:value="0.06441" calcext:value-type="percentage">
            <text:p>6.44%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BF(2)</text:p>
          </table:table-cell>
          <table:table-cell office:value-type="string" calcext:value-type="string">
            <text:p>RBF(5)</text:p>
          </table:table-cell>
          <table:table-cell office:value-type="string" calcext:value-type="string">
            <text:p>RBF(10)</text:p>
          </table:table-cell>
          <table:table-cell office:value-type="string" calcext:value-type="string">
            <text:p>RBF(15)</text:p>
          </table:table-cell>
          <table:table-cell office:value-type="string" calcext:value-type="string">
            <text:p>RBF(20)</text:p>
          </table:table-cell>
          <table:table-cell office:value-type="string" calcext:value-type="string">
            <text:p>RBF(25)</text:p>
          </table:table-cell>
          <table:table-cell office:value-type="string" calcext:value-type="string">
            <text:p>RBF(3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1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4098" calcext:value-type="percentage">
            <text:p>40.98%</text:p>
          </table:table-cell>
          <table:table-cell table:style-name="ce16" office:value-type="percentage" office:value="0.0857" calcext:value-type="percentage">
            <text:p>8.57%</text:p>
          </table:table-cell>
          <table:table-cell office:value-type="percentage" office:value="0.0476" calcext:value-type="percentage">
            <text:p>4.76%</text:p>
          </table:table-cell>
          <table:table-cell office:value-type="percentage" office:value="0.0693" calcext:value-type="percentage">
            <text:p>6.93%</text:p>
          </table:table-cell>
          <table:table-cell office:value-type="percentage" office:value="0.0625" calcext:value-type="percentage">
            <text:p>6.25%</text:p>
          </table:table-cell>
          <table:table-cell office:value-type="percentage" office:value="0.0714" calcext:value-type="percentage">
            <text:p>7.1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2</text:p>
          </table:table-cell>
          <table:table-cell office:value-type="percentage" office:value="0.5615" calcext:value-type="percentage">
            <text:p>56.15%</text:p>
          </table:table-cell>
          <table:table-cell office:value-type="percentage" office:value="0.4055" calcext:value-type="percentage">
            <text:p>40.55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0486" calcext:value-type="percentage">
            <text:p>4.86%</text:p>
          </table:table-cell>
          <table:table-cell office:value-type="percentage" office:value="0.1114" calcext:value-type="percentage">
            <text:p>11.14%</text:p>
          </table:table-cell>
          <table:table-cell office:value-type="percentage" office:value="0.0388" calcext:value-type="percentage">
            <text:p>3.88%</text:p>
          </table:table-cell>
          <table:table-cell office:value-type="percentage" office:value="0.0484" calcext:value-type="percentage">
            <text:p>4.8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3</text:p>
          </table:table-cell>
          <table:table-cell office:value-type="percentage" office:value="0.5416" calcext:value-type="percentage">
            <text:p>54.16%</text:p>
          </table:table-cell>
          <table:table-cell office:value-type="percentage" office:value="0.4397" calcext:value-type="percentage">
            <text:p>43.97%</text:p>
          </table:table-cell>
          <table:table-cell table:style-name="ce16" office:value-type="percentage" office:value="0.0626" calcext:value-type="percentage">
            <text:p>6.26%</text:p>
          </table:table-cell>
          <table:table-cell office:value-type="percentage" office:value="0.1065" calcext:value-type="percentage">
            <text:p>10.65%</text:p>
          </table:table-cell>
          <table:table-cell office:value-type="percentage" office:value="0.1054" calcext:value-type="percentage">
            <text:p>10.54%</text:p>
          </table:table-cell>
          <table:table-cell office:value-type="percentage" office:value="0.0648" calcext:value-type="percentage">
            <text:p>6.48%</text:p>
          </table:table-cell>
          <table:table-cell office:value-type="percentage" office:value="0.0917" calcext:value-type="percentage">
            <text:p>9.17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4</text:p>
          </table:table-cell>
          <table:table-cell office:value-type="percentage" office:value="0.5509" calcext:value-type="percentage">
            <text:p>55.09%</text:p>
          </table:table-cell>
          <table:table-cell office:value-type="percentage" office:value="0.4893" calcext:value-type="percentage">
            <text:p>48.93%</text:p>
          </table:table-cell>
          <table:table-cell table:style-name="ce16" office:value-type="percentage" office:value="0.0856" calcext:value-type="percentage">
            <text:p>8.56%</text:p>
          </table:table-cell>
          <table:table-cell office:value-type="percentage" office:value="0.1399" calcext:value-type="percentage">
            <text:p>13.99%</text:p>
          </table:table-cell>
          <table:table-cell office:value-type="percentage" office:value="0.0493" calcext:value-type="percentage">
            <text:p>4.93%</text:p>
          </table:table-cell>
          <table:table-cell office:value-type="percentage" office:value="0.0804" calcext:value-type="percentage">
            <text:p>8.04%</text:p>
          </table:table-cell>
          <table:table-cell office:value-type="percentage" office:value="0.1299" calcext:value-type="percentage">
            <text:p>12.99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5</text:p>
          </table:table-cell>
          <table:table-cell office:value-type="percentage" office:value="0.5371" calcext:value-type="percentage">
            <text:p>53.71%</text:p>
          </table:table-cell>
          <table:table-cell office:value-type="percentage" office:value="0.4431" calcext:value-type="percentage">
            <text:p>44.31%</text:p>
          </table:table-cell>
          <table:table-cell table:style-name="ce16" office:value-type="percentage" office:value="0.0726" calcext:value-type="percentage">
            <text:p>7.26%</text:p>
          </table:table-cell>
          <table:table-cell office:value-type="percentage" office:value="0.0561" calcext:value-type="percentage">
            <text:p>5.61%</text:p>
          </table:table-cell>
          <table:table-cell office:value-type="percentage" office:value="0.1037" calcext:value-type="percentage">
            <text:p>10.37%</text:p>
          </table:table-cell>
          <table:table-cell office:value-type="percentage" office:value="0.0896" calcext:value-type="percentage">
            <text:p>8.96%</text:p>
          </table:table-cell>
          <table:table-cell office:value-type="percentage" office:value="0.0994" calcext:value-type="percentage">
            <text:p>9.94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6</text:p>
          </table:table-cell>
          <table:table-cell office:value-type="percentage" office:value="0.5722" calcext:value-type="percentage">
            <text:p>57.22%</text:p>
          </table:table-cell>
          <table:table-cell office:value-type="percentage" office:value="0.4698" calcext:value-type="percentage">
            <text:p>46.98%</text:p>
          </table:table-cell>
          <table:table-cell table:style-name="ce16" office:value-type="percentage" office:value="0.0614" calcext:value-type="percentage">
            <text:p>6.14%</text:p>
          </table:table-cell>
          <table:table-cell office:value-type="percentage" office:value="0.0695" calcext:value-type="percentage">
            <text:p>6.95%</text:p>
          </table:table-cell>
          <table:table-cell office:value-type="percentage" office:value="0.0678" calcext:value-type="percentage">
            <text:p>6.78%</text:p>
          </table:table-cell>
          <table:table-cell office:value-type="percentage" office:value="0.0971" calcext:value-type="percentage">
            <text:p>9.71%</text:p>
          </table:table-cell>
          <table:table-cell office:value-type="percentage" office:value="0.0883" calcext:value-type="percentage">
            <text:p>8.8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7</text:p>
          </table:table-cell>
          <table:table-cell office:value-type="percentage" office:value="0.5532" calcext:value-type="percentage">
            <text:p>55.32%</text:p>
          </table:table-cell>
          <table:table-cell office:value-type="percentage" office:value="0.4504" calcext:value-type="percentage">
            <text:p>45.04%</text:p>
          </table:table-cell>
          <table:table-cell table:style-name="ce16" office:value-type="percentage" office:value="0.0758" calcext:value-type="percentage">
            <text:p>7.58%</text:p>
          </table:table-cell>
          <table:table-cell office:value-type="percentage" office:value="0.0559" calcext:value-type="percentage">
            <text:p>5.59%</text:p>
          </table:table-cell>
          <table:table-cell office:value-type="percentage" office:value="0.0499" calcext:value-type="percentage">
            <text:p>4.99%</text:p>
          </table:table-cell>
          <table:table-cell office:value-type="percentage" office:value="0.0469" calcext:value-type="percentage">
            <text:p>4.69%</text:p>
          </table:table-cell>
          <table:table-cell office:value-type="percentage" office:value="0.0642" calcext:value-type="percentage">
            <text:p>6.4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8</text:p>
          </table:table-cell>
          <table:table-cell office:value-type="percentage" office:value="0.5743" calcext:value-type="percentage">
            <text:p>57.43%</text:p>
          </table:table-cell>
          <table:table-cell office:value-type="percentage" office:value="0.461" calcext:value-type="percentage">
            <text:p>46.10%</text:p>
          </table:table-cell>
          <table:table-cell table:style-name="ce16" office:value-type="percentage" office:value="0.0805" calcext:value-type="percentage">
            <text:p>8.05%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567" calcext:value-type="percentage">
            <text:p>5.67%</text:p>
          </table:table-cell>
          <table:table-cell office:value-type="percentage" office:value="0.0579" calcext:value-type="percentage">
            <text:p>5.79%</text:p>
          </table:table-cell>
          <table:table-cell office:value-type="percentage" office:value="0.0773" calcext:value-type="percentage">
            <text:p>7.7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9</text:p>
          </table:table-cell>
          <table:table-cell office:value-type="percentage" office:value="0.5483" calcext:value-type="percentage">
            <text:p>54.83%</text:p>
          </table:table-cell>
          <table:table-cell office:value-type="percentage" office:value="0.4625" calcext:value-type="percentage">
            <text:p>46.25%</text:p>
          </table:table-cell>
          <table:table-cell table:style-name="ce16" office:value-type="percentage" office:value="0.0787" calcext:value-type="percentage">
            <text:p>7.87%</text:p>
          </table:table-cell>
          <table:table-cell office:value-type="percentage" office:value="0.0564" calcext:value-type="percentage">
            <text:p>5.64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438" calcext:value-type="percentage">
            <text:p>4.38%</text:p>
          </table:table-cell>
          <table:table-cell office:value-type="percentage" office:value="0.0555" calcext:value-type="percentage">
            <text:p>5.55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key_10</text:p>
          </table:table-cell>
          <table:table-cell office:value-type="percentage" office:value="0.5541" calcext:value-type="percentage">
            <text:p>55.41%</text:p>
          </table:table-cell>
          <table:table-cell office:value-type="percentage" office:value="0.4887" calcext:value-type="percentage">
            <text:p>48.87%</text:p>
          </table:table-cell>
          <table:table-cell table:style-name="ce16" office:value-type="percentage" office:value="0.0799" calcext:value-type="percentage">
            <text:p>7.99%</text:p>
          </table:table-cell>
          <table:table-cell office:value-type="percentage" office:value="0.0565" calcext:value-type="percentage">
            <text:p>5.65%</text:p>
          </table:table-cell>
          <table:table-cell office:value-type="percentage" office:value="0.0964" calcext:value-type="percentage">
            <text:p>9.64%</text:p>
          </table:table-cell>
          <table:table-cell office:value-type="percentage" office:value="0.0956" calcext:value-type="percentage">
            <text:p>9.56%</text:p>
          </table:table-cell>
          <table:table-cell office:value-type="percentage" office:value="0.0608" calcext:value-type="percentage">
            <text:p>6.08%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17" table:formula="of:=AVERAGE([.B79:.B88])" office:value-type="percentage" office:value="0.55624" calcext:value-type="percentage">
            <text:p>55.62%</text:p>
          </table:table-cell>
          <table:table-cell table:style-name="ce17" table:formula="of:=AVERAGE([.C79:.C88])" office:value-type="percentage" office:value="0.45198" calcext:value-type="percentage">
            <text:p>45.20%</text:p>
          </table:table-cell>
          <table:table-cell table:style-name="ce17" table:formula="of:=AVERAGE([.D79:.D88])" office:value-type="percentage" office:value="0.07615" calcext:value-type="percentage">
            <text:p>7.62%</text:p>
          </table:table-cell>
          <table:table-cell table:style-name="ce17" table:formula="of:=AVERAGE([.E79:.E88])" office:value-type="percentage" office:value="0.07" calcext:value-type="percentage">
            <text:p>7.00%</text:p>
          </table:table-cell>
          <table:table-cell table:style-name="ce17" table:formula="of:=AVERAGE([.F79:.F88])" office:value-type="percentage" office:value="0.07539" calcext:value-type="percentage">
            <text:p>7.54%</text:p>
          </table:table-cell>
          <table:table-cell table:style-name="ce17" table:formula="of:=AVERAGE([.G79:.G88])" office:value-type="percentage" office:value="0.06774" calcext:value-type="percentage">
            <text:p>6.77%</text:p>
          </table:table-cell>
          <table:table-cell table:style-name="ce17" table:formula="of:=AVERAGE([.H79:.H88])" office:value-type="percentage" office:value="0.07869" calcext:value-type="percentage">
            <text:p>7.87%</text:p>
          </table:table-cell>
          <table:table-cell table:number-columns-repeated="3"/>
        </table:table-row>
        <table:table-row table:style-name="ro2" table:number-rows-repeated="104848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Φύλλο11" table:style-name="ta1">
        <table:shapes>
          <draw:frame draw:z-index="0" draw:style-name="gr1" draw:text-style-name="P1" svg:width="6.2988in" svg:height="3.5429in" svg:x="3.5953in" svg:y="0.9953in">
            <draw:object draw:notify-on-update-of-ranges="Φύλλο11.C15:Φύλλο11.C15 Φύλλο11.C16:Φύλλο11.C20 Φύλλο11.D15:Φύλλο11.D15 Φύλλο11.D16:Φύλλο1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16384" table:default-cell-style-name="Default"/>
        <table:table-row table:style-name="ro2">
          <table:table-cell/>
          <table:table-cell office:value-type="string" calcext:value-type="string">
            <text:p>Nc=50</text:p>
          </table:table-cell>
          <table:table-cell office:value-type="string" calcext:value-type="string">
            <text:p>Nc=100</text:p>
          </table:table-cell>
          <table:table-cell office:value-type="string" calcext:value-type="string">
            <text:p>Nc=200</text:p>
          </table:table-cell>
          <table:table-cell office:value-type="string" calcext:value-type="string">
            <text:p>Nc=500</text:p>
          </table:table-cell>
          <table:table-cell office:value-type="string" calcext:value-type="string">
            <text:p>Nc=100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etown</text:p>
          </table:table-cell>
          <table:table-cell office:value-type="float" office:value="19.889" calcext:value-type="float">
            <text:p>19.889</text:p>
          </table:table-cell>
          <table:table-cell office:value-type="float" office:value="42.209" calcext:value-type="float">
            <text:p>42.209</text:p>
          </table:table-cell>
          <table:table-cell office:value-type="float" office:value="102.699" calcext:value-type="float">
            <text:p>102.699</text:p>
          </table:table-cell>
          <table:table-cell office:value-type="float" office:value="166.122" calcext:value-type="float">
            <text:p>166.122</text:p>
          </table:table-cell>
          <table:table-cell office:value-type="float" office:value="372.803" calcext:value-type="float">
            <text:p>372.8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22.32" calcext:value-type="float">
            <text:p>22.32</text:p>
          </table:table-cell>
          <table:table-cell office:value-type="float" office:value="32.979" calcext:value-type="float">
            <text:p>32.979</text:p>
          </table:table-cell>
          <table:table-cell office:value-type="float" office:value="67.897" calcext:value-type="float">
            <text:p>67.897</text:p>
          </table:table-cell>
          <table:table-cell office:value-type="float" office:value="261.429" calcext:value-type="float">
            <text:p>261.429</text:p>
          </table:table-cell>
          <table:table-cell office:value-type="float" office:value="429.818" calcext:value-type="float">
            <text:p>429.81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23.45" calcext:value-type="float">
            <text:p>23.45</text:p>
          </table:table-cell>
          <table:table-cell office:value-type="float" office:value="40.348" calcext:value-type="float">
            <text:p>40.348</text:p>
          </table:table-cell>
          <table:table-cell office:value-type="float" office:value="89.974" calcext:value-type="float">
            <text:p>89.974</text:p>
          </table:table-cell>
          <table:table-cell office:value-type="float" office:value="221.786" calcext:value-type="float">
            <text:p>221.786</text:p>
          </table:table-cell>
          <table:table-cell office:value-type="float" office:value="466.486" calcext:value-type="float">
            <text:p>466.48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ongo</text:p>
          </table:table-cell>
          <table:table-cell office:value-type="float" office:value="21.657" calcext:value-type="float">
            <text:p>21.657</text:p>
          </table:table-cell>
          <table:table-cell office:value-type="float" office:value="42.369" calcext:value-type="float">
            <text:p>42.369</text:p>
          </table:table-cell>
          <table:table-cell office:value-type="float" office:value="94.031" calcext:value-type="float">
            <text:p>94.031</text:p>
          </table:table-cell>
          <table:table-cell office:value-type="float" office:value="268.385" calcext:value-type="float">
            <text:p>268.385</text:p>
          </table:table-cell>
          <table:table-cell office:value-type="float" office:value="494.985" calcext:value-type="float">
            <text:p>494.9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abia</text:p>
          </table:table-cell>
          <table:table-cell office:value-type="float" office:value="18.6" calcext:value-type="float">
            <text:p>18.6</text:p>
          </table:table-cell>
          <table:table-cell office:value-type="float" office:value="41.678" calcext:value-type="float">
            <text:p>41.678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228.737" calcext:value-type="float">
            <text:p>228.737</text:p>
          </table:table-cell>
          <table:table-cell office:value-type="float" office:value="482.036" calcext:value-type="float">
            <text:p>482.03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valbard</text:p>
          </table:table-cell>
          <table:table-cell office:value-type="float" office:value="18.131" calcext:value-type="float">
            <text:p>18.131</text:p>
          </table:table-cell>
          <table:table-cell office:value-type="float" office:value="38.153" calcext:value-type="float">
            <text:p>38.153</text:p>
          </table:table-cell>
          <table:table-cell office:value-type="float" office:value="99.646" calcext:value-type="float">
            <text:p>99.646</text:p>
          </table:table-cell>
          <table:table-cell office:value-type="float" office:value="263.817" calcext:value-type="float">
            <text:p>263.817</text:p>
          </table:table-cell>
          <table:table-cell office:value-type="float" office:value="599.473" calcext:value-type="float">
            <text:p>599.4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1.718" calcext:value-type="float">
            <text:p>21.718</text:p>
          </table:table-cell>
          <table:table-cell office:value-type="float" office:value="33.772" calcext:value-type="float">
            <text:p>33.772</text:p>
          </table:table-cell>
          <table:table-cell office:value-type="float" office:value="93.553" calcext:value-type="float">
            <text:p>93.553</text:p>
          </table:table-cell>
          <table:table-cell office:value-type="float" office:value="252.741" calcext:value-type="float">
            <text:p>252.741</text:p>
          </table:table-cell>
          <table:table-cell office:value-type="float" office:value="430.321" calcext:value-type="float">
            <text:p>430.32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9" table:formula="of:=AVERAGE([.B2:.B8])" office:value-type="float" office:value="20.8235714285714" calcext:value-type="float">
            <text:p>20.8235714285714</text:p>
          </table:table-cell>
          <table:table-cell table:style-name="ce9" table:formula="of:=AVERAGE([.C2:.C8])" office:value-type="float" office:value="38.7868571428571" calcext:value-type="float">
            <text:p>38.7868571428571</text:p>
          </table:table-cell>
          <table:table-cell table:style-name="ce9" table:formula="of:=AVERAGE([.D2:.D8])" office:value-type="float" office:value="94.1051428571429" calcext:value-type="float">
            <text:p>94.1051428571429</text:p>
          </table:table-cell>
          <table:table-cell table:style-name="ce9" table:formula="of:=AVERAGE([.E2:.E8])" office:value-type="float" office:value="237.573857142857" calcext:value-type="float">
            <text:p>237.573857142857</text:p>
          </table:table-cell>
          <table:table-cell table:style-name="ce9" table:formula="of:=AVERAGE([.F2:.F8])" office:value-type="float" office:value="467.988857142857" calcext:value-type="float">
            <text:p>467.988857142857</text:p>
          </table:table-cell>
          <table:table-cell table:style-name="ce9"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TIME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0.82" calcext:value-type="float">
            <text:p>20.82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8.79" calcext:value-type="float">
            <text:p>38.79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94.11" calcext:value-type="float">
            <text:p>94.11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237.57" calcext:value-type="float">
            <text:p>237.57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67.99" calcext:value-type="float">
            <text:p>467.99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20:30:29.69024114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09:24:55.539065324</meta:creation-date>
    <dc:date>2026-01-28T20:31:36.463825683</dc:date>
    <meta:editing-duration>P1DT22H54M44S</meta:editing-duration>
    <meta:editing-cycles>394</meta:editing-cycles>
    <meta:generator>LibreOffice/24.2.7.2$Linux_X86_64 LibreOffice_project/420$Build-2</meta:generator>
    <meta:document-statistic meta:table-count="11" meta:cell-count="21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9cm" svg:y="0.315cm" chart:style-name="ch2">
          <text:p>AVERAGE EXECUTION TIME</text:p>
        </chart:title>
        <chart:legend chart:legend-position="end" svg:x="13.817cm" svg:y="4.212cm" style:legend-expansion="high" chart:style-name="ch3"/>
        <chart:plot-area chart:style-name="ch4" table:cell-range-address="Φύλλο11.C15:Φύλλο11.D20" chart:data-source-has-labels="both" svg:x="1.314cm" svg:y="1.28cm" svg:width="12.183cm" svg:height="6.576cm">
          <chart:coordinate-region svg:x="2.139cm" svg:y="1.468cm" svg:width="10.97cm" svg:height="5.763cm"/>
          <chart:axis chart:dimension="x" chart:name="primary-x" chart:style-name="ch5" chartooo:axis-type="auto">
            <chartooo:date-scale/>
            <chart:title svg:x="6.089cm" svg:y="8.037cm" chart:style-name="ch6">
              <text:p>CHROMOSOMES</text:p>
            </chart:title>
            <chart:categories table:cell-range-address="Φύλλο11.C16:Φύλλο11.C20"/>
          </chart:axis>
          <chart:axis chart:dimension="y" chart:name="primary-y" chart:style-name="ch5">
            <chart:title svg:x="0.451cm" svg:y="5.939cm" chart:style-name="ch7">
              <text:p>EXECUTION TIME</text:p>
            </chart:title>
            <chart:grid chart:style-name="ch8" chart:class="major"/>
          </chart:axis>
          <chart:series chart:style-name="ch9" chart:values-cell-range-address="Φύλλο11.D16:Φύλλο11.D20" chart:label-cell-address="Φύλλο11.D15:Φύλλο11.D1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Φύλλο11.D15:Φύλλο11.D15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Φύλλο11.C16:Φύλλο11.C20</svg:desc>
                </draw:g>
              </table:table-cell>
              <table:table-cell office:value-type="float" office:value="20.82">
                <text:p>20.82</text:p>
                <draw:g>
                  <svg:desc>Φύλλο11.D16:Φύλλο11.D2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8.79">
                <text:p>38.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4.11">
                <text:p>94.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37.57">
                <text:p>237.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67.99">
                <text:p>467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